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20000008947F2C56BA72F5759.bmp" manifest:media-type="image/bmp"/>
  <manifest:file-entry manifest:full-path="Pictures/10000000000000F20000008936A71A636FD5B9EB.bmp" manifest:media-type="image/bmp"/>
  <manifest:file-entry manifest:full-path="Pictures/10000000000000F2000000890C8F9A1D42522E21.bmp" manifest:media-type="image/bmp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Wingdings1" svg:font-family="Wingdings"/>
    <style:font-face style:name="Calibri1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solid" svg:stroke-width="0.008cm" svg:stroke-color="#c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4" style:family="graphic" style:parent-style-name="standard">
      <style:graphic-properties draw:stroke="none" draw:fill="none" draw:textarea-vertical-align="middle" fo:min-height="0.811cm" fo:min-width="2.54cm" fo:padding-top="0.071cm" fo:padding-bottom="0.071cm" fo:padding-left="0.071cm" fo:padding-right="0.071cm"/>
      <style:paragraph-properties style:writing-mode="lr-tb"/>
    </style:style>
    <style:style style:name="gr5" style:family="graphic" style:parent-style-name="standard">
      <style:graphic-properties draw:stroke="none" draw:fill="solid" draw:fill-color="#c05046" draw:shadow="hidden"/>
    </style:style>
    <style:style style:name="gr6" style:family="graphic" style:parent-style-name="standard">
      <style:graphic-properties draw:stroke="solid" svg:stroke-width="0.008cm" svg:stroke-color="#c05046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7" style:family="graphic" style:parent-style-name="standard">
      <style:graphic-properties draw:stroke="none" draw:fill="none" draw:textarea-vertical-align="middle" fo:min-height="0.572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9" style:family="graphic" style:parent-style-name="standard">
      <style:graphic-properties draw:stroke="none" draw:fill="solid" draw:fill-color="#000000" draw:shadow="hidden"/>
    </style:style>
    <style:style style:name="gr10" style:family="graphic" style:parent-style-name="standard">
      <style:graphic-properties draw:stroke="solid" svg:stroke-width="0.035cm" svg:stroke-color="#4672c4" draw:marker-end="Marker_5f_0" draw:marker-end-width="0.344cm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11" style:family="graphic" style:parent-style-name="standard">
      <style:graphic-properties draw:stroke="none" draw:fill="solid" draw:fill-color="#ffffff" draw:shadow="visible" draw:shadow-offset-x="0cm" draw:shadow-offset-y="0.159cm" draw:shadow-color="#000000" draw:shadow-opacity="100%"/>
    </style:style>
    <style:style style:name="gr12" style:family="graphic" style:parent-style-name="standard">
      <style:graphic-properties draw:stroke="none" draw:fill="none" draw:textarea-vertical-align="middle" fo:min-height="0.374cm" fo:min-width="2.54cm" fo:padding-top="0.071cm" fo:padding-bottom="0.071cm" fo:padding-left="0.071cm" fo:padding-right="0.071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0.334cm" fo:min-width="2.54cm" fo:padding-top="0.071cm" fo:padding-bottom="0.071cm" fo:padding-left="0.071cm" fo:padding-right="0.071cm"/>
      <style:paragraph-properties style:writing-mode="lr-tb"/>
    </style:style>
    <style:style style:name="gr14" style:family="graphic" style:parent-style-name="standard">
      <style:graphic-properties draw:stroke="dash" draw:stroke-dash="Dash_5f_0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5" style:family="graphic" style:parent-style-name="standard">
      <style:graphic-properties draw:stroke="none" draw:fill="solid" draw:fill-color="#d8d8d8" draw:shadow="hidden"/>
    </style:style>
    <style:style style:name="gr16" style:family="graphic" style:parent-style-name="standard">
      <style:graphic-properties draw:stroke="dash" draw:stroke-dash="Dash_5f_1" svg:stroke-width="0.035cm" svg:stroke-color="#4672c4" draw:marker-end="Marker_5f_0" draw:marker-end-width="0.344cm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17" style:family="graphic" style:parent-style-name="standard">
      <style:graphic-properties draw:stroke="solid" svg:stroke-width="0.035cm" svg:stroke-color="#4672c4" draw:marker-start="Marker_5f_0" draw:marker-start-width="0.344cm" draw:marker-end="Marker_5f_0" draw:marker-end-width="0.344cm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18" style:family="graphic" style:parent-style-name="standard">
      <style:graphic-properties draw:stroke="dash" draw:stroke-dash="Dash_5f_0" svg:stroke-width="0.035cm" svg:stroke-color="#4672c4" draw:marker-end="Marker_5f_0" draw:marker-end-width="0.344cm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19" style:family="graphic" style:parent-style-name="standard">
      <style:graphic-properties draw:stroke="none" draw:fill="none" draw:textarea-vertical-align="middle" fo:min-height="2.398cm" fo:min-width="2.54cm" fo:padding-top="0.071cm" fo:padding-bottom="0.071cm" fo:padding-left="0.071cm" fo:padding-right="0.071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0.493cm" fo:min-width="2.54cm" fo:padding-top="0.071cm" fo:padding-bottom="0.071cm" fo:padding-left="0.071cm" fo:padding-right="0.071cm"/>
      <style:paragraph-properties style:writing-mode="lr-tb"/>
    </style:style>
    <style:style style:name="gr21" style:family="graphic" style:parent-style-name="standard">
      <style:graphic-properties draw:stroke="solid" svg:stroke-width="0.053cm" svg:stroke-color="#000000" svg:stroke-opacity="100%" draw:stroke-linejoin="round" svg:stroke-linecap="round" draw:fill="none" fo:padding-top="0.151cm" fo:padding-bottom="0.151cm" fo:padding-left="0.276cm" fo:padding-right="0.276cm" draw:shadow="hidden"/>
    </style:style>
    <style:style style:name="gr22" style:family="graphic" style:parent-style-name="standard">
      <style:graphic-properties draw:stroke="none" draw:fill="none" draw:textarea-vertical-align="middle" fo:min-height="0.254cm" fo:min-width="2.54cm" fo:padding-top="0.141cm" fo:padding-bottom="0.141cm" fo:padding-left="0.141cm" fo:padding-right="0.141cm"/>
      <style:paragraph-properties style:writing-mode="lr-tb"/>
    </style:style>
    <style:style style:name="gr23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4" style:family="graphic" style:parent-style-name="standard">
      <style:graphic-properties draw:stroke="none" draw:fill="none" draw:textarea-vertical-align="middle" fo:min-height="0.255cm" fo:min-width="2.54cm" fo:padding-top="0.071cm" fo:padding-bottom="0.071cm" fo:padding-left="0.071cm" fo:padding-right="0.071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0.395cm" fo:min-width="2.54cm" fo:padding-top="0.141cm" fo:padding-bottom="0.141cm" fo:padding-left="0.141cm" fo:padding-right="0.141cm"/>
      <style:paragraph-properties style:writing-mode="lr-tb"/>
    </style:style>
    <style:style style:name="gr27" style:family="graphic" style:parent-style-name="standard">
      <style:graphic-properties draw:stroke="none" draw:fill="none" draw:textarea-vertical-align="top" fo:min-height="2.655cm" fo:min-width="2.54cm" fo:padding-top="0.141cm" fo:padding-bottom="0.141cm" fo:padding-left="0.141cm" fo:padding-right="0.141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0.372cm" fo:min-width="2.54cm" fo:padding-top="0.071cm" fo:padding-bottom="0.071cm" fo:padding-left="0.071cm" fo:padding-right="0.071cm"/>
      <style:paragraph-properties style:writing-mode="lr-tb"/>
    </style:style>
    <style:style style:name="gr29" style:family="graphic" style:parent-style-name="standard">
      <style:graphic-properties draw:stroke="none" draw:fill="hatch" draw:fill-color="#ffffff" draw:fill-hatch-name="Hatch_5f_0" draw:fill-hatch-solid="true" draw:opacity="100%" draw:shadow="hidden"/>
    </style:style>
    <style:style style:name="gr30" style:family="graphic" style:parent-style-name="standard">
      <style:graphic-properties draw:stroke="solid" svg:stroke-width="0.008cm" svg:stroke-color="#000000" draw:marker-start="Marker_5f_0" draw:marker-start-width="0.276cm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1" style:family="graphic" style:parent-style-name="standard">
      <style:graphic-properties draw:stroke="solid" svg:stroke-width="0.079cm" svg:stroke-color="#000000" draw:marker-end="Marker_5f_0" draw:marker-end-width="0.455cm" svg:stroke-opacity="100%" draw:stroke-linejoin="round" svg:stroke-linecap="round" draw:fill="none" fo:padding-top="0.164cm" fo:padding-bottom="0.164cm" fo:padding-left="0.289cm" fo:padding-right="0.289cm" draw:shadow="hidden"/>
    </style:style>
    <style:style style:name="gr32" style:family="graphic" style:parent-style-name="standard">
      <style:graphic-properties draw:stroke="none" draw:fill="none" draw:textarea-vertical-align="middle" fo:min-height="0.176cm" fo:min-width="2.54cm" fo:padding-top="0.071cm" fo:padding-bottom="0.071cm" fo:padding-left="0.071cm" fo:padding-right="0.071cm"/>
      <style:paragraph-properties style:writing-mode="lr-tb"/>
    </style:style>
    <style:style style:name="gr33" style:family="graphic" style:parent-style-name="standard">
      <style:graphic-properties draw:stroke="none" draw:fill="solid" draw:fill-color="#ab9ac0" draw:shadow="hidden"/>
    </style:style>
    <style:style style:name="gr34" style:family="graphic" style:parent-style-name="standard">
      <style:graphic-properties draw:stroke="solid" svg:stroke-width="0.008cm" svg:stroke-color="#ab9ac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5" style:family="graphic" style:parent-style-name="standard">
      <style:graphic-properties draw:stroke="none" draw:fill="none" draw:textarea-vertical-align="middle" fo:min-height="0.652cm" fo:min-width="2.54cm" fo:padding-top="0.071cm" fo:padding-bottom="0.071cm" fo:padding-left="0.071cm" fo:padding-right="0.071cm"/>
      <style:paragraph-properties style:writing-mode="lr-tb"/>
    </style:style>
    <style:style style:name="gr36" style:family="graphic" style:parent-style-name="standard">
      <style:graphic-properties draw:stroke="solid" svg:stroke-width="0.026cm" svg:stroke-color="#c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7" style:family="graphic" style:parent-style-name="standard">
      <style:graphic-properties draw:stroke="none" draw:fill="none" draw:textarea-vertical-align="middle" fo:min-height="0.413cm" fo:min-width="2.54cm" fo:padding-top="0.071cm" fo:padding-bottom="0.071cm" fo:padding-left="0.071cm" fo:padding-right="0.071cm"/>
      <style:paragraph-properties style:writing-mode="lr-tb"/>
    </style:style>
    <style:style style:name="gr38" style:family="graphic" style:parent-style-name="standard">
      <style:graphic-properties draw:stroke="none" draw:fill="none" draw:textarea-vertical-align="middle" fo:min-height="0.096cm" fo:min-width="2.54cm" fo:padding-top="0.071cm" fo:padding-bottom="0.071cm" fo:padding-left="0.071cm" fo:padding-right="0.071cm"/>
      <style:paragraph-properties style:writing-mode="lr-tb"/>
    </style:style>
    <style:style style:name="gr39" style:family="graphic" style:parent-style-name="standard">
      <style:graphic-properties draw:stroke="none" draw:fill="none" draw:textarea-vertical-align="middle" fo:min-height="0.338cm" fo:min-width="2.54cm" fo:padding-top="0.071cm" fo:padding-bottom="0.071cm" fo:padding-left="0.071cm" fo:padding-right="0.071cm"/>
      <style:paragraph-properties style:writing-mode="lr-tb"/>
    </style:style>
    <style:style style:name="gr40" style:family="graphic" style:parent-style-name="standard">
      <style:graphic-properties draw:stroke="none" draw:fill="solid" draw:fill-color="#ffc000" draw:shadow="hidden"/>
    </style:style>
    <style:style style:name="gr41" style:family="graphic" style:parent-style-name="standard">
      <style:graphic-properties draw:stroke="none" draw:fill="none" draw:textarea-vertical-align="top" fo:min-height="1.763cm" fo:min-width="2.54cm" fo:padding-top="0.071cm" fo:padding-bottom="0.071cm" fo:padding-left="0.071cm" fo:padding-right="0.071cm"/>
      <style:paragraph-properties style:writing-mode="lr-tb"/>
    </style:style>
    <style:style style:name="gr42" style:family="graphic" style:parent-style-name="standard">
      <style:graphic-properties draw:stroke="none" draw:fill="none" draw:textarea-vertical-align="middle" fo:min-height="0.673cm" fo:min-width="2.54cm" fo:padding-top="0.071cm" fo:padding-bottom="0.071cm" fo:padding-left="0.071cm" fo:padding-right="0.071cm"/>
      <style:paragraph-properties style:writing-mode="lr-tb"/>
    </style:style>
    <style:style style:name="gr43" style:family="graphic" style:parent-style-name="standard">
      <style:graphic-properties draw:stroke="solid" svg:stroke-width="0.009cm" svg:stroke-color="#c8c8c8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44" style:family="graphic" style:parent-style-name="standard">
      <style:graphic-properties draw:stroke="none" draw:fill="none" draw:textarea-vertical-align="top" fo:min-height="1.137cm" fo:min-width="2.54cm" fo:padding-top="0.071cm" fo:padding-bottom="0.071cm" fo:padding-left="0.071cm" fo:padding-right="0.071cm"/>
      <style:paragraph-properties style:writing-mode="lr-tb"/>
    </style:style>
    <style:style style:name="gr45" style:family="graphic" style:parent-style-name="standard">
      <style:graphic-properties draw:stroke="none" draw:fill="none" draw:textarea-vertical-align="top" fo:min-height="0.673cm" fo:min-width="2.54cm" fo:padding-top="0.071cm" fo:padding-bottom="0.071cm" fo:padding-left="0.071cm" fo:padding-right="0.071cm"/>
      <style:paragraph-properties style:writing-mode="lr-tb"/>
    </style:style>
    <style:style style:name="gr46" style:family="graphic" style:parent-style-name="standard">
      <style:graphic-properties draw:stroke="solid" svg:stroke-width="0.071cm" svg:stroke-color="#4672c4" svg:stroke-opacity="100%" draw:stroke-linejoin="round" svg:stroke-linecap="round" draw:fill="none" fo:padding-top="0.16cm" fo:padding-bottom="0.16cm" fo:padding-left="0.285cm" fo:padding-right="0.285cm" draw:shadow="hidden"/>
    </style:style>
    <style:style style:name="gr47" style:family="graphic" style:parent-style-name="standard">
      <style:graphic-properties draw:stroke="solid" svg:stroke-width="0.008cm" svg:stroke-color="#f59d56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48" style:family="graphic" style:parent-style-name="standard">
      <style:graphic-properties draw:stroke="none" draw:fill="none" draw:textarea-vertical-align="middle" fo:min-height="0.9cm" fo:min-width="2.54cm" fo:padding-top="0.071cm" fo:padding-bottom="0.071cm" fo:padding-left="0.071cm" fo:padding-right="0.071cm"/>
      <style:paragraph-properties style:writing-mode="lr-tb"/>
    </style:style>
    <style:style style:name="gr49" style:family="graphic" style:parent-style-name="standard">
      <style:graphic-properties draw:stroke="none" draw:fill="solid" draw:fill-color="#dde2cd" draw:shadow="hidden"/>
    </style:style>
    <style:style style:name="gr50" style:family="graphic" style:parent-style-name="standard">
      <style:graphic-properties draw:stroke="dash" draw:stroke-dash="Dash_5f_2" svg:stroke-width="0.035cm" svg:stroke-color="#41719c" draw:marker-end="Marker_5f_0" draw:marker-end-width="0.344cm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51" style:family="graphic" style:parent-style-name="standard">
      <style:graphic-properties draw:stroke="none" draw:fill="none" draw:textarea-vertical-align="middle" fo:min-height="2.874cm" fo:min-width="2.54cm" fo:padding-top="0.071cm" fo:padding-bottom="0.071cm" fo:padding-left="0.071cm" fo:padding-right="0.071cm"/>
      <style:paragraph-properties style:writing-mode="lr-tb"/>
    </style:style>
    <style:style style:name="gr52" style:family="graphic" style:parent-style-name="standard">
      <style:graphic-properties draw:stroke="none" draw:fill="none" draw:textarea-vertical-align="middle" fo:min-height="3.351cm" fo:min-width="2.54cm" fo:padding-top="0.071cm" fo:padding-bottom="0.071cm" fo:padding-left="0.071cm" fo:padding-right="0.071cm"/>
      <style:paragraph-properties style:writing-mode="lr-tb"/>
    </style:style>
    <style:style style:name="gr53" style:family="graphic" style:parent-style-name="standard">
      <style:graphic-properties draw:stroke="none" draw:fill="none" draw:textarea-vertical-align="middle" fo:min-height="3.668cm" fo:min-width="2.54cm" fo:padding-top="0.071cm" fo:padding-bottom="0.071cm" fo:padding-left="0.071cm" fo:padding-right="0.071cm"/>
      <style:paragraph-properties style:writing-mode="lr-tb"/>
    </style:style>
    <style:style style:name="gr54" style:family="graphic" style:parent-style-name="standard">
      <style:graphic-properties draw:stroke="none" draw:fill="none" draw:textarea-vertical-align="middle" fo:min-height="0.695cm" fo:min-width="2.54cm" fo:padding-top="0.071cm" fo:padding-bottom="0.071cm" fo:padding-left="0.071cm" fo:padding-right="0.071cm"/>
      <style:paragraph-properties style:writing-mode="lr-tb"/>
    </style:style>
    <style:style style:name="gr55" style:family="graphic" style:parent-style-name="standard">
      <style:graphic-properties draw:stroke="none" draw:fill="none" draw:textarea-vertical-align="middle" fo:min-height="1.049cm" fo:min-width="2.54cm" fo:padding-top="0.071cm" fo:padding-bottom="0.071cm" fo:padding-left="0.071cm" fo:padding-right="0.071cm"/>
      <style:paragraph-properties style:writing-mode="lr-tb"/>
    </style:style>
    <style:style style:name="gr56" style:family="graphic" style:parent-style-name="standard">
      <style:graphic-properties draw:stroke="none" draw:fill="solid" draw:fill-color="#9dbb61" draw:shadow="hidden"/>
    </style:style>
    <style:style style:name="gr57" style:family="graphic" style:parent-style-name="standard">
      <style:graphic-properties draw:stroke="solid" svg:stroke-width="0.008cm" svg:stroke-color="#9dbb61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58" style:family="graphic" style:parent-style-name="standard">
      <style:graphic-properties draw:stroke="none" draw:fill="none" draw:textarea-vertical-align="middle" fo:min-height="4.223cm" fo:min-width="2.54cm" fo:padding-top="0.071cm" fo:padding-bottom="0.071cm" fo:padding-left="0.071cm" fo:padding-right="0.071cm"/>
      <style:paragraph-properties style:writing-mode="lr-tb"/>
    </style:style>
    <style:style style:name="gr59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60" style:family="graphic" style:parent-style-name="standard">
      <style:graphic-properties draw:stroke="none" draw:fill="none" draw:textarea-vertical-align="middle" fo:min-height="2.001cm" fo:min-width="2.54cm" fo:padding-top="0.071cm" fo:padding-bottom="0.071cm" fo:padding-left="0.071cm" fo:padding-right="0.071cm"/>
      <style:paragraph-properties style:writing-mode="lr-tb"/>
    </style:style>
    <style:style style:name="gr61" style:family="graphic" style:parent-style-name="standard">
      <style:graphic-properties draw:stroke="none" draw:fill="none" draw:textarea-vertical-align="middle" fo:min-height="1.525cm" fo:min-width="2.54cm" fo:padding-top="0.071cm" fo:padding-bottom="0.071cm" fo:padding-left="0.071cm" fo:padding-right="0.071cm"/>
      <style:paragraph-properties style:writing-mode="lr-tb"/>
    </style:style>
    <style:style style:name="gr62" style:family="graphic" style:parent-style-name="standard">
      <style:graphic-properties draw:stroke="none" draw:fill="none" draw:textarea-vertical-align="middle" fo:min-height="13.352cm" fo:min-width="2.54cm" fo:padding-top="0.071cm" fo:padding-bottom="0.071cm" fo:padding-left="0.071cm" fo:padding-right="0.071cm"/>
      <style:paragraph-properties style:writing-mode="lr-tb"/>
    </style:style>
    <style:style style:name="gr63" style:family="graphic" style:parent-style-name="standard">
      <style:graphic-properties draw:stroke="none" draw:fill="none" draw:textarea-vertical-align="middle" fo:min-height="3.509cm" fo:min-width="2.54cm" fo:padding-top="0.071cm" fo:padding-bottom="0.071cm" fo:padding-left="0.071cm" fo:padding-right="0.071cm"/>
      <style:paragraph-properties style:writing-mode="lr-tb"/>
    </style:style>
    <style:style style:name="gr64" style:family="graphic" style:parent-style-name="standard">
      <style:graphic-properties draw:stroke="none" draw:fill="none" draw:textarea-vertical-align="middle" fo:min-height="3.245cm" fo:min-width="2.54cm" fo:padding-top="0.071cm" fo:padding-bottom="0.071cm" fo:padding-left="0.071cm" fo:padding-right="0.071cm"/>
      <style:paragraph-properties style:writing-mode="lr-tb"/>
    </style:style>
    <style:style style:name="gr65" style:family="graphic" style:parent-style-name="standard">
      <style:graphic-properties draw:stroke="none" draw:fill="none" draw:textarea-vertical-align="middle" fo:min-height="1.207cm" fo:min-width="2.54cm" fo:padding-top="0.071cm" fo:padding-bottom="0.071cm" fo:padding-left="0.071cm" fo:padding-right="0.071cm"/>
      <style:paragraph-properties style:writing-mode="lr-tb"/>
    </style:style>
    <style:style style:name="gr66" style:family="graphic" style:parent-style-name="standard">
      <style:graphic-properties draw:stroke="solid" svg:stroke-width="0.008cm" svg:stroke-color="#ff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67" style:family="graphic" style:parent-style-name="standard">
      <style:graphic-properties draw:stroke="none" draw:fill="none" draw:textarea-vertical-align="middle" fo:min-height="1.128cm" fo:min-width="2.54cm" fo:padding-top="0.071cm" fo:padding-bottom="0.071cm" fo:padding-left="0.071cm" fo:padding-right="0.071cm"/>
      <style:paragraph-properties style:writing-mode="lr-tb"/>
    </style:style>
    <style:style style:name="gr68" style:family="graphic" style:parent-style-name="standard">
      <style:graphic-properties draw:stroke="none" draw:fill="none" draw:textarea-vertical-align="middle" fo:min-height="10.732cm" fo:min-width="2.54cm" fo:padding-top="0.071cm" fo:padding-bottom="0.071cm" fo:padding-left="0.071cm" fo:padding-right="0.071cm"/>
      <style:paragraph-properties style:writing-mode="lr-tb"/>
    </style:style>
    <style:style style:name="gr69" style:family="graphic" style:parent-style-name="standard">
      <style:graphic-properties draw:stroke="none" draw:fill="none" draw:textarea-vertical-align="top" fo:min-height="3.978cm" fo:min-width="2.54cm" fo:padding-top="0.141cm" fo:padding-bottom="0.141cm" fo:padding-left="0.141cm" fo:padding-right="0.141cm"/>
      <style:paragraph-properties style:writing-mode="lr-tb"/>
    </style:style>
    <style:style style:name="gr70" style:family="graphic" style:parent-style-name="standard">
      <style:graphic-properties draw:stroke="none" draw:fill="none" draw:textarea-vertical-align="middle" fo:min-height="0.512cm" fo:min-width="2.54cm" fo:padding-top="0.141cm" fo:padding-bottom="0.141cm" fo:padding-left="0.141cm" fo:padding-right="0.141cm"/>
      <style:paragraph-properties style:writing-mode="lr-tb"/>
    </style:style>
    <style:style style:name="gr71" style:family="graphic" style:parent-style-name="standard">
      <style:graphic-properties draw:stroke="solid" draw:shadow="hidden" style:mirror="none"/>
    </style:style>
    <style:style style:name="gr72" style:family="graphic" style:parent-style-name="standard">
      <style:graphic-properties draw:stroke="none" draw:fill="none" draw:textarea-vertical-align="top" fo:min-height="0.228cm" fo:min-width="2.54cm" fo:padding-top="0.071cm" fo:padding-bottom="0.071cm" fo:padding-left="0.071cm" fo:padding-right="0.071cm"/>
      <style:paragraph-properties style:writing-mode="lr-tb"/>
    </style:style>
    <style:style style:name="gr73" style:family="graphic" style:parent-style-name="standard">
      <style:graphic-properties draw:stroke="none" draw:fill="solid" draw:fill-color="#ed7d31" draw:opacity="50%" draw:shadow="hidden"/>
    </style:style>
    <style:style style:name="gr74" style:family="graphic" style:parent-style-name="standard">
      <style:graphic-properties draw:stroke="none" draw:fill="none" draw:textarea-vertical-align="middle" fo:min-height="0.871cm" fo:min-width="2.54cm" fo:padding-top="0.141cm" fo:padding-bottom="0.141cm" fo:padding-left="0.141cm" fo:padding-right="0.141cm"/>
      <style:paragraph-properties style:writing-mode="lr-tb"/>
    </style:style>
    <style:style style:name="gr75" style:family="graphic" style:parent-style-name="standard">
      <style:graphic-properties draw:stroke="none" draw:fill="hatch" draw:fill-color="#ffffff" draw:fill-hatch-name="Hatch_5f_1" draw:fill-hatch-solid="true" draw:opacity="100%" draw:shadow="hidden"/>
    </style:style>
    <style:style style:name="gr76" style:family="graphic" style:parent-style-name="standard">
      <style:graphic-properties draw:stroke="none" draw:fill="none" draw:textarea-vertical-align="middle" fo:min-height="0.088cm" fo:min-width="2.54cm" fo:padding-top="0.141cm" fo:padding-bottom="0.141cm" fo:padding-left="0.141cm" fo:padding-right="0.141cm"/>
      <style:paragraph-properties style:writing-mode="lr-tb"/>
    </style:style>
    <style:style style:name="gr77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311cm"/>
      <style:paragraph-properties style:writing-mode="lr-tb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4.263cm"/>
      <style:paragraph-properties style:writing-mode="lr-tb"/>
    </style:style>
    <style:style style:name="gr79" style:family="graphic" style:parent-style-name="objectwithoutfill">
      <style:graphic-properties draw:marker-end="Arrowheads_20_1" draw:marker-end-width="0.3cm" draw:fill="none" draw:textarea-vertical-align="middle"/>
    </style:style>
    <style:style style:name="gr80" style:family="graphic" style:parent-style-name="objectwithoutfill">
      <style:graphic-properties draw:marker-end="Arrowheads_20_2" draw:marker-end-width="0.3cm" draw:fill="none" draw:textarea-vertical-align="middle"/>
    </style:style>
    <style:style style:name="gr81" style:family="graphic" style:parent-style-name="standard">
      <style:graphic-properties draw:stroke="none" draw:fill="none" draw:textarea-vertical-align="middle" fo:min-height="2.251cm" fo:min-width="2.54cm" fo:padding-top="0.071cm" fo:padding-bottom="0.071cm" fo:padding-left="0.071cm" fo:padding-right="0.071cm"/>
      <style:paragraph-properties style:writing-mode="lr-tb"/>
    </style:style>
    <style:style style:name="gr82" style:family="graphic" style:parent-style-name="standard">
      <style:graphic-properties draw:stroke="none" draw:fill="solid" draw:fill-color="#ffffff" draw:shadow="hidden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c05046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d8d8d8"/>
    </style:style>
    <style:style style:name="P7" style:family="paragraph">
      <style:paragraph-properties fo:margin-left="0cm" fo:margin-right="0cm" fo:margin-top="0cm" fo:margin-bottom="0cm" fo:line-height="120%" fo:text-align="start" fo:text-indent="0cm"/>
    </style:style>
    <style:style style:name="P8" style:family="paragraph">
      <loext:graphic-properties draw:fill="hatch" draw:fill-color="#ffffff" draw:fill-hatch-name="Hatch_5f_0" draw:fill-hatch-solid="true" draw:opacity="100%"/>
    </style:style>
    <style:style style:name="P9" style:family="paragraph">
      <loext:graphic-properties draw:fill="solid" draw:fill-color="#ab9ac0"/>
    </style:style>
    <style:style style:name="P10" style:family="paragraph">
      <loext:graphic-properties draw:fill="solid" draw:fill-color="#ffc000"/>
    </style:style>
    <style:style style:name="P11" style:family="paragraph">
      <loext:graphic-properties draw:fill="solid" draw:fill-color="#dde2cd"/>
    </style:style>
    <style:style style:name="P12" style:family="paragraph">
      <loext:graphic-properties draw:fill="solid" draw:fill-color="#9dbb61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start" fo:text-indent="0cm"/>
    </style:style>
    <style:style style:name="P14" style:family="paragraph">
      <loext:graphic-properties draw:fill="solid" draw:fill-color="#ed7d31" draw:opacity="50%"/>
    </style:style>
    <style:style style:name="P15" style:family="paragraph">
      <loext:graphic-properties draw:fill="hatch" draw:fill-color="#ffffff" draw:fill-hatch-name="Hatch_5f_1" draw:fill-hatch-solid="true" draw:opacity="100%"/>
    </style:style>
    <style:style style:name="P16" style:family="paragraph">
      <style:paragraph-properties fo:margin-left="0cm" fo:margin-right="0cm" fo:text-align="center" fo:text-indent="0cm"/>
      <style:text-properties fo:font-size="10.5pt"/>
    </style:style>
    <style:style style:name="P17" style:family="paragraph">
      <loext:graphic-properties draw:fill-color="#ffffff"/>
      <style:paragraph-properties fo:margin-left="0cm" fo:margin-right="0cm" fo:text-align="center" fo:text-indent="0cm"/>
      <style:text-properties fo:font-size="10.5pt"/>
    </style:style>
    <style:style style:name="P18" style:family="paragraph">
      <loext:graphic-properties draw:fill="none"/>
      <style:paragraph-properties fo:margin-left="0cm" fo:margin-right="0cm" fo:text-align="center" fo:text-indent="0cm"/>
    </style:style>
    <style:style style:name="P19" style:family="paragraph">
      <style:text-properties fo:font-size="8pt" style:font-size-asian="8pt" style:font-size-complex="8pt"/>
    </style:style>
    <style:style style:name="P20" style:family="paragraph">
      <loext:graphic-properties draw:fill="solid" draw:fill-color="#ffffff"/>
      <style:text-properties fo:font-size="8pt" style:font-size-asian="8pt" style:font-size-complex="8pt"/>
    </style:style>
    <style:style style:name="T1" style:family="text">
      <style:text-properties fo:color="#000000" loext:opacity="100%" style:font-name="Calibri" fo:font-size="8pt" style:font-name-asian="Calibri" style:font-size-asian="8pt" style:font-name-complex="Calibri" style:font-size-complex="8pt"/>
    </style:style>
    <style:style style:name="T2" style:family="text">
      <style:text-properties fo:color="#ff0000" loext:opacity="100%"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T3" style:family="text">
      <style:text-properties fo:color="#ff0000" loext:opacity="100%" style:font-name="Calibri" fo:font-size="8pt" style:font-name-asian="Calibri" style:font-size-asian="8pt" style:font-name-complex="Calibri" style:font-size-complex="8pt"/>
    </style:style>
    <style:style style:name="T4" style:family="text">
      <style:text-properties fo:color="#00b0f0" loext:opacity="100%"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T5" style:family="text">
      <style:text-properties fo:color="#4672c4" loext:opacity="100%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T6" style:family="text">
      <style:text-properties fo:color="#4d1e1a" loext:opacity="100%" style:font-name="Calibri" fo:font-size="6pt" style:font-name-asian="Calibri" style:font-size-asian="6pt" style:font-name-complex="Calibri" style:font-size-complex="6pt"/>
    </style:style>
    <style:style style:name="T7" style:family="text">
      <style:text-properties fo:color="#4d1e1a" loext:opacity="100%" style:font-name="Calibri" fo:font-size="6pt" fo:font-weight="bold" style:font-name-asian="Calibri" style:font-size-asian="6pt" style:font-weight-asian="bold" style:font-name-complex="Calibri" style:font-size-complex="6pt" style:font-weight-complex="bold"/>
    </style:style>
    <style:style style:name="T8" style:family="text">
      <style:text-properties fo:color="#c00000" loext:opacity="100%" style:font-name="Calibri" fo:font-size="8pt" style:font-name-asian="Calibri" style:font-size-asian="8pt" style:font-name-complex="Calibri" style:font-size-complex="8pt"/>
    </style:style>
    <style:style style:name="T9" style:family="text">
      <style:text-properties fo:color="#000000" loext:opacity="100%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10" style:family="text">
      <style:text-properties fo:color="#4672c4" loext:opacity="100%" style:font-name="Calibri" fo:font-size="8pt" style:font-name-asian="Calibri" style:font-size-asian="8pt" style:font-name-complex="Calibri" style:font-size-complex="8pt"/>
    </style:style>
    <style:style style:name="T11" style:family="text">
      <style:text-properties fo:color="#4672c4" loext:opacity="100%"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T12" style:family="text">
      <style:text-properties fo:color="#000000" loext:opacity="100%"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T13" style:family="text">
      <style:text-properties fo:color="#000000" loext:opacity="100%" style:font-name="Calibri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T14" style:family="text">
      <style:text-properties fo:color="#0000ff" loext:opacity="100%" style:font-name="Calibri" fo:font-size="8pt" style:font-name-asian="Calibri" style:font-size-asian="8pt" style:font-name-complex="Calibri" style:font-size-complex="8pt"/>
    </style:style>
    <style:style style:name="T15" style:family="text">
      <style:text-properties fo:color="#4672c4" loext:opacity="100%" style:font-name="Calibri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T16" style:family="text">
      <style:text-properties fo:color="#c00000" loext:opacity="100%" style:font-name="Wingdings1" fo:font-size="8pt" style:font-name-asian="Wingdings1" style:font-size-asian="8pt" style:font-name-complex="Wingdings1" style:font-size-complex="8pt"/>
    </style:style>
    <style:style style:name="T17" style:family="text">
      <style:text-properties fo:color="#c00000" loext:opacity="100%"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T18" style:family="text">
      <style:text-properties fo:color="#c9211e" loext:opacity="100%" style:font-name="Calibri" fo:font-size="8pt" style:font-name-asian="Calibri" style:font-size-asian="8pt" style:font-name-complex="Calibri" style:font-size-complex="8pt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8pt" fo:font-style="normal" fo:text-shadow="none" style:text-underline-style="none" fo:font-weight="normal" style:letter-kerning="true" style:font-name-asian="Calibri" style:font-size-asian="8pt" style:font-style-asian="normal" style:font-weight-asian="normal" style:font-name-complex="Calib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loext:opacity="100%" style:font-name="Calibri" fo:font-size="10pt" style:font-name-asian="Calibri" style:font-size-asian="10pt" style:font-name-complex="Calibri" style:font-size-complex="10pt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Overall" draw:style-name="dp1" draw:master-page-name="PM0">
        <draw:g>
          <draw:polygon draw:style-name="gr1" draw:text-style-name="P1" draw:layer="layout" svg:width="18.256cm" svg:height="3.175cm" svg:x="1.269cm" svg:y="1.938cm" svg:viewBox="0 0 18257 3176" draw:points="0,3176 18257,3176 18257,0 0,0">
            <text:p/>
          </draw:polygon>
          <draw:polygon draw:style-name="gr2" draw:text-style-name="P2" draw:layer="layout" svg:width="18.256cm" svg:height="3.175cm" svg:x="1.269cm" svg:y="1.938cm" svg:viewBox="0 0 18257 3176" draw:points="0,3176 18257,3176 18257,0 0,0">
            <text:p/>
          </draw:polygon>
        </draw:g>
        <draw:g>
          <draw:g>
            <draw:polygon draw:style-name="gr1" draw:text-style-name="P1" draw:layer="layout" svg:width="3.328cm" svg:height="0.953cm" svg:x="10.321cm" svg:y="3.157cm" svg:viewBox="0 0 3329 954" draw:points="0,954 3329,954 3329,0 0,0">
              <text:p/>
            </draw:polygon>
            <draw:polygon draw:style-name="gr3" draw:text-style-name="P2" draw:layer="layout" svg:width="3.328cm" svg:height="0.953cm" svg:x="10.321cm" svg:y="3.157cm" svg:viewBox="0 0 3329 954" draw:points="0,954 3329,954 3329,0 0,0">
              <text:p/>
            </draw:polygon>
          </draw:g>
          <draw:frame draw:style-name="gr4" draw:text-style-name="P2" draw:layer="layout" svg:width="3.328cm" svg:height="0.953cm" svg:x="10.321cm" svg:y="3.157cm">
            <draw:text-box>
              <text:p text:style-name="P3"><text:span text:style-name="T1">Pattern learning</text:span></text:p>
            </draw:text-box>
          </draw:frame>
        </draw:g>
        <draw:g>
          <draw:g>
            <draw:path draw:style-name="gr5" draw:text-style-name="P4" draw:layer="layout" svg:width="3.328cm" svg:height="0.953cm" svg:x="5.723cm" svg:y="3.157cm" svg:viewBox="0 0 3329 954" svg:d="M0 835v-835h3329v835c-270-79-551-120-832-120-282 0-562 41-832 120h-1c-270 79-550 119-832 119-281 0-562-40-832-119z">
              <text:p/>
            </draw:path>
            <draw:path draw:style-name="gr6" draw:text-style-name="P2" draw:layer="layout" svg:width="3.328cm" svg:height="0.953cm" svg:x="5.723cm" svg:y="3.157cm" svg:viewBox="0 0 3329 954" svg:d="M0 835v-835h3329v835c-270-79-551-120-832-120-282 0-562 41-832 120h-1c-270 79-550 119-832 119-281 0-562-40-832-119z">
              <text:p/>
            </draw:path>
          </draw:g>
          <draw:frame draw:style-name="gr7" draw:text-style-name="P2" draw:layer="layout" svg:width="3.328cm" svg:height="0.714cm" svg:x="5.723cm" svg:y="3.157cm">
            <draw:text-box>
              <text:p text:style-name="P3"><text:span text:style-name="T1">Python applications</text:span></text:p>
            </draw:text-box>
          </draw:frame>
        </draw:g>
        <draw:line draw:style-name="gr8" draw:text-style-name="P2" draw:layer="layout" svg:x1="3.333cm" svg:y1="4.443cm" svg:x2="4.183cm" svg:y2="4.443cm">
          <text:p/>
        </draw:line>
        <draw:g>
          <draw:path draw:style-name="gr9" draw:text-style-name="P5" draw:layer="layout" svg:width="1.56cm" svg:height="1.56cm" svg:x="2.539cm" svg:y="2.709cm" svg:viewBox="0 0 1561 1561" svg:d="M1561 780c0 138-36 272-105 391-68 118-167 217-285 285-119 69-253 105-390 105-138 0-272-36-391-105-118-68-217-167-285-285-69-119-105-253-105-391 0-137 36-271 105-390 68-118 167-217 285-285 119-69 253-105 389-105 1 0 1 0 2 0 137 0 271 36 390 105 118 68 217 167 285 285 69 119 105 253 105 390z">
            <text:p/>
          </draw:path>
          <draw:path draw:style-name="gr8" draw:text-style-name="P2" draw:layer="layout" svg:width="1.56cm" svg:height="1.56cm" svg:x="2.539cm" svg:y="2.709cm" svg:viewBox="0 0 1561 1561" svg:d="M1561 780c0 138-36 272-105 391-68 118-167 217-285 285-119 69-253 105-390 105-138 0-272-36-391-105-118-68-217-167-285-285-69-119-105-253-105-391 0-137 36-271 105-390 68-118 167-217 285-285 119-69 253-105 389-105 1 0 1 0 2 0 137 0 271 36 390 105 118 68 217 167 285 285 69 119 105 253 105 390z">
            <text:p/>
          </draw:path>
        </draw:g>
        <draw:g>
          <draw:path draw:style-name="gr1" draw:text-style-name="P1" draw:layer="layout" svg:width="0.895cm" svg:height="0.232cm" svg:x="4.184cm" svg:y="4.327cm" svg:viewBox="0 0 896 233" svg:d="M39 233h818v-233h-818zM859 43h37v147h-36zM39 190h-39v-147h39z">
            <text:p/>
          </draw:path>
          <draw:path draw:style-name="gr8" draw:text-style-name="P2" draw:layer="layout" svg:width="0.895cm" svg:height="0.232cm" svg:x="4.184cm" svg:y="4.327cm" svg:viewBox="0 0 896 233" svg:d="M39 233h818v-233h-818zM859 43h37v147h-36M39 190h-39v-147h39">
            <text:p/>
          </draw:path>
        </draw:g>
        <draw:g>
          <draw:path draw:style-name="gr1" draw:text-style-name="P1" draw:layer="layout" svg:width="1.754cm" svg:height="1.726cm" svg:x="2.571cm" svg:y="2.741cm" svg:viewBox="0 0 1755 1727" svg:d="M129 730c1-84 13-164 35-240h-119c-28 75-43 155-45 240zM172 1009c-25-76-39-157-42-240h-130c2 84 17 165 45 240zM177 450c30-87 72-168 126-240h-75c-71 67-127 149-167 240zM185 1048h-124c40 91 96 172 167 240h92c-57-72-102-153-135-240zM170 730h242c1-82 10-162 25-240h-231c-22 76-35 157-36 240zM435 1009c-15-78-22-158-23-240h-242c3 83 18 163 44 240zM523 210h-178c-52 70-96 151-126 240h226c19-84 45-164 78-240zM518 1288c-32-77-58-157-75-240h-215c34 88 81 169 140 240zM334 170c30-36 63-70 98-101-58 27-112 61-161 101zM353 1328h-82c65 54 140 97 221 126-51-37-97-79-139-126zM376 170h165c26-56 56-110 89-162-30 5-59 12-88 20-59 35-116 83-166 142zM620 1487c-32-51-60-104-85-159h-132c63 66 136 120 217 159zM729 769h-276c0 82 8 162 23 240h253zM729 490h-251c-15 77-24 157-25 240h276zM729 1048h-245c19 83 44 163 76 240h169zM729 210h-164c-33 76-59 156-78 240h242zM729 1328h-151c26 58 57 114 90 167 20 2 40 3 61 4zM729 0c-19 0-37 1-56 3-33 53-64 109-91 167h147zM768 1288h155c32-77 58-157 76-240h-231zM768 1009h239c15-78 23-158 24-240h-263zM906 1328h-138v171c15-1 31-1 46-3 33-53 65-109 92-168zM768 730h263c-2-83-10-163-26-240h-237zM768 210v240h229c-19-84-45-164-78-240zM768 170h134c-29-58-59-115-93-168-14-1-28-2-41-2zM945 25c-30-8-61-14-94-19 35 53 65 107 92 164h173c-51-60-110-110-171-145zM1089 1328h-140c-26 56-55 111-89 163 2 0 3-1 5-1 84-39 159-95 224-162zM961 210c32 76 59 156 77 240h235c-30-89-74-170-126-240zM1264 1048h-223c-18 83-43 163-75 240h158c59-71 107-152 140-240zM1139 1328c-43 48-91 92-143 129 85-29 162-73 230-129zM1286 490h-240c16 78 24 158 26 240h250c-1-83-14-164-36-240zM1322 769h-250c-1 82-9 162-23 240h230c25-77 40-157 43-240zM1159 170h67c-52-42-110-78-172-106 38 32 73 68 105 106zM1307 1048c-32 87-78 168-135 240h98c70-68 127-150 166-240zM1315 450h121c-39-91-96-173-166-240h-81c54 72 96 153 126 240zM1362 769c-3 83-17 164-41 240h131c28-75 44-156 46-240zM1328 490c22 76 34 156 35 240h135c-2-85-18-165-46-240zM1755 1703c0 4-1 8-3 11-3 4-6 7-9 10-4 2-9 3-13 3s-9-1-13-3c-3-3-6-6-9-10-2-3-3-8-3-12s1-9 3-13c3-3 6-7 9-9 4-2 8-3 12-3h1c4 0 9 1 13 3 3 2 6 6 9 9 2 4 3 9 3 13z">
            <text:p/>
          </draw:path>
          <draw:path draw:style-name="gr8" draw:text-style-name="P2" draw:layer="layout" svg:width="2.419cm" svg:height="1.726cm" svg:x="2.571cm" svg:y="2.741cm" svg:viewBox="0 0 2420 1727" svg:d="M129 730c1-84 13-164 35-240h-119c-28 75-43 155-45 240zM172 1009c-25-76-39-157-42-240h-130c2 84 17 165 45 240zM177 450c30-87 72-168 126-240h-75c-71 67-127 149-167 240zM185 1048h-124c40 91 96 172 167 240h92c-57-72-102-153-135-240zM170 730h242c1-82 10-162 25-240h-231c-22 76-35 157-36 240zM435 1009c-15-78-22-158-23-240h-242c3 83 18 163 44 240zM523 210h-178c-52 70-96 151-126 240h226c19-84 45-164 78-240zM518 1288c-32-77-58-157-75-240h-215c34 88 81 169 140 240zM334 170c30-36 63-70 98-101-58 27-112 61-161 101zM353 1328h-82c65 54 140 97 221 126-51-37-97-79-139-126zM376 170h165c26-56 56-110 89-162-30 5-59 12-88 20-59 35-116 83-166 142zM620 1487c-32-51-60-104-85-159h-132c63 66 136 120 217 159zM729 769h-276c0 82 8 162 23 240h253zM729 490h-251c-15 77-24 157-25 240h276zM729 1048h-245c19 83 44 163 76 240h169zM729 210h-164c-33 76-59 156-78 240h242zM729 1328h-151c26 58 57 114 90 167 20 2 40 3 61 4zM729 0c-19 0-37 1-56 3-33 53-64 109-91 167h147zM768 1288h154c32-77 58-157 76-240h-230zM768 1009h238c15-78 23-158 24-240h-262zM905 1328h-137v171c15-1 31-1 46-3 33-53 64-109 91-168zM768 730h262c-2-83-10-163-26-240h-236zM768 210v240h228c-19-84-45-164-78-240zM768 170h133c-28-58-58-115-92-168-14-1-28-2-41-2zM944 25c-30-8-61-14-93-19 34 53 64 107 91 164h173c-51-60-110-110-171-145zM1088 1328h-140c-26 56-55 111-88 163 2 0 3-1 5-1 83-39 158-95 223-162zM960 210c32 76 59 156 77 240h236c-30-89-75-170-127-240zM1264 1048h-224c-18 83-43 163-75 240h158c59-71 108-152 141-240zM1138 1328c-43 48-91 92-143 129 85-29 162-73 231-129zM1286 490h-241c16 78 24 158 26 240h251c-1-83-14-164-36-240zM1322 769h-251c-1 82-9 162-23 240h231c25-77 40-157 43-240zM1158 170h68c-53-42-111-78-173-106 38 32 73 68 105 106zM1307 1048c-32 87-78 168-136 240h99c70-68 127-150 166-240zM1315 450h121c-39-91-96-173-166-240h-82c55 72 97 153 127 240zM1362 769c-3 83-17 164-41 240h131c28-75 44-156 46-240zM1328 490c22 76 34 156 35 240h135c-2-85-18-165-46-240zM1755 1703c0 4-2 8-4 11-2 4-5 7-9 10-4 2-8 3-12 3-5 0-9-1-13-3-4-3-7-6-9-10-2-3-3-8-3-12s1-9 3-13c2-3 5-7 9-9s8-3 12-3h1c4 0 8 1 12 3s7 6 9 9c3 4 4 9 4 13zM2233 1679h187M2233 1727h187">
            <text:p/>
          </draw:path>
        </draw:g>
        <draw:line draw:style-name="gr10" draw:text-style-name="P2" draw:layer="layout" svg:x1="4.087cm" svg:y1="3.634cm" svg:x2="5.723cm" svg:y2="3.634cm">
          <text:p/>
        </draw:line>
        <draw:line draw:style-name="gr10" draw:text-style-name="P2" draw:layer="layout" svg:x1="9.051cm" svg:y1="3.634cm" svg:x2="10.321cm" svg:y2="3.634cm">
          <text:p/>
        </draw:line>
        <draw:g>
          <draw:g>
            <draw:path draw:style-name="gr11" draw:text-style-name="P1" draw:layer="layout" svg:width="3.328cm" svg:height="0.953cm" svg:x="15.163cm" svg:y="3.157cm" svg:viewBox="0 0 3329 954" svg:d="M0 835v-835h3329v835c-270-79-551-120-832-120-282 0-562 41-832 120h-1c-270 79-550 119-832 119-281 0-562-40-832-119z">
              <text:p/>
            </draw:path>
            <draw:path draw:style-name="gr2" draw:text-style-name="P2" draw:layer="layout" svg:width="3.328cm" svg:height="0.953cm" svg:x="15.163cm" svg:y="3.157cm" svg:viewBox="0 0 3329 954" svg:d="M0 835v-835h3329v835c-270-79-551-120-832-120-282 0-562 41-832 120h-1c-270 79-550 119-832 119-281 0-562-40-832-119z">
              <text:p/>
            </draw:path>
          </draw:g>
          <draw:frame draw:style-name="gr7" draw:text-style-name="P2" draw:layer="layout" svg:width="3.328cm" svg:height="0.714cm" svg:x="15.163cm" svg:y="3.157cm">
            <draw:text-box>
              <text:p text:style-name="P3"><text:span text:style-name="T1">Python API specifications</text:span></text:p>
            </draw:text-box>
          </draw:frame>
        </draw:g>
        <draw:line draw:style-name="gr10" draw:text-style-name="P2" draw:layer="layout" svg:x1="13.649cm" svg:y1="3.634cm" svg:x2="15.161cm" svg:y2="3.634cm">
          <text:p/>
        </draw:line>
        <draw:frame draw:style-name="gr12" draw:text-style-name="P2" draw:layer="layout" svg:width="6.826cm" svg:height="0.516cm" svg:x="6.666cm" svg:y="2.255cm">
          <draw:text-box>
            <text:p text:style-name="P3"><text:span text:style-name="T2">Learn Python API specifications</text:span></text:p>
          </draw:text-box>
        </draw:frame>
        <draw:g>
          <draw:polygon draw:style-name="gr1" draw:text-style-name="P1" draw:layer="layout" svg:width="18.256cm" svg:height="8.599cm" svg:x="1.269cm" svg:y="7.335cm" svg:viewBox="0 0 18257 8600" draw:points="0,8600 18257,8600 18257,0 0,0">
            <text:p/>
          </draw:polygon>
          <draw:polygon draw:style-name="gr2" draw:text-style-name="P2" draw:layer="layout" svg:width="18.256cm" svg:height="8.599cm" svg:x="1.269cm" svg:y="7.335cm" svg:viewBox="0 0 18257 8600" draw:points="0,8600 18257,8600 18257,0 0,0">
            <text:p/>
          </draw:polygon>
        </draw:g>
        <draw:frame draw:style-name="gr13" draw:text-style-name="P2" draw:layer="layout" svg:width="5.556cm" svg:height="0.483cm" svg:x="7.301cm" svg:y="7.65cm">
          <draw:text-box>
            <text:p text:style-name="P3"><text:span text:style-name="T3">Persistent breakpoint-resume Fuzzing</text:span></text:p>
          </draw:text-box>
        </draw:frame>
        <draw:g>
          <draw:g>
            <draw:path draw:style-name="gr5" draw:text-style-name="P4" draw:layer="layout" svg:width="3.328cm" svg:height="0.953cm" svg:x="1.269cm" svg:y="6.065cm" svg:viewBox="0 0 3329 954" svg:d="M0 835v-835h3329v835c-270-79-551-120-832-120-282 0-562 41-832 120h-1c-270 79-550 119-832 119-281 0-562-40-832-119z">
              <text:p/>
            </draw:path>
            <draw:path draw:style-name="gr6" draw:text-style-name="P2" draw:layer="layout" svg:width="3.328cm" svg:height="0.953cm" svg:x="1.269cm" svg:y="6.065cm" svg:viewBox="0 0 3329 954" svg:d="M0 835v-835h3329v835c-270-79-551-120-832-120-282 0-562 41-832 120h-1c-270 79-550 119-832 119-281 0-562-40-832-119z">
              <text:p/>
            </draw:path>
          </draw:g>
          <draw:frame draw:style-name="gr7" draw:text-style-name="P2" draw:layer="layout" svg:width="3.328cm" svg:height="0.714cm" svg:x="1.269cm" svg:y="6.065cm">
            <draw:text-box>
              <text:p text:style-name="P3"><text:span text:style-name="T1">Seeds (python applications)</text:span></text:p>
            </draw:text-box>
          </draw:frame>
        </draw:g>
        <draw:g>
          <draw:g>
            <draw:polygon draw:style-name="gr1" draw:text-style-name="P1" draw:layer="layout" svg:width="3.328cm" svg:height="0.953cm" svg:x="6.431cm" svg:y="8.923cm" svg:viewBox="0 0 3329 954" draw:points="0,954 3329,954 3329,0 0,0">
              <text:p/>
            </draw:polygon>
            <draw:polygon draw:style-name="gr14" draw:text-style-name="P2" draw:layer="layout" svg:width="3.328cm" svg:height="0.953cm" svg:x="6.431cm" svg:y="8.923cm" svg:viewBox="0 0 3329 954" draw:points="0,954 3329,954 3329,0 0,0">
              <text:p/>
            </draw:polygon>
          </draw:g>
          <draw:frame draw:style-name="gr4" draw:text-style-name="P2" draw:layer="layout" svg:width="3.328cm" svg:height="0.953cm" svg:x="6.431cm" svg:y="8.923cm">
            <draw:text-box>
              <text:p text:style-name="P3"><text:span text:style-name="T1">Initialization and Startup</text:span></text:p>
            </draw:text-box>
          </draw:frame>
        </draw:g>
        <draw:polyline draw:style-name="gr10" draw:text-style-name="P2" draw:layer="layout" svg:width="0.4cm" svg:height="2.5cm" svg:x="2.933cm" svg:y="6.899cm" svg:viewBox="0 0 401 2501" draw:points="0,0 0,2501 401,2501">
          <text:p/>
        </draw:polyline>
        <draw:g>
          <draw:g>
            <draw:polygon draw:style-name="gr15" draw:text-style-name="P6" draw:layer="layout" svg:width="15.081cm" svg:height="0.516cm" svg:x="3.333cm" svg:y="10.629cm" svg:viewBox="0 0 15082 517" draw:points="0,517 15082,517 15082,0 0,0">
              <text:p/>
            </draw:polygon>
            <draw:path draw:style-name="gr2" draw:text-style-name="P2" draw:layer="layout" svg:width="15.081cm" svg:height="0.516cm" svg:x="3.333cm" svg:y="10.629cm" svg:viewBox="0 0 15082 517" svg:d="M0 517h15082v-517h-15082zM317 517v-517M14764 517v-517">
              <text:p/>
            </draw:path>
          </draw:g>
          <draw:frame draw:style-name="gr12" draw:text-style-name="P2" draw:layer="layout" svg:width="14.446cm" svg:height="0.516cm" svg:x="3.65cm" svg:y="10.629cm">
            <draw:text-box>
              <text:p text:style-name="P3"><text:span text:style-name="T1">Shared memory: seed queue &amp; coverage bit-map</text:span></text:p>
            </draw:text-box>
          </draw:frame>
        </draw:g>
        <draw:line draw:style-name="gr10" draw:text-style-name="P2" draw:layer="layout" svg:x1="8.096cm" svg:y1="9.875cm" svg:x2="8.088cm" svg:y2="10.63cm">
          <text:p/>
        </draw:line>
        <draw:g>
          <draw:g>
            <draw:polygon draw:style-name="gr1" draw:text-style-name="P1" draw:layer="layout" svg:width="3.328cm" svg:height="0.953cm" svg:x="10.8cm" svg:y="8.923cm" svg:viewBox="0 0 3329 954" draw:points="0,954 3329,954 3329,0 0,0">
              <text:p/>
            </draw:polygon>
            <draw:polygon draw:style-name="gr2" draw:text-style-name="P2" draw:layer="layout" svg:width="3.328cm" svg:height="0.953cm" svg:x="10.8cm" svg:y="8.923cm" svg:viewBox="0 0 3329 954" draw:points="0,954 3329,954 3329,0 0,0">
              <text:p/>
            </draw:polygon>
          </draw:g>
          <draw:frame draw:style-name="gr4" draw:text-style-name="P2" draw:layer="layout" svg:width="3.328cm" svg:height="0.953cm" svg:x="10.8cm" svg:y="8.923cm">
            <draw:text-box>
              <text:p text:style-name="P3"><text:span text:style-name="T1">Persistent Fuzzing</text:span></text:p>
            </draw:text-box>
          </draw:frame>
        </draw:g>
        <draw:line draw:style-name="gr16" draw:text-style-name="P2" draw:layer="layout" svg:x1="9.759cm" svg:y1="9.399cm" svg:x2="10.799cm" svg:y2="9.399cm">
          <text:p/>
        </draw:line>
        <draw:line draw:style-name="gr17" draw:text-style-name="P2" draw:layer="layout" svg:x1="12.464cm" svg:y1="9.875cm" svg:x2="12.464cm" svg:y2="10.629cm">
          <text:p/>
        </draw:line>
        <draw:g>
          <draw:g>
            <draw:polygon draw:style-name="gr1" draw:text-style-name="P1" draw:layer="layout" svg:width="2.058cm" svg:height="0.953cm" svg:x="3.333cm" svg:y="8.923cm" svg:viewBox="0 0 2059 954" draw:points="0,954 2059,954 2059,0 0,0">
              <text:p/>
            </draw:polygon>
            <draw:polygon draw:style-name="gr2" draw:text-style-name="P2" draw:layer="layout" svg:width="2.058cm" svg:height="0.953cm" svg:x="3.333cm" svg:y="8.923cm" svg:viewBox="0 0 2059 954" draw:points="0,954 2059,954 2059,0 0,0">
              <text:p/>
            </draw:polygon>
          </draw:g>
          <draw:frame draw:style-name="gr4" draw:text-style-name="P2" draw:layer="layout" svg:width="2.058cm" svg:height="0.953cm" svg:x="3.333cm" svg:y="8.923cm">
            <draw:text-box>
              <text:p text:style-name="P3"><text:span text:style-name="T1">Guardian</text:span></text:p>
            </draw:text-box>
          </draw:frame>
        </draw:g>
        <draw:line draw:style-name="gr18" draw:text-style-name="P2" draw:layer="layout" svg:x1="5.391cm" svg:y1="9.399cm" svg:x2="6.431cm" svg:y2="9.399cm">
          <text:p/>
        </draw:line>
        <draw:line draw:style-name="gr17" draw:text-style-name="P2" draw:layer="layout" svg:x1="4.362cm" svg:y1="9.875cm" svg:x2="4.362cm" svg:y2="10.629cm">
          <text:p/>
        </draw:line>
        <draw:polyline draw:style-name="gr10" draw:text-style-name="P2" draw:layer="layout" svg:width="5.408cm" svg:height="0.953cm" svg:x="5.391cm" svg:y="8.447cm" svg:viewBox="0 0 5409 954" draw:points="0,954 405,954 405,0 4774,0 4774,954 5409,954">
          <text:p/>
        </draw:polyline>
        <draw:g>
          <draw:g>
            <draw:polygon draw:style-name="gr1" draw:text-style-name="P1" draw:layer="layout" svg:width="2.54cm" svg:height="0.953cm" svg:x="15.556cm" svg:y="8.923cm" svg:viewBox="0 0 2541 954" draw:points="0,954 2541,954 2421,477 2541,0 0,0">
              <text:p/>
            </draw:polygon>
            <draw:path draw:style-name="gr2" draw:text-style-name="P2" draw:layer="layout" svg:width="2.54cm" svg:height="0.953cm" svg:x="15.556cm" svg:y="8.923cm" svg:viewBox="0 0 2541 954" svg:d="M317 0v954M0 954h2541l-120-477 120-477h-2541z">
              <text:p/>
            </draw:path>
          </draw:g>
          <draw:frame draw:style-name="gr4" draw:text-style-name="P2" draw:layer="layout" svg:width="1.905cm" svg:height="0.953cm" svg:x="15.874cm" svg:y="8.923cm">
            <draw:text-box>
              <text:p text:style-name="P3"><text:span text:style-name="T1">Mutation</text:span></text:p>
            </draw:text-box>
          </draw:frame>
        </draw:g>
        <draw:line draw:style-name="gr10" draw:text-style-name="P2" draw:layer="layout" svg:x1="16.826cm" svg:y1="3.991cm" svg:x2="16.826cm" svg:y2="8.922cm">
          <text:p/>
        </draw:line>
        <draw:line draw:style-name="gr10" draw:text-style-name="P2" draw:layer="layout" svg:x1="15.556cm" svg:y1="9.399cm" svg:x2="14.128cm" svg:y2="9.399cm">
          <text:p/>
        </draw:line>
        <draw:line draw:style-name="gr17" draw:text-style-name="P2" draw:layer="layout" svg:x1="16.826cm" svg:y1="9.875cm" svg:x2="16.826cm" svg:y2="10.629cm">
          <text:p/>
        </draw:line>
        <draw:frame draw:style-name="gr13" draw:text-style-name="P2" draw:layer="layout" svg:width="11.271cm" svg:height="0.823cm" svg:x="1.586cm" svg:y="11.607cm">
          <draw:text-box>
            <text:p text:style-name="P7"><text:span text:style-name="T3">Challenge 1: How to generate python applications with correct syntax and meaningful semantic?</text:span></text:p>
            <text:p text:style-name="P7"><text:span text:style-name="T3"><text:s text:c="7"/></text:span><text:span text:style-name="T4">-&gt; pattern learning for python API specifications</text:span></text:p>
          </draw:text-box>
        </draw:frame>
        <draw:frame draw:style-name="gr19" draw:text-style-name="P2" draw:layer="layout" svg:width="16.51cm" svg:height="3.543cm" svg:x="1.586cm" svg:y="12.47cm">
          <draw:text-box>
            <text:p text:style-name="P7"><text:span text:style-name="T3">Challenge 2: Efficiency</text:span></text:p>
            <text:p text:style-name="P7"><text:span text:style-name="T3"><text:s text:c="6"/></text:span><text:span text:style-name="T3">2.1 Why not AFL++</text:span></text:p>
            <text:p text:style-name="P7"><text:span text:style-name="T1"><text:s text:c="13"/></text:span><text:span text:style-name="T1">-&gt; TOO low efficiency with large coverage bit-map (over 1500 K)</text:span></text:p>
            <text:p text:style-name="P7"><text:span text:style-name="T1"><text:s text:c="13"/></text:span><text:span text:style-name="T1">-&gt; Only support non-persistent mode for Python, which means it will cost much time during startup phase (import libraries)</text:span></text:p>
            <text:p text:style-name="P7"><text:span text:style-name="T3"><text:s text:c="6"/></text:span><text:span text:style-name="T3">2.2 Why not Atheris</text:span></text:p>
            <text:p text:style-name="P7"><text:span text:style-name="T1"><text:s text:c="13"/></text:span><text:span text:style-name="T1">-&gt; No global status for recovery after exiting triggered by error happens</text:span></text:p>
            <text:p text:style-name="P7"><text:span text:style-name="T1"><text:s text:c="13"/></text:span><text:span text:style-name="T1">-&gt; Persistent mode for python applications, not support for python interpreter</text:span></text:p>
            <text:p text:style-name="P7"><text:span text:style-name="T3"><text:s text:c="13"/></text:span><text:span text:style-name="T1">-&gt; Not support path coverage</text:span></text:p>
            <text:p text:style-name="P7"><text:span text:style-name="T3"/></text:p>
            <text:p text:style-name="P7"><text:span text:style-name="T3"><text:s text:c="5"/></text:span><text:span text:style-name="T4"><text:s text:c="2"/></text:span><text:span text:style-name="T4">-&gt; Persistent fuzzing with breakpoint resume &amp; path coverage &amp; optimization of bit-map summary algorithm</text:span></text:p>
          </draw:text-box>
        </draw:frame>
        <draw:frame draw:style-name="gr20" draw:text-style-name="P2" draw:layer="layout" svg:width="3.254cm" svg:height="0.909cm" svg:x="7.297cm" svg:y="0.562cm">
          <draw:text-box>
            <text:p text:style-name="P3"><text:span text:style-name="T5">Overview</text:span></text:p>
          </draw:text-box>
        </draw:frame>
        <draw:g>
          <draw:polygon draw:style-name="gr1" draw:text-style-name="P1" draw:layer="layout" svg:width="8.017cm" svg:height="4.365cm" svg:x="0.705cm" svg:y="17.285cm" svg:viewBox="0 0 8018 4366" draw:points="0,4366 8018,4366 8018,0 0,0">
            <text:p/>
          </draw:polygon>
          <draw:polygon draw:style-name="gr21" draw:text-style-name="P2" draw:layer="layout" svg:width="8.017cm" svg:height="4.365cm" svg:x="0.705cm" svg:y="17.285cm" svg:viewBox="0 0 8018 4366" draw:points="0,4366 8018,4366 8018,0 0,0">
            <text:p/>
          </draw:polygon>
        </draw:g>
        <draw:polygon draw:style-name="gr9" draw:text-style-name="P5" draw:layer="layout" svg:width="0.743cm" svg:height="1.025cm" svg:x="1.33cm" svg:y="18.13cm" svg:viewBox="0 0 744 1026" draw:points="30,0 0,0 0,1026 744,1026 744,994 30,994">
          <text:p/>
        </draw:polygon>
        <draw:g>
          <draw:path draw:style-name="gr1" draw:text-style-name="P1" draw:layer="layout" svg:width="0.865cm" svg:height="1.153cm" svg:x="1.269cm" svg:y="18.066cm" svg:viewBox="0 0 866 1154" svg:d="M30 128h-30v1026h745v-32h-715zM866 195l-185-195h-560v1026h745z">
            <text:p/>
          </draw:path>
          <draw:polygon draw:style-name="gr8" draw:text-style-name="P2" draw:layer="layout" svg:width="0.743cm" svg:height="1.025cm" svg:x="1.39cm" svg:y="18.066cm" svg:viewBox="0 0 744 1026" draw:points="744,195 559,0 0,0 0,1026 744,1026">
            <text:p/>
          </draw:polygon>
        </draw:g>
        <draw:path draw:style-name="gr9" draw:text-style-name="P5" draw:layer="layout" svg:width="0.612cm" svg:height="0.829cm" svg:x="1.516cm" svg:y="18.072cm" svg:viewBox="0 0 613 830" svg:d="M286 830h195v-27h-195zM0 705h481v-27h-481zM0 580h481v-26h-481zM0 456h481v-27h-481zM0 330h194v-27h-194zM0 205h194v-26h-194zM429 0v192h184z">
          <text:p/>
        </draw:path>
        <draw:frame draw:style-name="gr22" draw:text-style-name="P2" draw:layer="layout" svg:width="1.951cm" svg:height="0.542cm" svg:x="0.726cm" svg:y="19.216cm">
          <draw:text-box>
            <text:p text:style-name="P3"><text:span text:style-name="T6">Python documents</text:span></text:p>
          </draw:text-box>
        </draw:frame>
        <draw:polygon draw:style-name="gr9" draw:text-style-name="P5" draw:layer="layout" svg:width="0.743cm" svg:height="1.025cm" svg:x="1.33cm" svg:y="20.086cm" svg:viewBox="0 0 744 1026" draw:points="30,0 0,0 0,1026 744,1026 744,994 30,994">
          <text:p/>
        </draw:polygon>
        <draw:g>
          <draw:path draw:style-name="gr1" draw:text-style-name="P1" draw:layer="layout" svg:width="0.865cm" svg:height="1.153cm" svg:x="1.269cm" svg:y="20.022cm" svg:viewBox="0 0 866 1154" svg:d="M30 128h-30v1026h745v-32h-715zM866 195l-185-195h-560v1026h745z">
            <text:p/>
          </draw:path>
          <draw:polygon draw:style-name="gr8" draw:text-style-name="P2" draw:layer="layout" svg:width="0.743cm" svg:height="1.025cm" svg:x="1.39cm" svg:y="20.022cm" svg:viewBox="0 0 744 1026" draw:points="744,195 559,0 0,0 0,1026 744,1026">
            <text:p/>
          </draw:polygon>
        </draw:g>
        <draw:path draw:style-name="gr9" draw:text-style-name="P5" draw:layer="layout" svg:width="0.612cm" svg:height="0.829cm" svg:x="1.516cm" svg:y="20.028cm" svg:viewBox="0 0 613 830" svg:d="M286 830h195v-27h-195zM0 705h481v-27h-481zM0 580h481v-26h-481zM0 456h481v-27h-481zM0 330h194v-27h-194zM0 205h194v-26h-194zM429 0v192h184z">
          <text:p/>
        </draw:path>
        <draw:frame draw:style-name="gr22" draw:text-style-name="P2" draw:layer="layout" svg:width="2.133cm" svg:height="0.542cm" svg:x="0.635cm" svg:y="21.172cm">
          <draw:text-box>
            <text:p text:style-name="P3"><text:span text:style-name="T6">Real-world programs</text:span></text:p>
          </draw:text-box>
        </draw:frame>
        <draw:g>
          <draw:g>
            <draw:polygon draw:style-name="gr1" draw:text-style-name="P1" draw:layer="layout" svg:width="2.54cm" svg:height="0.635cm" svg:x="3.166cm" svg:y="18.325cm" svg:viewBox="0 0 2541 636" draw:points="0,636 2541,636 2541,0 0,0">
              <text:p/>
            </draw:polygon>
            <draw:polygon draw:style-name="gr2" draw:text-style-name="P2" draw:layer="layout" svg:width="2.54cm" svg:height="0.635cm" svg:x="3.166cm" svg:y="18.325cm" svg:viewBox="0 0 2541 636" draw:points="0,636 2541,636 2541,0 0,0">
              <text:p/>
            </draw:polygon>
          </draw:g>
          <draw:frame draw:style-name="gr20" draw:text-style-name="P2" draw:layer="layout" svg:width="2.54cm" svg:height="0.635cm" svg:x="3.166cm" svg:y="18.325cm">
            <draw:text-box>
              <text:p text:style-name="P3"><text:span text:style-name="T1">API spec extraction</text:span></text:p>
            </draw:text-box>
          </draw:frame>
        </draw:g>
        <draw:g>
          <draw:g>
            <draw:polygon draw:style-name="gr1" draw:text-style-name="P1" draw:layer="layout" svg:width="2.54cm" svg:height="0.635cm" svg:x="3.166cm" svg:y="20.281cm" svg:viewBox="0 0 2541 636" draw:points="0,636 2541,636 2541,0 0,0">
              <text:p/>
            </draw:polygon>
            <draw:polygon draw:style-name="gr2" draw:text-style-name="P2" draw:layer="layout" svg:width="2.54cm" svg:height="0.635cm" svg:x="3.166cm" svg:y="20.281cm" svg:viewBox="0 0 2541 636" draw:points="0,636 2541,636 2541,0 0,0">
              <text:p/>
            </draw:polygon>
          </draw:g>
          <draw:frame draw:style-name="gr20" draw:text-style-name="P2" draw:layer="layout" svg:width="2.54cm" svg:height="0.635cm" svg:x="3.166cm" svg:y="20.281cm">
            <draw:text-box>
              <text:p text:style-name="P3"><text:span text:style-name="T1">Static slicing</text:span></text:p>
            </draw:text-box>
          </draw:frame>
        </draw:g>
        <draw:line draw:style-name="gr23" draw:text-style-name="P2" draw:layer="layout" svg:x1="2.345cm" svg:y1="18.642cm" svg:x2="3.165cm" svg:y2="18.642cm">
          <text:p/>
        </draw:line>
        <draw:polygon draw:style-name="gr9" draw:text-style-name="P5" draw:layer="layout" svg:width="0.743cm" svg:height="1.025cm" svg:x="7.036cm" svg:y="18.13cm" svg:viewBox="0 0 744 1026" draw:points="30,0 0,0 0,1026 744,1026 744,994 30,994">
          <text:p/>
        </draw:polygon>
        <draw:g>
          <draw:path draw:style-name="gr1" draw:text-style-name="P1" draw:layer="layout" svg:width="0.865cm" svg:height="1.153cm" svg:x="6.976cm" svg:y="18.066cm" svg:viewBox="0 0 866 1154" svg:d="M30 128h-30v1026h745v-32h-715zM866 195l-185-195h-560v1026h745z">
            <text:p/>
          </draw:path>
          <draw:polygon draw:style-name="gr8" draw:text-style-name="P2" draw:layer="layout" svg:width="0.743cm" svg:height="1.025cm" svg:x="7.097cm" svg:y="18.066cm" svg:viewBox="0 0 744 1026" draw:points="744,195 559,0 0,0 0,1026 744,1026">
            <text:p/>
          </draw:polygon>
        </draw:g>
        <draw:path draw:style-name="gr9" draw:text-style-name="P5" draw:layer="layout" svg:width="0.612cm" svg:height="0.829cm" svg:x="7.222cm" svg:y="18.072cm" svg:viewBox="0 0 613 830" svg:d="M286 830h195v-27h-195zM0 705h481v-27h-481zM0 580h481v-26h-481zM0 456h481v-27h-481zM0 330h194v-27h-194zM0 205h194v-26h-194zM429 0v192h184z">
          <text:p/>
        </draw:path>
        <draw:frame draw:style-name="gr22" draw:text-style-name="P2" draw:layer="layout" svg:width="1.83cm" svg:height="0.542cm" svg:x="6.493cm" svg:y="19.216cm">
          <draw:text-box>
            <text:p text:style-name="P3"><text:span text:style-name="T6">API specifications</text:span></text:p>
          </draw:text-box>
        </draw:frame>
        <draw:line draw:style-name="gr23" draw:text-style-name="P2" draw:layer="layout" svg:x1="2.345cm" svg:y1="20.598cm" svg:x2="3.165cm" svg:y2="20.598cm">
          <text:p/>
        </draw:line>
        <draw:line draw:style-name="gr23" draw:text-style-name="P2" draw:layer="layout" svg:x1="5.706cm" svg:y1="18.642cm" svg:x2="6.764cm" svg:y2="18.642cm">
          <text:p/>
        </draw:line>
        <draw:polyline draw:style-name="gr23" draw:text-style-name="P2" draw:layer="layout" svg:width="2.972cm" svg:height="0.85cm" svg:x="4.436cm" svg:y="19.43cm" svg:viewBox="0 0 2973 851" draw:points="2973,0 2973,105 0,105 0,851">
          <text:p/>
        </draw:polyline>
        <draw:polygon draw:style-name="gr9" draw:text-style-name="P5" draw:layer="layout" svg:width="0.743cm" svg:height="1.025cm" svg:x="7.036cm" svg:y="20.086cm" svg:viewBox="0 0 744 1026" draw:points="30,0 0,0 0,1026 744,1026 744,994 30,994">
          <text:p/>
        </draw:polygon>
        <draw:g>
          <draw:path draw:style-name="gr1" draw:text-style-name="P1" draw:layer="layout" svg:width="0.865cm" svg:height="1.153cm" svg:x="6.976cm" svg:y="20.022cm" svg:viewBox="0 0 866 1154" svg:d="M30 128h-30v1026h745v-32h-715zM866 195l-185-195h-560v1026h745z">
            <text:p/>
          </draw:path>
          <draw:polygon draw:style-name="gr8" draw:text-style-name="P2" draw:layer="layout" svg:width="0.743cm" svg:height="1.025cm" svg:x="7.097cm" svg:y="20.022cm" svg:viewBox="0 0 744 1026" draw:points="744,195 559,0 0,0 0,1026 744,1026">
            <text:p/>
          </draw:polygon>
        </draw:g>
        <draw:path draw:style-name="gr9" draw:text-style-name="P5" draw:layer="layout" svg:width="0.612cm" svg:height="0.829cm" svg:x="7.222cm" svg:y="20.028cm" svg:viewBox="0 0 613 830" svg:d="M286 830h195v-27h-195zM0 705h481v-27h-481zM0 580h481v-26h-481zM0 456h481v-27h-481zM0 330h194v-27h-194zM0 205h194v-26h-194zM429 0v192h184z">
          <text:p/>
        </draw:path>
        <draw:frame draw:style-name="gr22" draw:text-style-name="P2" draw:layer="layout" svg:width="1.813cm" svg:height="0.542cm" svg:x="6.502cm" svg:y="21.172cm">
          <draw:text-box>
            <text:p text:style-name="P3"><text:span text:style-name="T6">API dependences</text:span></text:p>
          </draw:text-box>
        </draw:frame>
        <draw:line draw:style-name="gr23" draw:text-style-name="P2" draw:layer="layout" svg:x1="5.706cm" svg:y1="20.598cm" svg:x2="6.764cm" svg:y2="20.598cm">
          <text:p/>
        </draw:line>
        <draw:polygon draw:style-name="gr9" draw:text-style-name="P5" draw:layer="layout" svg:width="0.743cm" svg:height="1.025cm" svg:x="9.462cm" svg:y="18.937cm" svg:viewBox="0 0 744 1026" draw:points="30,0 0,0 0,1026 744,1026 744,994 30,994">
          <text:p/>
        </draw:polygon>
        <draw:g>
          <draw:path draw:style-name="gr1" draw:text-style-name="P1" draw:layer="layout" svg:width="0.865cm" svg:height="1.153cm" svg:x="9.401cm" svg:y="18.873cm" svg:viewBox="0 0 866 1154" svg:d="M30 128h-30v1026h745v-32h-715zM866 195l-185-195h-560v1026h745z">
            <text:p/>
          </draw:path>
          <draw:polygon draw:style-name="gr8" draw:text-style-name="P2" draw:layer="layout" svg:width="0.743cm" svg:height="1.025cm" svg:x="9.522cm" svg:y="18.873cm" svg:viewBox="0 0 744 1026" draw:points="744,195 559,0 0,0 0,1026 744,1026">
            <text:p/>
          </draw:polygon>
        </draw:g>
        <draw:path draw:style-name="gr9" draw:text-style-name="P5" draw:layer="layout" svg:width="0.612cm" svg:height="0.829cm" svg:x="9.647cm" svg:y="18.879cm" svg:viewBox="0 0 613 830" svg:d="M286 830h195v-27h-195zM0 705h481v-27h-481zM0 580h481v-26h-481zM0 456h481v-27h-481zM0 330h194v-27h-194zM0 205h194v-26h-194zM429 0v192h184z">
          <text:p/>
        </draw:path>
        <draw:frame draw:style-name="gr22" draw:text-style-name="P2" draw:layer="layout" svg:width="1.265cm" svg:height="0.542cm" svg:x="9.201cm" svg:y="20.023cm">
          <draw:text-box>
            <text:p text:style-name="P3"><text:span text:style-name="T7">API corpus</text:span></text:p>
          </draw:text-box>
        </draw:frame>
        <draw:frame draw:style-name="gr24" draw:text-style-name="P2" draw:layer="layout" svg:width="3.969cm" svg:height="0.483cm" svg:x="2.61cm" svg:y="17.441cm">
          <draw:text-box>
            <text:p text:style-name="P3"><text:span text:style-name="T8">Python API corpus generation</text:span></text:p>
          </draw:text-box>
        </draw:frame>
        <draw:polyline draw:style-name="gr23" draw:text-style-name="P2" draw:layer="layout" svg:width="1.137cm" svg:height="0.807cm" svg:x="8.052cm" svg:y="18.642cm" svg:viewBox="0 0 1138 808" draw:points="0,0 423,0 423,808 1138,808">
          <text:p/>
        </draw:polyline>
        <draw:polyline draw:style-name="gr23" draw:text-style-name="P2" draw:layer="layout" svg:width="1.137cm" svg:height="1.149cm" svg:x="8.052cm" svg:y="19.449cm" svg:viewBox="0 0 1138 1150" draw:points="0,1150 423,1150 423,0 1138,0">
          <text:p/>
        </draw:polyline>
        <draw:g>
          <draw:polygon draw:style-name="gr1" draw:text-style-name="P1" draw:layer="layout" svg:width="6.231cm" svg:height="4.365cm" svg:x="2.443cm" svg:y="24.386cm" svg:viewBox="0 0 6232 4366" draw:points="0,4366 6232,4366 6232,0 0,0">
            <text:p/>
          </draw:polygon>
          <draw:polygon draw:style-name="gr21" draw:text-style-name="P2" draw:layer="layout" svg:width="6.231cm" svg:height="4.365cm" svg:x="2.443cm" svg:y="24.386cm" svg:viewBox="0 0 6232 4366" draw:points="0,4366 6232,4366 6232,0 0,0">
            <text:p/>
          </draw:polygon>
        </draw:g>
        <draw:polygon draw:style-name="gr9" draw:text-style-name="P5" draw:layer="layout" svg:width="0.743cm" svg:height="1.025cm" svg:x="3.195cm" svg:y="25.204cm" svg:viewBox="0 0 744 1026" draw:points="30,0 0,0 0,1026 744,1026 744,994 30,994">
          <text:p/>
        </draw:polygon>
        <draw:g>
          <draw:path draw:style-name="gr1" draw:text-style-name="P1" draw:layer="layout" svg:width="0.865cm" svg:height="1.153cm" svg:x="3.135cm" svg:y="25.14cm" svg:viewBox="0 0 866 1154" svg:d="M30 128h-30v1026h745v-32h-715zM866 195l-185-195h-560v1026h745z">
            <text:p/>
          </draw:path>
          <draw:polygon draw:style-name="gr8" draw:text-style-name="P2" draw:layer="layout" svg:width="0.743cm" svg:height="1.025cm" svg:x="3.256cm" svg:y="25.14cm" svg:viewBox="0 0 744 1026" draw:points="744,195 559,0 0,0 0,1026 744,1026">
            <text:p/>
          </draw:polygon>
        </draw:g>
        <draw:path draw:style-name="gr9" draw:text-style-name="P5" draw:layer="layout" svg:width="0.612cm" svg:height="0.829cm" svg:x="3.381cm" svg:y="25.147cm" svg:viewBox="0 0 613 830" svg:d="M286 830h195v-27h-195zM0 705h481v-27h-481zM0 580h481v-26h-481zM0 456h481v-27h-481zM0 330h194v-27h-194zM0 205h194v-26h-194zM429 0v192h184z">
          <text:p/>
        </draw:path>
        <draw:frame draw:style-name="gr22" draw:text-style-name="P2" draw:layer="layout" svg:width="2.133cm" svg:height="0.542cm" svg:x="2.5cm" svg:y="26.29cm">
          <draw:text-box>
            <text:p text:style-name="P3"><text:span text:style-name="T6">Real-world programs</text:span></text:p>
          </draw:text-box>
        </draw:frame>
        <draw:g>
          <draw:g>
            <draw:polygon draw:style-name="gr1" draw:text-style-name="P1" draw:layer="layout" svg:width="2.54cm" svg:height="0.635cm" svg:x="5.181cm" svg:y="26.251cm" svg:viewBox="0 0 2541 636" draw:points="0,636 2541,636 2541,0 0,0">
              <text:p/>
            </draw:polygon>
            <draw:polygon draw:style-name="gr2" draw:text-style-name="P2" draw:layer="layout" svg:width="2.54cm" svg:height="0.635cm" svg:x="5.181cm" svg:y="26.251cm" svg:viewBox="0 0 2541 636" draw:points="0,636 2541,636 2541,0 0,0">
              <text:p/>
            </draw:polygon>
          </draw:g>
          <draw:frame draw:style-name="gr20" draw:text-style-name="P2" draw:layer="layout" svg:width="2.54cm" svg:height="0.635cm" svg:x="5.181cm" svg:y="26.251cm">
            <draw:text-box>
              <text:p text:style-name="P3"><text:span text:style-name="T1">Structure extraction</text:span></text:p>
            </draw:text-box>
          </draw:frame>
        </draw:g>
        <draw:frame draw:style-name="gr24" draw:text-style-name="P2" draw:layer="layout" svg:width="3.969cm" svg:height="0.483cm" svg:x="4.348cm" svg:y="24.541cm">
          <draw:text-box>
            <text:p text:style-name="P3"><text:span text:style-name="T8">Python APP template generation</text:span></text:p>
          </draw:text-box>
        </draw:frame>
        <draw:polygon draw:style-name="gr9" draw:text-style-name="P5" draw:layer="layout" svg:width="0.743cm" svg:height="1.025cm" svg:x="3.195cm" svg:y="26.909cm" svg:viewBox="0 0 744 1026" draw:points="30,0 0,0 0,1026 744,1026 744,994 30,994">
          <text:p/>
        </draw:polygon>
        <draw:g>
          <draw:path draw:style-name="gr1" draw:text-style-name="P1" draw:layer="layout" svg:width="0.865cm" svg:height="1.153cm" svg:x="3.135cm" svg:y="26.844cm" svg:viewBox="0 0 866 1154" svg:d="M30 128h-30v1026h745v-32h-715zM866 195l-185-195h-560v1026h745z">
            <text:p/>
          </draw:path>
          <draw:polygon draw:style-name="gr8" draw:text-style-name="P2" draw:layer="layout" svg:width="0.743cm" svg:height="1.025cm" svg:x="3.256cm" svg:y="26.844cm" svg:viewBox="0 0 744 1026" draw:points="744,195 559,0 0,0 0,1026 744,1026">
            <text:p/>
          </draw:polygon>
        </draw:g>
        <draw:path draw:style-name="gr9" draw:text-style-name="P5" draw:layer="layout" svg:width="0.612cm" svg:height="0.829cm" svg:x="3.381cm" svg:y="26.851cm" svg:viewBox="0 0 613 830" svg:d="M286 830h195v-27h-195zM0 705h481v-27h-481zM0 580h481v-26h-481zM0 456h481v-27h-481zM0 330h194v-27h-194zM0 205h194v-26h-194zM429 0v192h184z">
          <text:p/>
        </draw:path>
        <draw:frame draw:style-name="gr25" draw:text-style-name="P2" draw:layer="layout" svg:width="2.162cm" svg:height="0.801cm" svg:x="2.486cm" svg:y="27.992cm">
          <draw:text-box>
            <text:p text:style-name="P3"><text:span text:style-name="T6">Bug/Vulnerability code snippets</text:span></text:p>
          </draw:text-box>
        </draw:frame>
        <draw:polyline draw:style-name="gr23" draw:text-style-name="P2" draw:layer="layout" svg:width="0.971cm" svg:height="0.852cm" svg:x="4.211cm" svg:y="25.716cm" svg:viewBox="0 0 972 853" draw:points="0,0 424,0 424,853 972,853">
          <text:p/>
        </draw:polyline>
        <draw:polyline draw:style-name="gr23" draw:text-style-name="P2" draw:layer="layout" svg:width="0.971cm" svg:height="0.852cm" svg:x="4.211cm" svg:y="26.569cm" svg:viewBox="0 0 972 853" draw:points="0,853 424,853 424,0 972,0">
          <text:p/>
        </draw:polyline>
        <draw:polygon draw:style-name="gr9" draw:text-style-name="P5" draw:layer="layout" svg:width="0.743cm" svg:height="1.025cm" svg:x="9.427cm" svg:y="26.056cm" svg:viewBox="0 0 744 1026" draw:points="30,0 0,0 0,1026 744,1026 744,994 30,994">
          <text:p/>
        </draw:polygon>
        <draw:g>
          <draw:path draw:style-name="gr1" draw:text-style-name="P1" draw:layer="layout" svg:width="0.865cm" svg:height="1.153cm" svg:x="9.366cm" svg:y="25.992cm" svg:viewBox="0 0 866 1154" svg:d="M30 128h-30v1026h745v-32h-715zM866 195l-185-195h-560v1026h745z">
            <text:p/>
          </draw:path>
          <draw:polygon draw:style-name="gr8" draw:text-style-name="P2" draw:layer="layout" svg:width="0.743cm" svg:height="1.025cm" svg:x="9.487cm" svg:y="25.992cm" svg:viewBox="0 0 744 1026" draw:points="744,195 559,0 0,0 0,1026 744,1026">
            <text:p/>
          </draw:polygon>
        </draw:g>
        <draw:path draw:style-name="gr9" draw:text-style-name="P5" draw:layer="layout" svg:width="0.612cm" svg:height="0.829cm" svg:x="9.613cm" svg:y="25.999cm" svg:viewBox="0 0 613 830" svg:d="M286 830h195v-27h-195zM0 705h481v-27h-481zM0 580h481v-26h-481zM0 456h481v-27h-481zM0 330h194v-27h-194zM0 205h194v-26h-194zM429 0v192h184z">
          <text:p/>
        </draw:path>
        <draw:frame draw:style-name="gr22" draw:text-style-name="P2" draw:layer="layout" svg:width="1.618cm" svg:height="0.542cm" svg:x="8.99cm" svg:y="27.142cm">
          <draw:text-box>
            <text:p text:style-name="P3"><text:span text:style-name="T7">APP templates</text:span></text:p>
          </draw:text-box>
        </draw:frame>
        <draw:line draw:style-name="gr23" draw:text-style-name="P2" draw:layer="layout" svg:x1="7.721cm" svg:y1="26.569cm" svg:x2="9.154cm" svg:y2="26.569cm">
          <text:p/>
        </draw:line>
        <draw:polygon draw:style-name="gr9" draw:text-style-name="P5" draw:layer="layout" svg:width="0.743cm" svg:height="1.025cm" svg:x="6.34cm" svg:y="22.307cm" svg:viewBox="0 0 744 1026" draw:points="30,0 0,0 0,1026 744,1026 744,994 30,994">
          <text:p/>
        </draw:polygon>
        <draw:g>
          <draw:path draw:style-name="gr9" draw:text-style-name="P5" draw:layer="layout" svg:width="0.865cm" svg:height="1.153cm" svg:x="6.279cm" svg:y="22.243cm" svg:viewBox="0 0 866 1154" svg:d="M30 128h-30v1026h745v-32h-715zM866 195l-185-195h-560v1026h745z">
            <text:p/>
          </draw:path>
          <draw:polygon draw:style-name="gr8" draw:text-style-name="P2" draw:layer="layout" svg:width="0.743cm" svg:height="1.025cm" svg:x="6.4cm" svg:y="22.243cm" svg:viewBox="0 0 744 1026" draw:points="744,195 559,0 0,0 0,1026 744,1026">
            <text:p/>
          </draw:polygon>
        </draw:g>
        <draw:path draw:style-name="gr9" draw:text-style-name="P5" draw:layer="layout" svg:width="0.612cm" svg:height="0.829cm" svg:x="6.526cm" svg:y="22.249cm" svg:viewBox="0 0 613 830" svg:d="M286 830h195v-27h-195zM0 705h481v-27h-481zM0 580h481v-26h-481zM0 456h481v-27h-481zM0 330h194v-27h-194zM0 205h194v-26h-194zM429 0v192h184z">
          <text:p/>
        </draw:path>
        <draw:frame draw:style-name="gr25" draw:text-style-name="P2" draw:layer="layout" svg:width="2.162cm" svg:height="0.801cm" svg:x="5.631cm" svg:y="23.391cm">
          <draw:text-box>
            <text:p text:style-name="P3"><text:span text:style-name="T7">Script command definitions</text:span></text:p>
          </draw:text-box>
        </draw:frame>
        <draw:g>
          <draw:g>
            <draw:polygon draw:style-name="gr1" draw:text-style-name="P1" draw:layer="layout" svg:width="2.823cm" svg:height="0.677cm" svg:x="7.871cm" svg:y="22.481cm" svg:viewBox="0 0 2824 678" draw:points="0,678 2824,678 2824,0 0,0">
              <text:p/>
            </draw:polygon>
            <draw:polygon draw:style-name="gr21" draw:text-style-name="P2" draw:layer="layout" svg:width="2.823cm" svg:height="0.677cm" svg:x="7.871cm" svg:y="22.481cm" svg:viewBox="0 0 2824 678" draw:points="0,678 2824,678 2824,0 0,0">
              <text:p/>
            </draw:polygon>
          </draw:g>
          <draw:frame draw:style-name="gr26" draw:text-style-name="P2" draw:layer="layout" svg:width="2.823cm" svg:height="0.704cm" svg:x="7.871cm" svg:y="22.468cm">
            <draw:text-box>
              <text:p text:style-name="P3"><text:span text:style-name="T9">Script interpreter</text:span></text:p>
            </draw:text-box>
          </draw:frame>
        </draw:g>
        <draw:line draw:style-name="gr23" draw:text-style-name="P2" draw:layer="layout" svg:x1="9.835cm" svg:y1="20.417cm" svg:x2="9.844cm" svg:y2="22.482cm">
          <text:p/>
        </draw:line>
        <draw:line draw:style-name="gr23" draw:text-style-name="P2" draw:layer="layout" svg:x1="9.799cm" svg:y1="25.782cm" svg:x2="9.818cm" svg:y2="23.158cm">
          <text:p/>
        </draw:line>
        <draw:line draw:style-name="gr23" draw:text-style-name="P2" draw:layer="layout" svg:x1="7.355cm" svg:y1="22.819cm" svg:x2="7.87cm" svg:y2="22.819cm">
          <text:p/>
        </draw:line>
        <draw:polygon draw:style-name="gr9" draw:text-style-name="P5" draw:layer="layout" svg:width="0.743cm" svg:height="1.025cm" svg:x="11.707cm" svg:y="22.307cm" svg:viewBox="0 0 744 1026" draw:points="30,0 0,0 0,1026 744,1026 744,994 30,994">
          <text:p/>
        </draw:polygon>
        <draw:g>
          <draw:path draw:style-name="gr9" draw:text-style-name="P5" draw:layer="layout" svg:width="0.865cm" svg:height="1.153cm" svg:x="11.646cm" svg:y="22.243cm" svg:viewBox="0 0 866 1154" svg:d="M30 128h-30v1026h745v-32h-715zM866 195l-185-195h-560v1026h745z">
            <text:p/>
          </draw:path>
          <draw:polygon draw:style-name="gr8" draw:text-style-name="P2" draw:layer="layout" svg:width="0.743cm" svg:height="1.025cm" svg:x="11.768cm" svg:y="22.243cm" svg:viewBox="0 0 744 1026" draw:points="744,195 559,0 0,0 0,1026 744,1026">
            <text:p/>
          </draw:polygon>
        </draw:g>
        <draw:path draw:style-name="gr9" draw:text-style-name="P5" draw:layer="layout" svg:width="0.612cm" svg:height="0.829cm" svg:x="11.893cm" svg:y="22.249cm" svg:viewBox="0 0 613 830" svg:d="M286 830h195v-27h-195zM0 705h481v-27h-481zM0 580h481v-26h-481zM0 456h481v-27h-481zM0 330h194v-27h-194zM0 205h194v-26h-194zM429 0v192h184z">
          <text:p/>
        </draw:path>
        <draw:frame draw:style-name="gr22" draw:text-style-name="P2" draw:layer="layout" svg:width="1.459cm" svg:height="0.542cm" svg:x="11.349cm" svg:y="23.393cm">
          <draw:text-box>
            <text:p text:style-name="P3"><text:span text:style-name="T7">Python APPS</text:span></text:p>
          </draw:text-box>
        </draw:frame>
        <draw:line draw:style-name="gr23" draw:text-style-name="P2" draw:layer="layout" svg:x1="10.694cm" svg:y1="22.819cm" svg:x2="11.434cm" svg:y2="22.819cm">
          <text:p/>
        </draw:line>
        <draw:g>
          <draw:g>
            <draw:polygon draw:style-name="gr1" draw:text-style-name="P1" draw:layer="layout" svg:width="7.144cm" svg:height="0.677cm" svg:x="13.176cm" svg:y="26.227cm" svg:viewBox="0 0 7145 678" draw:points="0,678 7145,678 7145,0 0,0">
              <text:p/>
            </draw:polygon>
            <draw:polygon draw:style-name="gr21" draw:text-style-name="P2" draw:layer="layout" svg:width="7.144cm" svg:height="0.677cm" svg:x="13.176cm" svg:y="26.227cm" svg:viewBox="0 0 7145 678" draw:points="0,678 7145,678 7145,0 0,0">
              <text:p/>
            </draw:polygon>
          </draw:g>
          <draw:frame draw:style-name="gr26" draw:text-style-name="P2" draw:layer="layout" svg:width="7.144cm" svg:height="0.704cm" svg:x="13.176cm" svg:y="26.214cm">
            <draw:text-box>
              <text:p text:style-name="P3"><text:span text:style-name="T9">Fuzzing Core: Atheris + Libfuzzer</text:span></text:p>
            </draw:text-box>
          </draw:frame>
        </draw:g>
        <draw:g>
          <draw:g>
            <draw:polygon draw:style-name="gr1" draw:text-style-name="P1" draw:layer="layout" svg:width="3.175cm" svg:height="2.937cm" svg:x="13.176cm" svg:y="21.723cm" svg:viewBox="0 0 3176 2938" draw:points="0,2938 3176,2938 3176,0 0,0">
              <text:p/>
            </draw:polygon>
            <draw:polygon draw:style-name="gr21" draw:text-style-name="P2" draw:layer="layout" svg:width="3.175cm" svg:height="2.937cm" svg:x="13.176cm" svg:y="21.723cm" svg:viewBox="0 0 3176 2938" draw:points="0,2938 3176,2938 3176,0 0,0">
              <text:p/>
            </draw:polygon>
          </draw:g>
          <draw:frame draw:style-name="gr27" draw:text-style-name="P2" draw:layer="layout" svg:width="3.175cm" svg:height="2.937cm" svg:x="13.176cm" svg:y="21.723cm">
            <draw:text-box>
              <text:p text:style-name="P3"><text:span text:style-name="T9">Level-1 fuzzing</text:span></text:p>
            </draw:text-box>
          </draw:frame>
        </draw:g>
        <draw:line draw:style-name="gr23" draw:text-style-name="P2" draw:layer="layout" svg:x1="12.723cm" svg:y1="22.819cm" svg:x2="13.737cm" svg:y2="22.819cm">
          <text:p/>
        </draw:line>
        <draw:g>
          <draw:g>
            <draw:polygon draw:style-name="gr1" draw:text-style-name="P1" draw:layer="layout" svg:width="3.175cm" svg:height="2.937cm" svg:x="17.145cm" svg:y="21.726cm" svg:viewBox="0 0 3176 2938" draw:points="0,2938 3176,2938 3176,0 0,0">
              <text:p/>
            </draw:polygon>
            <draw:polygon draw:style-name="gr21" draw:text-style-name="P2" draw:layer="layout" svg:width="3.175cm" svg:height="2.937cm" svg:x="17.145cm" svg:y="21.726cm" svg:viewBox="0 0 3176 2938" draw:points="0,2938 3176,2938 3176,0 0,0">
              <text:p/>
            </draw:polygon>
          </draw:g>
          <draw:frame draw:style-name="gr27" draw:text-style-name="P2" draw:layer="layout" svg:width="3.175cm" svg:height="2.937cm" svg:x="17.145cm" svg:y="21.726cm">
            <draw:text-box>
              <text:p text:style-name="P3"><text:span text:style-name="T9">Level-2 fuzzing</text:span></text:p>
            </draw:text-box>
          </draw:frame>
        </draw:g>
        <draw:g>
          <draw:g>
            <draw:polygon draw:style-name="gr1" draw:text-style-name="P1" draw:layer="layout" svg:width="2.138cm" svg:height="0.635cm" svg:x="13.737cm" svg:y="23.628cm" svg:viewBox="0 0 2139 636" draw:points="0,636 2139,636 2139,0 0,0">
              <text:p/>
            </draw:polygon>
            <draw:polygon draw:style-name="gr2" draw:text-style-name="P2" draw:layer="layout" svg:width="2.138cm" svg:height="0.635cm" svg:x="13.737cm" svg:y="23.628cm" svg:viewBox="0 0 2139 636" draw:points="0,636 2139,636 2139,0 0,0">
              <text:p/>
            </draw:polygon>
          </draw:g>
          <draw:frame draw:style-name="gr20" draw:text-style-name="P2" draw:layer="layout" svg:width="2.138cm" svg:height="0.635cm" svg:x="13.737cm" svg:y="23.628cm">
            <draw:text-box>
              <text:p text:style-name="P3"><text:span text:style-name="T1">APP selection</text:span></text:p>
            </draw:text-box>
          </draw:frame>
        </draw:g>
        <draw:g>
          <draw:g>
            <draw:polygon draw:style-name="gr1" draw:text-style-name="P1" draw:layer="layout" svg:width="2.138cm" svg:height="0.514cm" svg:x="13.737cm" svg:y="22.562cm" svg:viewBox="0 0 2139 515" draw:points="0,515 2139,515 2139,0 0,0">
              <text:p/>
            </draw:polygon>
            <draw:path draw:style-name="gr2" draw:text-style-name="P2" draw:layer="layout" svg:width="2.138cm" svg:height="0.514cm" svg:x="13.737cm" svg:y="22.562cm" svg:viewBox="0 0 2139 515" svg:d="M0 515h2139v-515h-2139zM317 515v-515M1821 515v-515">
              <text:p/>
            </draw:path>
          </draw:g>
          <draw:frame draw:style-name="gr28" draw:text-style-name="P2" draw:layer="layout" svg:width="1.503cm" svg:height="0.514cm" svg:x="14.054cm" svg:y="22.562cm">
            <draw:text-box>
              <text:p text:style-name="P3"><text:span text:style-name="T1">APP queue</text:span></text:p>
            </draw:text-box>
          </draw:frame>
        </draw:g>
        <draw:line draw:style-name="gr23" draw:text-style-name="P2" draw:layer="layout" svg:x1="14.806cm" svg:y1="23.076cm" svg:x2="14.806cm" svg:y2="23.627cm">
          <text:p/>
        </draw:line>
        <draw:g>
          <draw:polygon draw:style-name="gr1" draw:text-style-name="P1" draw:layer="layout" svg:width="2.54cm" svg:height="1.905cm" svg:x="17.383cm" svg:y="22.438cm" svg:viewBox="0 0 2541 1906" draw:points="0,1906 2541,1906 2541,0 0,0">
            <text:p/>
          </draw:polygon>
          <draw:polygon draw:style-name="gr2" draw:text-style-name="P2" draw:layer="layout" svg:width="2.54cm" svg:height="1.905cm" svg:x="17.383cm" svg:y="22.438cm" svg:viewBox="0 0 2541 1906" draw:points="0,1906 2541,1906 2541,0 0,0">
            <text:p/>
          </draw:polygon>
        </draw:g>
        <draw:g>
          <draw:polygon draw:style-name="gr1" draw:text-style-name="P1" draw:layer="layout" svg:width="2.54cm" svg:height="1.905cm" svg:x="17.542cm" svg:y="22.559cm" svg:viewBox="0 0 2541 1906" draw:points="0,1906 2541,1906 2541,0 0,0">
            <text:p/>
          </draw:polygon>
          <draw:polygon draw:style-name="gr2" draw:text-style-name="P2" draw:layer="layout" svg:width="2.54cm" svg:height="1.905cm" svg:x="17.542cm" svg:y="22.559cm" svg:viewBox="0 0 2541 1906" draw:points="0,1906 2541,1906 2541,0 0,0">
            <text:p/>
          </draw:polygon>
        </draw:g>
        <draw:g>
          <draw:g>
            <draw:polygon draw:style-name="gr1" draw:text-style-name="P1" draw:layer="layout" svg:width="2.138cm" svg:height="0.397cm" svg:x="17.743cm" svg:y="22.824cm" svg:viewBox="0 0 2139 398" draw:points="0,398 2139,398 2139,0 0,0">
              <text:p/>
            </draw:polygon>
            <draw:path draw:style-name="gr2" draw:text-style-name="P2" draw:layer="layout" svg:width="2.138cm" svg:height="0.397cm" svg:x="17.743cm" svg:y="22.824cm" svg:viewBox="0 0 2139 398" svg:d="M0 398h2139v-398h-2139zM317 398v-398M1821 398v-398">
              <text:p/>
            </draw:path>
          </draw:g>
          <draw:frame draw:style-name="gr24" draw:text-style-name="P2" draw:layer="layout" svg:width="1.503cm" svg:height="0.483cm" svg:x="18.06cm" svg:y="22.781cm">
            <draw:text-box>
              <text:p text:style-name="P3"><text:span text:style-name="T1">Seed queue</text:span></text:p>
            </draw:text-box>
          </draw:frame>
        </draw:g>
        <draw:g>
          <draw:g>
            <draw:polygon draw:style-name="gr1" draw:text-style-name="P1" draw:layer="layout" svg:width="2.138cm" svg:height="0.397cm" svg:x="17.743cm" svg:y="23.89cm" svg:viewBox="0 0 2139 398" draw:points="0,398 2139,398 2139,0 0,0">
              <text:p/>
            </draw:polygon>
            <draw:polygon draw:style-name="gr2" draw:text-style-name="P2" draw:layer="layout" svg:width="2.138cm" svg:height="0.397cm" svg:x="17.743cm" svg:y="23.89cm" svg:viewBox="0 0 2139 398" draw:points="0,398 2139,398 2139,0 0,0">
              <text:p/>
            </draw:polygon>
          </draw:g>
          <draw:frame draw:style-name="gr24" draw:text-style-name="P2" draw:layer="layout" svg:width="2.138cm" svg:height="0.483cm" svg:x="17.743cm" svg:y="23.847cm">
            <draw:text-box>
              <text:p text:style-name="P3"><text:span text:style-name="T1">Custom mutater</text:span></text:p>
            </draw:text-box>
          </draw:frame>
        </draw:g>
        <draw:line draw:style-name="gr23" draw:text-style-name="P2" draw:layer="layout" svg:x1="18.812cm" svg:y1="23.221cm" svg:x2="18.812cm" svg:y2="23.89cm">
          <text:p/>
        </draw:line>
        <draw:polyline draw:style-name="gr23" draw:text-style-name="P2" draw:layer="layout" svg:width="1.667cm" svg:height="0.435cm" svg:x="15.875cm" svg:y="23.511cm" svg:viewBox="0 0 1668 436" draw:points="0,436 636,436 636,0 1668,0">
          <text:p/>
        </draw:polyline>
        <draw:g>
          <draw:g>
            <draw:polygon draw:style-name="gr29" draw:text-style-name="P8" draw:layer="layout" svg:width="7.144cm" svg:height="0.397cm" svg:x="13.176cm" svg:y="25.295cm" svg:viewBox="0 0 7145 398" draw:points="0,398 7145,398 7145,0 0,0">
              <text:p/>
            </draw:polygon>
            <draw:polygon draw:style-name="gr2" draw:text-style-name="P2" draw:layer="layout" svg:width="7.144cm" svg:height="0.397cm" svg:x="13.176cm" svg:y="25.295cm" svg:viewBox="0 0 7145 398" draw:points="0,398 7145,398 7145,0 0,0">
              <text:p/>
            </draw:polygon>
          </draw:g>
          <draw:frame draw:style-name="gr24" draw:text-style-name="P2" draw:layer="layout" svg:width="7.144cm" svg:height="0.483cm" svg:x="13.176cm" svg:y="25.252cm">
            <draw:text-box>
              <text:p text:style-name="P3"><text:span text:style-name="T1">Coverage feedback</text:span></text:p>
            </draw:text-box>
          </draw:frame>
        </draw:g>
        <draw:line draw:style-name="gr30" draw:text-style-name="P2" draw:layer="layout" svg:x1="14.764cm" svg:y1="24.66cm" svg:x2="14.764cm" svg:y2="25.294cm">
          <text:p/>
        </draw:line>
        <draw:line draw:style-name="gr30" draw:text-style-name="P2" draw:layer="layout" svg:x1="18.733cm" svg:y1="24.663cm" svg:x2="18.733cm" svg:y2="25.295cm">
          <text:p/>
        </draw:line>
        <draw:line draw:style-name="gr30" draw:text-style-name="P2" draw:layer="layout" svg:x1="16.748cm" svg:y1="25.692cm" svg:x2="16.748cm" svg:y2="26.226cm">
          <text:p/>
        </draw:line>
      </draw:page>
      <draw:page draw:name="PGEN" draw:style-name="dp1" draw:master-page-name="PM1">
        <draw:g>
          <draw:polygon draw:style-name="gr1" draw:text-style-name="P1" draw:layer="layout" svg:width="13.176cm" svg:height="4.207cm" svg:x="6.989cm" svg:y="50.885cm" svg:viewBox="0 0 13177 4208" draw:points="0,4208 13177,4208 13177,0 0,0">
            <text:p/>
          </draw:polygon>
          <draw:polygon draw:style-name="gr14" draw:text-style-name="P2" draw:layer="layout" svg:width="13.176cm" svg:height="4.207cm" svg:x="6.989cm" svg:y="50.885cm" svg:viewBox="0 0 13177 4208" draw:points="0,4208 13177,4208 13177,0 0,0">
            <text:p/>
          </draw:polygon>
        </draw:g>
        <draw:g>
          <draw:polygon draw:style-name="gr1" draw:text-style-name="P1" draw:layer="layout" svg:width="3.175cm" svg:height="4.921cm" svg:x="2.982cm" svg:y="5.066cm" svg:viewBox="0 0 3176 4922" draw:points="0,4922 3176,4922 3176,0 0,0">
            <text:p/>
          </draw:polygon>
          <draw:polygon draw:style-name="gr3" draw:text-style-name="P2" draw:layer="layout" svg:width="3.175cm" svg:height="4.921cm" svg:x="2.982cm" svg:y="5.066cm" svg:viewBox="0 0 3176 4922" draw:points="0,4922 3176,4922 3176,0 0,0">
            <text:p/>
          </draw:polygon>
        </draw:g>
        <draw:g>
          <draw:g>
            <draw:polygon draw:style-name="gr1" draw:text-style-name="P1" draw:layer="layout" svg:width="2.54cm" svg:height="0.476cm" svg:x="3.3cm" svg:y="6.654cm" svg:viewBox="0 0 2541 477" draw:points="0,477 2541,477 2541,0 0,0">
              <text:p/>
            </draw:polygon>
            <draw:polygon draw:style-name="gr2" draw:text-style-name="P2" draw:layer="layout" svg:width="2.54cm" svg:height="0.476cm" svg:x="3.3cm" svg:y="6.654cm" svg:viewBox="0 0 2541 477" draw:points="0,477 2541,477 2541,0 0,0">
              <text:p/>
            </draw:polygon>
          </draw:g>
          <draw:frame draw:style-name="gr13" draw:text-style-name="P2" draw:layer="layout" svg:width="2.54cm" svg:height="0.483cm" svg:x="3.3cm" svg:y="6.651cm">
            <draw:text-box>
              <text:p text:style-name="P3"><text:span text:style-name="T1">Global variable</text:span></text:p>
            </draw:text-box>
          </draw:frame>
        </draw:g>
        <draw:g>
          <draw:g>
            <draw:polygon draw:style-name="gr1" draw:text-style-name="P1" draw:layer="layout" svg:width="2.54cm" svg:height="0.476cm" svg:x="3.3cm" svg:y="7.527cm" svg:viewBox="0 0 2541 477" draw:points="0,477 2541,477 2541,0 0,0">
              <text:p/>
            </draw:polygon>
            <draw:polygon draw:style-name="gr2" draw:text-style-name="P2" draw:layer="layout" svg:width="2.54cm" svg:height="0.476cm" svg:x="3.3cm" svg:y="7.527cm" svg:viewBox="0 0 2541 477" draw:points="0,477 2541,477 2541,0 0,0">
              <text:p/>
            </draw:polygon>
          </draw:g>
          <draw:frame draw:style-name="gr13" draw:text-style-name="P2" draw:layer="layout" svg:width="2.54cm" svg:height="0.483cm" svg:x="3.3cm" svg:y="7.524cm">
            <draw:text-box>
              <text:p text:style-name="P3"><text:span text:style-name="T1">Class</text:span></text:p>
            </draw:text-box>
          </draw:frame>
        </draw:g>
        <draw:g>
          <draw:g>
            <draw:polygon draw:style-name="gr1" draw:text-style-name="P1" draw:layer="layout" svg:width="2.54cm" svg:height="0.476cm" svg:x="3.3cm" svg:y="8.4cm" svg:viewBox="0 0 2541 477" draw:points="0,477 2541,477 2541,0 0,0">
              <text:p/>
            </draw:polygon>
            <draw:polygon draw:style-name="gr2" draw:text-style-name="P2" draw:layer="layout" svg:width="2.54cm" svg:height="0.476cm" svg:x="3.3cm" svg:y="8.4cm" svg:viewBox="0 0 2541 477" draw:points="0,477 2541,477 2541,0 0,0">
              <text:p/>
            </draw:polygon>
          </draw:g>
          <draw:frame draw:style-name="gr13" draw:text-style-name="P2" draw:layer="layout" svg:width="2.54cm" svg:height="0.483cm" svg:x="3.3cm" svg:y="8.397cm">
            <draw:text-box>
              <text:p text:style-name="P3"><text:span text:style-name="T1">Function</text:span></text:p>
            </draw:text-box>
          </draw:frame>
        </draw:g>
        <draw:g>
          <draw:g>
            <draw:polygon draw:style-name="gr1" draw:text-style-name="P1" draw:layer="layout" svg:width="2.54cm" svg:height="0.476cm" svg:x="3.3cm" svg:y="9.273cm" svg:viewBox="0 0 2541 477" draw:points="0,477 2541,477 2541,0 0,0">
              <text:p/>
            </draw:polygon>
            <draw:polygon draw:style-name="gr2" draw:text-style-name="P2" draw:layer="layout" svg:width="2.54cm" svg:height="0.476cm" svg:x="3.3cm" svg:y="9.273cm" svg:viewBox="0 0 2541 477" draw:points="0,477 2541,477 2541,0 0,0">
              <text:p/>
            </draw:polygon>
          </draw:g>
          <draw:frame draw:style-name="gr13" draw:text-style-name="P2" draw:layer="layout" svg:width="2.54cm" svg:height="0.483cm" svg:x="3.3cm" svg:y="9.27cm">
            <draw:text-box>
              <text:p text:style-name="P3"><text:span text:style-name="T1">Statement</text:span></text:p>
            </draw:text-box>
          </draw:frame>
        </draw:g>
        <draw:frame draw:style-name="gr13" draw:text-style-name="P2" draw:layer="layout" svg:width="1.905cm" svg:height="0.483cm" svg:x="3.617cm" svg:y="5.222cm">
          <draw:text-box>
            <text:p text:style-name="P3"><text:span text:style-name="T10">Python APP</text:span></text:p>
          </draw:text-box>
        </draw:frame>
        <draw:g>
          <draw:g>
            <draw:polygon draw:style-name="gr1" draw:text-style-name="P1" draw:layer="layout" svg:width="2.54cm" svg:height="0.476cm" svg:x="3.3cm" svg:y="5.86cm" svg:viewBox="0 0 2541 477" draw:points="0,477 2541,477 2541,0 0,0">
              <text:p/>
            </draw:polygon>
            <draw:polygon draw:style-name="gr2" draw:text-style-name="P2" draw:layer="layout" svg:width="2.54cm" svg:height="0.476cm" svg:x="3.3cm" svg:y="5.86cm" svg:viewBox="0 0 2541 477" draw:points="0,477 2541,477 2541,0 0,0">
              <text:p/>
            </draw:polygon>
          </draw:g>
          <draw:frame draw:style-name="gr13" draw:text-style-name="P2" draw:layer="layout" svg:width="2.54cm" svg:height="0.483cm" svg:x="3.3cm" svg:y="5.857cm">
            <draw:text-box>
              <text:p text:style-name="P3"><text:span text:style-name="T1">Import</text:span></text:p>
            </draw:text-box>
          </draw:frame>
        </draw:g>
        <draw:g>
          <draw:polygon draw:style-name="gr1" draw:text-style-name="P1" draw:layer="layout" svg:width="3.175cm" svg:height="4.921cm" svg:x="10.439cm" svg:y="5.066cm" svg:viewBox="0 0 3176 4922" draw:points="0,4922 3176,4922 3176,0 0,0">
            <text:p/>
          </draw:polygon>
          <draw:polygon draw:style-name="gr3" draw:text-style-name="P2" draw:layer="layout" svg:width="3.175cm" svg:height="4.921cm" svg:x="10.439cm" svg:y="5.066cm" svg:viewBox="0 0 3176 4922" draw:points="0,4922 3176,4922 3176,0 0,0">
            <text:p/>
          </draw:polygon>
        </draw:g>
        <draw:g>
          <draw:g>
            <draw:polygon draw:style-name="gr1" draw:text-style-name="P1" draw:layer="layout" svg:width="2.54cm" svg:height="0.476cm" svg:x="10.757cm" svg:y="6.654cm" svg:viewBox="0 0 2541 477" draw:points="0,477 2541,477 2541,0 0,0">
              <text:p/>
            </draw:polygon>
            <draw:polygon draw:style-name="gr2" draw:text-style-name="P2" draw:layer="layout" svg:width="2.54cm" svg:height="0.476cm" svg:x="10.757cm" svg:y="6.654cm" svg:viewBox="0 0 2541 477" draw:points="0,477 2541,477 2541,0 0,0">
              <text:p/>
            </draw:polygon>
          </draw:g>
          <draw:frame draw:style-name="gr13" draw:text-style-name="P2" draw:layer="layout" svg:width="2.54cm" svg:height="0.483cm" svg:x="10.757cm" svg:y="6.651cm">
            <draw:text-box>
              <text:p text:style-name="P3"><text:span text:style-name="T1">AST_gv</text:span></text:p>
            </draw:text-box>
          </draw:frame>
        </draw:g>
        <draw:g>
          <draw:g>
            <draw:polygon draw:style-name="gr1" draw:text-style-name="P1" draw:layer="layout" svg:width="2.54cm" svg:height="0.476cm" svg:x="10.757cm" svg:y="7.527cm" svg:viewBox="0 0 2541 477" draw:points="0,477 2541,477 2541,0 0,0">
              <text:p/>
            </draw:polygon>
            <draw:polygon draw:style-name="gr2" draw:text-style-name="P2" draw:layer="layout" svg:width="2.54cm" svg:height="0.476cm" svg:x="10.757cm" svg:y="7.527cm" svg:viewBox="0 0 2541 477" draw:points="0,477 2541,477 2541,0 0,0">
              <text:p/>
            </draw:polygon>
          </draw:g>
          <draw:frame draw:style-name="gr13" draw:text-style-name="P2" draw:layer="layout" svg:width="2.54cm" svg:height="0.483cm" svg:x="10.757cm" svg:y="7.524cm">
            <draw:text-box>
              <text:p text:style-name="P3"><text:span text:style-name="T1">AST_cls</text:span></text:p>
            </draw:text-box>
          </draw:frame>
        </draw:g>
        <draw:g>
          <draw:g>
            <draw:polygon draw:style-name="gr1" draw:text-style-name="P1" draw:layer="layout" svg:width="2.54cm" svg:height="0.476cm" svg:x="10.757cm" svg:y="8.4cm" svg:viewBox="0 0 2541 477" draw:points="0,477 2541,477 2541,0 0,0">
              <text:p/>
            </draw:polygon>
            <draw:polygon draw:style-name="gr2" draw:text-style-name="P2" draw:layer="layout" svg:width="2.54cm" svg:height="0.476cm" svg:x="10.757cm" svg:y="8.4cm" svg:viewBox="0 0 2541 477" draw:points="0,477 2541,477 2541,0 0,0">
              <text:p/>
            </draw:polygon>
          </draw:g>
          <draw:frame draw:style-name="gr13" draw:text-style-name="P2" draw:layer="layout" svg:width="2.54cm" svg:height="0.483cm" svg:x="10.757cm" svg:y="8.397cm">
            <draw:text-box>
              <text:p text:style-name="P3"><text:span text:style-name="T1">AST_func</text:span></text:p>
            </draw:text-box>
          </draw:frame>
        </draw:g>
        <draw:g>
          <draw:g>
            <draw:polygon draw:style-name="gr1" draw:text-style-name="P1" draw:layer="layout" svg:width="2.54cm" svg:height="0.476cm" svg:x="10.757cm" svg:y="9.273cm" svg:viewBox="0 0 2541 477" draw:points="0,477 2541,477 2541,0 0,0">
              <text:p/>
            </draw:polygon>
            <draw:polygon draw:style-name="gr2" draw:text-style-name="P2" draw:layer="layout" svg:width="2.54cm" svg:height="0.476cm" svg:x="10.757cm" svg:y="9.273cm" svg:viewBox="0 0 2541 477" draw:points="0,477 2541,477 2541,0 0,0">
              <text:p/>
            </draw:polygon>
          </draw:g>
          <draw:frame draw:style-name="gr13" draw:text-style-name="P2" draw:layer="layout" svg:width="2.54cm" svg:height="0.483cm" svg:x="10.757cm" svg:y="9.27cm">
            <draw:text-box>
              <text:p text:style-name="P3"><text:span text:style-name="T1">AST_st</text:span></text:p>
            </draw:text-box>
          </draw:frame>
        </draw:g>
        <draw:frame draw:style-name="gr13" draw:text-style-name="P2" draw:layer="layout" svg:width="1.905cm" svg:height="0.483cm" svg:x="11.074cm" svg:y="5.222cm">
          <draw:text-box>
            <text:p text:style-name="P3"><text:span text:style-name="T1">Python APP</text:span></text:p>
          </draw:text-box>
        </draw:frame>
        <draw:g>
          <draw:g>
            <draw:polygon draw:style-name="gr1" draw:text-style-name="P1" draw:layer="layout" svg:width="2.54cm" svg:height="0.476cm" svg:x="10.757cm" svg:y="5.86cm" svg:viewBox="0 0 2541 477" draw:points="0,477 2541,477 2541,0 0,0">
              <text:p/>
            </draw:polygon>
            <draw:polygon draw:style-name="gr2" draw:text-style-name="P2" draw:layer="layout" svg:width="2.54cm" svg:height="0.476cm" svg:x="10.757cm" svg:y="5.86cm" svg:viewBox="0 0 2541 477" draw:points="0,477 2541,477 2541,0 0,0">
              <text:p/>
            </draw:polygon>
          </draw:g>
          <draw:frame draw:style-name="gr13" draw:text-style-name="P2" draw:layer="layout" svg:width="2.54cm" svg:height="0.483cm" svg:x="10.757cm" svg:y="5.857cm">
            <draw:text-box>
              <text:p text:style-name="P3"><text:span text:style-name="T1">AST_import</text:span></text:p>
            </draw:text-box>
          </draw:frame>
        </draw:g>
        <draw:line draw:style-name="gr31" draw:text-style-name="P2" draw:layer="layout" svg:x1="6.157cm" svg:y1="7.527cm" svg:x2="10.439cm" svg:y2="7.527cm">
          <text:p/>
        </draw:line>
        <draw:frame draw:style-name="gr32" draw:text-style-name="P2" draw:layer="layout" svg:width="2.381cm" svg:height="0.483cm" svg:x="6.868cm" svg:y="6.889cm">
          <draw:text-box>
            <text:p text:style-name="P3"><text:span text:style-name="T10">AST translation</text:span></text:p>
          </draw:text-box>
        </draw:frame>
        <draw:frame draw:style-name="gr32" draw:text-style-name="P2" draw:layer="layout" svg:width="2.381cm" svg:height="0.483cm" svg:x="6.947cm" svg:y="7.683cm">
          <draw:text-box>
            <text:p text:style-name="P3"><text:span text:style-name="T10">Symbol abstract</text:span></text:p>
          </draw:text-box>
        </draw:frame>
        <draw:g>
          <draw:g>
            <draw:path draw:style-name="gr33" draw:text-style-name="P9" draw:layer="layout" svg:width="0.794cm" svg:height="0.794cm" svg:x="1.871cm" svg:y="1.99cm" svg:viewBox="0 0 795 795" svg:d="M0 398c0-70 18-138 53-199 35-60 85-110 146-145 60-35 129-54 198-54 70 0 139 19 199 54 61 35 111 85 146 145 35 61 53 129 53 199 0 70-18 138-53 199-35 60-85 110-146 145-60 35-129 53-198 53-70 0-139-18-199-53-61-35-111-85-146-145-35-61-53-129-53-199z">
              <text:p/>
            </draw:path>
            <draw:path draw:style-name="gr34" draw:text-style-name="P2" draw:layer="layout" svg:width="0.794cm" svg:height="0.794cm" svg:x="1.871cm" svg:y="1.99cm" svg:viewBox="0 0 795 795" svg:d="M0 398c0-70 18-138 53-199 35-60 85-110 146-145 60-35 129-54 198-54 70 0 139 19 199 54 61 35 111 85 146 145 35 61 53 129 53 199 0 70-18 138-53 199-35 60-85 110-146 145-60 35-129 53-198 53-70 0-139-18-199-53-61-35-111-85-146-145-35-61-53-129-53-199z">
              <text:p/>
            </draw:path>
          </draw:g>
          <draw:frame draw:style-name="gr35" draw:text-style-name="P2" draw:layer="layout" svg:width="0.794cm" svg:height="0.794cm" svg:x="1.871cm" svg:y="1.99cm">
            <draw:text-box>
              <text:p text:style-name="P3"><text:span text:style-name="T1">1</text:span></text:p>
            </draw:text-box>
          </draw:frame>
        </draw:g>
        <draw:g>
          <draw:polygon draw:style-name="gr36" draw:text-style-name="P2" draw:layer="layout" svg:width="7.62cm" svg:height="0.555cm" svg:x="2.982cm" svg:y="2.149cm" svg:viewBox="0 0 7621 556" draw:points="0,556 7621,556 7621,0 0,0">
            <text:p/>
          </draw:polygon>
          <draw:frame draw:style-name="gr37" draw:text-style-name="P2" draw:layer="layout" svg:width="7.62cm" svg:height="0.555cm" svg:x="2.982cm" svg:y="2.149cm">
            <draw:text-box>
              <text:p text:style-name="P7"><text:span text:style-name="T11">General python APP generation</text:span></text:p>
            </draw:text-box>
          </draw:frame>
        </draw:g>
        <draw:g>
          <draw:polygon draw:style-name="gr8" draw:text-style-name="P2" draw:layer="layout" svg:width="1.675cm" svg:height="0.476cm" svg:x="3.212cm" svg:y="10.623cm" svg:viewBox="0 0 1676 477" draw:points="0,477 1676,477 1676,0 0,0">
            <text:p/>
          </draw:polygon>
          <draw:frame draw:style-name="gr13" draw:text-style-name="P2" draw:layer="layout" svg:width="1.675cm" svg:height="0.483cm" svg:x="3.212cm" svg:y="10.62cm">
            <draw:text-box>
              <text:p text:style-name="P3"><text:span text:style-name="T1">import abc</text:span></text:p>
            </draw:text-box>
          </draw:frame>
        </draw:g>
        <draw:g>
          <draw:polygon draw:style-name="gr8" draw:text-style-name="P2" draw:layer="layout" svg:width="6.425cm" svg:height="0.476cm" svg:x="5.919cm" svg:y="10.623cm" svg:viewBox="0 0 6426 477" draw:points="0,477 6426,477 6426,0 0,0">
            <text:p/>
          </draw:polygon>
          <draw:frame draw:style-name="gr13" draw:text-style-name="P2" draw:layer="layout" svg:width="6.425cm" svg:height="0.483cm" svg:x="5.919cm" svg:y="10.62cm">
            <draw:text-box>
              <text:p text:style-name="P3"><text:span text:style-name="T1">Module(body=[Import(names=[alias(name='</text:span><text:span text:style-name="T3">abc</text:span><text:span text:style-name="T1">')])])</text:span></text:p>
            </draw:text-box>
          </draw:frame>
        </draw:g>
        <draw:line draw:style-name="gr23" draw:text-style-name="P2" draw:layer="layout" svg:x1="4.887cm" svg:y1="10.861cm" svg:x2="5.918cm" svg:y2="10.861cm">
          <text:p/>
        </draw:line>
        <draw:frame draw:style-name="gr38" draw:text-style-name="P2" draw:layer="layout" svg:width="0.794cm" svg:height="0.483cm" svg:x="4.967cm" svg:y="10.342cm">
          <draw:text-box>
            <text:p text:style-name="P3"><text:span text:style-name="T10">AST</text:span></text:p>
          </draw:text-box>
        </draw:frame>
        <draw:g>
          <draw:polygon draw:style-name="gr8" draw:text-style-name="P2" draw:layer="layout" svg:width="5.869cm" svg:height="0.476cm" svg:x="14.249cm" svg:y="10.623cm" svg:viewBox="0 0 5870 477" draw:points="0,477 5870,477 5870,0 0,0">
            <text:p/>
          </draw:polygon>
          <draw:frame draw:style-name="gr13" draw:text-style-name="P2" draw:layer="layout" svg:width="5.869cm" svg:height="0.483cm" svg:x="14.249cm" svg:y="10.62cm">
            <draw:text-box>
              <text:p text:style-name="P3"><text:span text:style-name="T1">Module(body=[Import(names=[alias(name=</text:span><text:span text:style-name="T2">'L</text:span><text:span text:style-name="T1">')])])</text:span></text:p>
            </draw:text-box>
          </draw:frame>
        </draw:g>
        <draw:line draw:style-name="gr23" draw:text-style-name="P2" draw:layer="layout" svg:x1="12.344cm" svg:y1="10.861cm" svg:x2="14.248cm" svg:y2="10.861cm">
          <text:p/>
        </draw:line>
        <draw:frame draw:style-name="gr32" draw:text-style-name="P2" draw:layer="layout" svg:width="1.254cm" svg:height="0.823cm" svg:x="12.658cm" svg:y="10.45cm">
          <draw:text-box>
            <text:p text:style-name="P3"><text:span text:style-name="T10">Symbol </text:span></text:p>
            <text:p text:style-name="P3"><text:span text:style-name="T10">abstract</text:span></text:p>
          </draw:text-box>
        </draw:frame>
        <draw:g>
          <draw:g>
            <draw:polygon draw:style-name="gr1" draw:text-style-name="P1" draw:layer="layout" svg:width="4.675cm" svg:height="0.48cm" svg:x="5.919cm" svg:y="11.811cm" svg:viewBox="0 0 4676 481" draw:points="0,481 4676,481 4676,0 0,0">
              <text:p/>
            </draw:polygon>
            <draw:polygon draw:style-name="gr8" draw:text-style-name="P2" draw:layer="layout" svg:width="4.675cm" svg:height="0.48cm" svg:x="5.919cm" svg:y="11.811cm" svg:viewBox="0 0 4676 481" draw:points="0,481 4676,481 4676,0 0,0">
              <text:p/>
            </draw:polygon>
          </draw:g>
          <draw:frame draw:style-name="gr39" draw:text-style-name="P2" draw:layer="layout" svg:width="4.675cm" svg:height="0.483cm" svg:x="5.919cm" svg:y="11.81cm">
            <draw:text-box>
              <text:p text:style-name="P3"><text:span text:style-name="T3">Module(body=[Global(names=['</text:span><text:span text:style-name="T1">V'])])</text:span></text:p>
            </draw:text-box>
          </draw:frame>
        </draw:g>
        <draw:g>
          <draw:polygon draw:style-name="gr8" draw:text-style-name="P2" draw:layer="layout" svg:width="1.675cm" svg:height="0.476cm" svg:x="3.212cm" svg:y="11.815cm" svg:viewBox="0 0 1676 477" draw:points="0,477 1676,477 1676,0 0,0">
            <text:p/>
          </draw:polygon>
          <draw:frame draw:style-name="gr13" draw:text-style-name="P2" draw:layer="layout" svg:width="1.675cm" svg:height="0.483cm" svg:x="3.212cm" svg:y="11.812cm">
            <draw:text-box>
              <text:p text:style-name="P3"><text:span text:style-name="T1">global V</text:span></text:p>
            </draw:text-box>
          </draw:frame>
        </draw:g>
        <draw:line draw:style-name="gr23" draw:text-style-name="P2" draw:layer="layout" svg:x1="4.887cm" svg:y1="12.051cm" svg:x2="5.918cm" svg:y2="12.051cm">
          <text:p/>
        </draw:line>
        <draw:frame draw:style-name="gr38" draw:text-style-name="P2" draw:layer="layout" svg:width="0.794cm" svg:height="0.483cm" svg:x="4.967cm" svg:y="11.532cm">
          <draw:text-box>
            <text:p text:style-name="P3"><text:span text:style-name="T10">AST</text:span></text:p>
          </draw:text-box>
        </draw:frame>
        <draw:g>
          <draw:g>
            <draw:polygon draw:style-name="gr1" draw:text-style-name="P1" draw:layer="layout" svg:width="6.367cm" svg:height="0.48cm" svg:x="12.42cm" svg:y="11.811cm" svg:viewBox="0 0 6368 481" draw:points="0,481 6368,481 6368,0 0,0">
              <text:p/>
            </draw:polygon>
            <draw:polygon draw:style-name="gr8" draw:text-style-name="P2" draw:layer="layout" svg:width="6.367cm" svg:height="0.48cm" svg:x="12.42cm" svg:y="11.811cm" svg:viewBox="0 0 6368 481" draw:points="0,481 6368,481 6368,0 0,0">
              <text:p/>
            </draw:polygon>
          </draw:g>
          <draw:frame draw:style-name="gr39" draw:text-style-name="P2" draw:layer="layout" svg:width="6.367cm" svg:height="0.823cm" svg:x="12.42cm" svg:y="11.64cm">
            <draw:text-box>
              <text:p text:style-name="P3"><text:span text:style-name="T2">Module(body=[Global(names=['</text:span><text:span text:style-name="T1">G'])], type_ignores=[])</text:span></text:p>
            </draw:text-box>
          </draw:frame>
        </draw:g>
        <draw:line draw:style-name="gr23" draw:text-style-name="P2" draw:layer="layout" svg:x1="10.594cm" svg:y1="12.051cm" svg:x2="12.419cm" svg:y2="12.051cm">
          <text:p/>
        </draw:line>
        <draw:frame draw:style-name="gr32" draw:text-style-name="P2" draw:layer="layout" svg:width="1.254cm" svg:height="0.823cm" svg:x="10.769cm" svg:y="11.641cm">
          <draw:text-box>
            <text:p text:style-name="P3"><text:span text:style-name="T10">Symbol </text:span></text:p>
            <text:p text:style-name="P3"><text:span text:style-name="T10">abstract</text:span></text:p>
          </draw:text-box>
        </draw:frame>
        <draw:g>
          <draw:g>
            <draw:polygon draw:style-name="gr40" draw:text-style-name="P10" draw:layer="layout" svg:width="12.696cm" svg:height="1.905cm" svg:x="2.982cm" svg:y="2.964cm" svg:viewBox="0 0 12697 1906" draw:points="0,1906 12697,1906 12697,0 0,0">
              <text:p/>
            </draw:polygon>
            <draw:polygon draw:style-name="gr2" draw:text-style-name="P2" draw:layer="layout" svg:width="12.696cm" svg:height="1.905cm" svg:x="2.982cm" svg:y="2.964cm" svg:viewBox="0 0 12697 1906" draw:points="0,1906 12697,1906 12697,0 0,0">
              <text:p/>
            </draw:polygon>
          </draw:g>
          <draw:frame draw:style-name="gr41" draw:text-style-name="P2" draw:layer="layout" svg:width="12.696cm" svg:height="1.905cm" svg:x="2.982cm" svg:y="2.964cm">
            <draw:text-box>
              <text:p text:style-name="P7"><text:span text:style-name="T1">1. Learn the grammar from Python applications</text:span></text:p>
              <text:p text:style-name="P7"><text:span text:style-name="T1"><text:s text:c="3"/></text:span><text:span text:style-name="T1">- translate APP into ASTs</text:span></text:p>
              <text:p text:style-name="P7"><text:span text:style-name="T1"><text:s text:c="3"/></text:span><text:span text:style-name="T1">- for each type of element, </text:span><text:span text:style-name="T12">learn </text:span><text:span text:style-name="T1">the patterns and normalize the format through abstract symbol</text:span></text:p>
              <text:p text:style-name="P7"><text:span text:style-name="T1"/></text:p>
              <text:p text:style-name="P7"><text:span text:style-name="T1">2. Gen new APP through operation (ADD/DEL/MERGE/RECURSIVE...) of ASTs</text:span></text:p>
            </draw:text-box>
          </draw:frame>
        </draw:g>
        <draw:frame draw:style-name="gr24" draw:text-style-name="P2" draw:layer="layout" svg:width="0.794cm" svg:height="0.483cm" svg:x="20.198cm" svg:y="10.58cm">
          <draw:text-box>
            <text:p text:style-name="P3"><text:span text:style-name="T2">AST1</text:span></text:p>
          </draw:text-box>
        </draw:frame>
        <draw:frame draw:style-name="gr24" draw:text-style-name="P2" draw:layer="layout" svg:width="0.794cm" svg:height="0.483cm" svg:x="18.849cm" svg:y="11.851cm">
          <draw:text-box>
            <text:p text:style-name="P3"><text:span text:style-name="T2">AST2</text:span></text:p>
          </draw:text-box>
        </draw:frame>
        <draw:g>
          <draw:polygon draw:style-name="gr8" draw:text-style-name="P2" draw:layer="layout" svg:width="3.175cm" svg:height="0.48cm" svg:x="5.042cm" svg:y="13.171cm" svg:viewBox="0 0 3176 481" draw:points="0,481 3176,481 3176,0 0,0">
            <text:p/>
          </draw:polygon>
          <draw:frame draw:style-name="gr39" draw:text-style-name="P2" draw:layer="layout" svg:width="3.175cm" svg:height="0.483cm" svg:x="5.042cm" svg:y="13.17cm">
            <draw:text-box>
              <text:p text:style-name="P3"><text:span text:style-name="T2">AST1 + AST2</text:span></text:p>
            </draw:text-box>
          </draw:frame>
        </draw:g>
        <draw:g>
          <draw:polygon draw:style-name="gr8" draw:text-style-name="P2" draw:layer="layout" svg:width="3.175cm" svg:height="0.815cm" svg:x="9.571cm" svg:y="13.004cm" svg:viewBox="0 0 3176 816" draw:points="0,816 3176,816 3176,0 0,0">
            <text:p/>
          </draw:polygon>
          <draw:frame draw:style-name="gr42" draw:text-style-name="P2" draw:layer="layout" svg:width="3.175cm" svg:height="0.823cm" svg:x="9.571cm" svg:y="13cm">
            <draw:text-box>
              <text:p text:style-name="P3"><text:span text:style-name="T2">import L</text:span></text:p>
              <text:p text:style-name="P3"><text:span text:style-name="T2">global G</text:span></text:p>
            </draw:text-box>
          </draw:frame>
        </draw:g>
        <draw:g>
          <draw:polygon draw:style-name="gr8" draw:text-style-name="P2" draw:layer="layout" svg:width="3.175cm" svg:height="0.815cm" svg:x="14.884cm" svg:y="13.004cm" svg:viewBox="0 0 3176 816" draw:points="0,816 3176,816 3176,0 0,0">
            <text:p/>
          </draw:polygon>
          <draw:frame draw:style-name="gr42" draw:text-style-name="P2" draw:layer="layout" svg:width="3.175cm" svg:height="0.823cm" svg:x="14.884cm" svg:y="13cm">
            <draw:text-box>
              <text:p text:style-name="P3"><text:span text:style-name="T2">import ast</text:span></text:p>
              <text:p text:style-name="P3"><text:span text:style-name="T2">global rd</text:span></text:p>
            </draw:text-box>
          </draw:frame>
        </draw:g>
        <draw:line draw:style-name="gr23" draw:text-style-name="P2" draw:layer="layout" svg:x1="8.217cm" svg:y1="13.411cm" svg:x2="9.57cm" svg:y2="13.411cm">
          <text:p/>
        </draw:line>
        <draw:line draw:style-name="gr23" draw:text-style-name="P2" draw:layer="layout" svg:x1="12.746cm" svg:y1="13.411cm" svg:x2="14.884cm" svg:y2="13.411cm">
          <text:p/>
        </draw:line>
        <draw:frame draw:style-name="gr13" draw:text-style-name="P2" draw:layer="layout" svg:width="1.905cm" svg:height="0.823cm" svg:x="12.9cm" svg:y="13cm">
          <draw:text-box>
            <text:p text:style-name="P3"><text:span text:style-name="T10">Symbol concretization</text:span></text:p>
          </draw:text-box>
        </draw:frame>
        <draw:frame draw:style-name="gr7" draw:text-style-name="P2" draw:layer="layout" svg:width="1.905cm" svg:height="0.714cm" svg:x="3.137cm" svg:y="13.104cm">
          <draw:text-box>
            <text:p text:style-name="P3"><text:span text:style-name="T11">Gen new code:</text:span></text:p>
          </draw:text-box>
        </draw:frame>
        <draw:frame draw:style-name="gr13" draw:text-style-name="P2" draw:layer="layout" svg:width="1.254cm" svg:height="0.823cm" svg:x="8.217cm" svg:y="12.998cm">
          <draw:text-box>
            <text:p text:style-name="P3"><text:span text:style-name="T10">AST </text:span></text:p>
            <text:p text:style-name="P3"><text:span text:style-name="T10">merge</text:span></text:p>
          </draw:text-box>
        </draw:frame>
        <draw:g>
          <draw:g>
            <draw:path draw:style-name="gr33" draw:text-style-name="P9" draw:layer="layout" svg:width="0.794cm" svg:height="0.794cm" svg:x="1.867cm" svg:y="14.78cm" svg:viewBox="0 0 795 795" svg:d="M0 398c0-70 18-138 53-199 35-60 85-110 146-145 60-35 129-54 198-54 70 0 139 19 199 54 61 35 111 85 146 145 35 61 53 129 53 199 0 70-18 138-53 199-35 60-85 110-146 145-60 35-129 53-198 53-70 0-139-18-199-53-61-35-111-85-146-145-35-61-53-129-53-199z">
              <text:p/>
            </draw:path>
            <draw:path draw:style-name="gr34" draw:text-style-name="P2" draw:layer="layout" svg:width="0.794cm" svg:height="0.794cm" svg:x="1.867cm" svg:y="14.78cm" svg:viewBox="0 0 795 795" svg:d="M0 398c0-70 18-138 53-199 35-60 85-110 146-145 60-35 129-54 198-54 70 0 139 19 199 54 61 35 111 85 146 145 35 61 53 129 53 199 0 70-18 138-53 199-35 60-85 110-146 145-60 35-129 53-198 53-70 0-139-18-199-53-61-35-111-85-146-145-35-61-53-129-53-199z">
              <text:p/>
            </draw:path>
          </draw:g>
          <draw:frame draw:style-name="gr35" draw:text-style-name="P2" draw:layer="layout" svg:width="0.794cm" svg:height="0.794cm" svg:x="1.867cm" svg:y="14.78cm">
            <draw:text-box>
              <text:p text:style-name="P3"><text:span text:style-name="T1">2</text:span></text:p>
            </draw:text-box>
          </draw:frame>
        </draw:g>
        <draw:g>
          <draw:polygon draw:style-name="gr36" draw:text-style-name="P2" draw:layer="layout" svg:width="7.62cm" svg:height="0.555cm" svg:x="2.978cm" svg:y="14.939cm" svg:viewBox="0 0 7621 556" draw:points="0,556 7621,556 7621,0 0,0">
            <text:p/>
          </draw:polygon>
          <draw:frame draw:style-name="gr37" draw:text-style-name="P2" draw:layer="layout" svg:width="7.62cm" svg:height="0.555cm" svg:x="2.978cm" svg:y="14.939cm">
            <draw:text-box>
              <text:p text:style-name="P7"><text:span text:style-name="T12">Python APP generation focusing on usage of runtime libraries</text:span></text:p>
            </draw:text-box>
          </draw:frame>
        </draw:g>
        <draw:g>
          <draw:g>
            <draw:polygon draw:style-name="gr40" draw:text-style-name="P10" draw:layer="layout" svg:width="17.617cm" svg:height="1.279cm" svg:x="2.978cm" svg:y="15.896cm" svg:viewBox="0 0 17618 1280" draw:points="0,1280 17618,1280 17618,0 0,0">
              <text:p/>
            </draw:polygon>
            <draw:polygon draw:style-name="gr43" draw:text-style-name="P2" draw:layer="layout" svg:width="17.617cm" svg:height="1.279cm" svg:x="2.978cm" svg:y="15.896cm" svg:viewBox="0 0 17618 1280" draw:points="0,1280 17618,1280 17618,0 0,0">
              <text:p/>
            </draw:polygon>
          </draw:g>
          <draw:frame draw:style-name="gr44" draw:text-style-name="P2" draw:layer="layout" svg:width="17.617cm" svg:height="1.279cm" svg:x="2.978cm" svg:y="15.896cm">
            <draw:text-box>
              <text:p text:style-name="P7"><text:span text:style-name="T1">The usage of API is in form of call statement, hence we only need to learn all the possible call statements of these APIs and store them as ASTs</text:span></text:p>
            </draw:text-box>
          </draw:frame>
        </draw:g>
        <draw:g>
          <draw:g>
            <draw:path draw:style-name="gr33" draw:text-style-name="P9" draw:layer="layout" svg:width="0.794cm" svg:height="0.794cm" svg:x="1.867cm" svg:y="18.127cm" svg:viewBox="0 0 795 795" svg:d="M0 398c0-70 18-138 53-199 35-60 85-110 146-145 60-35 129-54 198-54 70 0 139 19 199 54 61 35 111 85 146 145 35 61 53 129 53 199 0 70-18 138-53 199-35 60-85 110-146 145-60 35-129 53-198 53-70 0-139-18-199-53-61-35-111-85-146-145-35-61-53-129-53-199z">
              <text:p/>
            </draw:path>
            <draw:path draw:style-name="gr34" draw:text-style-name="P2" draw:layer="layout" svg:width="0.794cm" svg:height="0.794cm" svg:x="1.867cm" svg:y="18.127cm" svg:viewBox="0 0 795 795" svg:d="M0 398c0-70 18-138 53-199 35-60 85-110 146-145 60-35 129-54 198-54 70 0 139 19 199 54 61 35 111 85 146 145 35 61 53 129 53 199 0 70-18 138-53 199-35 60-85 110-146 145-60 35-129 53-198 53-70 0-139-18-199-53-61-35-111-85-146-145-35-61-53-129-53-199z">
              <text:p/>
            </draw:path>
          </draw:g>
          <draw:frame draw:style-name="gr35" draw:text-style-name="P2" draw:layer="layout" svg:width="0.794cm" svg:height="0.794cm" svg:x="1.867cm" svg:y="18.127cm">
            <draw:text-box>
              <text:p text:style-name="P3"><text:span text:style-name="T1">3</text:span></text:p>
            </draw:text-box>
          </draw:frame>
        </draw:g>
        <draw:g>
          <draw:polygon draw:style-name="gr36" draw:text-style-name="P2" draw:layer="layout" svg:width="7.62cm" svg:height="0.555cm" svg:x="2.978cm" svg:y="18.285cm" svg:viewBox="0 0 7621 556" draw:points="0,556 7621,556 7621,0 0,0">
            <text:p/>
          </draw:polygon>
          <draw:frame draw:style-name="gr37" draw:text-style-name="P2" draw:layer="layout" svg:width="7.62cm" svg:height="0.555cm" svg:x="2.978cm" svg:y="18.285cm">
            <draw:text-box>
              <text:p text:style-name="P7"><text:span text:style-name="T12">Possible dependencies of runtime library APIs</text:span></text:p>
            </draw:text-box>
          </draw:frame>
        </draw:g>
        <draw:g>
          <draw:g>
            <draw:polygon draw:style-name="gr40" draw:text-style-name="P10" draw:layer="layout" svg:width="17.617cm" svg:height="0.815cm" svg:x="2.978cm" svg:y="19.242cm" svg:viewBox="0 0 17618 816" draw:points="0,816 17618,816 17618,0 0,0">
              <text:p/>
            </draw:polygon>
            <draw:polygon draw:style-name="gr43" draw:text-style-name="P2" draw:layer="layout" svg:width="17.617cm" svg:height="0.815cm" svg:x="2.978cm" svg:y="19.242cm" svg:viewBox="0 0 17618 816" draw:points="0,816 17618,816 17618,0 0,0">
              <text:p/>
            </draw:polygon>
          </draw:g>
          <draw:frame draw:style-name="gr45" draw:text-style-name="P2" draw:layer="layout" svg:width="17.617cm" svg:height="0.815cm" svg:x="2.978cm" svg:y="19.242cm">
            <draw:text-box>
              <text:p text:style-name="P7"><text:span text:style-name="T1">For possible dependencies among APIs, we can learn from the real world programs through static slicing</text:span></text:p>
            </draw:text-box>
          </draw:frame>
        </draw:g>
        <draw:frame draw:style-name="gr20" draw:text-style-name="P2" draw:layer="layout" svg:width="6.826cm" svg:height="0.909cm" svg:x="7.657cm" svg:y="0.562cm">
          <draw:text-box>
            <text:p text:style-name="P3"><text:span text:style-name="T5">Python APP generation</text:span></text:p>
          </draw:text-box>
        </draw:frame>
        <draw:line draw:style-name="gr46" draw:text-style-name="P2" draw:layer="layout" svg:x1="1.625cm" svg:y1="21.076cm" svg:x2="21.23cm" svg:y2="21.076cm">
          <text:p/>
        </draw:line>
        <draw:g>
          <draw:polygon draw:style-name="gr36" draw:text-style-name="P2" draw:layer="layout" svg:width="5.953cm" svg:height="0.794cm" svg:x="7.677cm" svg:y="21.909cm" svg:viewBox="0 0 5954 795" draw:points="0,795 5954,795 5954,0 0,0">
            <text:p/>
          </draw:polygon>
          <draw:frame draw:style-name="gr35" draw:text-style-name="P2" draw:layer="layout" svg:width="5.953cm" svg:height="1.159cm" svg:x="7.677cm" svg:y="21.727cm">
            <draw:text-box>
              <text:p text:style-name="P7"><text:span text:style-name="T13">Software design</text:span></text:p>
            </draw:text-box>
          </draw:frame>
        </draw:g>
        <draw:g>
          <draw:g>
            <draw:path draw:style-name="gr1" draw:text-style-name="P1" draw:layer="layout" svg:width="2.223cm" svg:height="0.815cm" svg:x="5.296cm" svg:y="23.947cm" svg:viewBox="0 0 2224 816" svg:d="M407 816h1410c71 0 141-19 203-55 62-35 114-87 149-149 36-62 55-132 55-204s-19-142-55-204c-35-62-87-114-149-149-62-36-132-55-203-55h-1410c-71 0-141 19-203 55-62 35-114 87-149 149-36 62-55 132-55 204s19 142 55 204c35 62 87 114 149 149 62 36 132 55 203 55z">
              <text:p/>
            </draw:path>
            <draw:path draw:style-name="gr2" draw:text-style-name="P2" draw:layer="layout" svg:width="2.223cm" svg:height="0.815cm" svg:x="5.296cm" svg:y="23.947cm" svg:viewBox="0 0 2224 816" svg:d="M407 816h1410c71 0 141-19 203-55 62-35 114-87 149-149 36-62 55-132 55-204s-19-142-55-204c-35-62-87-114-149-149-62-36-132-55-203-55h-1410c-71 0-141 19-203 55-62 35-114 87-149 149-36 62-55 132-55 204s19 142 55 204c35 62 87 114 149 149 62 36 132 55 203 55z">
              <text:p/>
            </draw:path>
          </draw:g>
          <draw:frame draw:style-name="gr42" draw:text-style-name="P2" draw:layer="layout" svg:width="2.223cm" svg:height="0.815cm" svg:x="5.296cm" svg:y="23.947cm">
            <draw:text-box>
              <text:p text:style-name="P3"><text:span text:style-name="T1">Start</text:span></text:p>
            </draw:text-box>
          </draw:frame>
        </draw:g>
        <draw:g>
          <draw:g>
            <draw:polygon draw:style-name="gr1" draw:text-style-name="P1" draw:layer="layout" svg:width="3.969cm" svg:height="0.815cm" svg:x="4.423cm" svg:y="25.355cm" svg:viewBox="0 0 3970 816" draw:points="0,816 3970,816 3970,0 0,0">
              <text:p/>
            </draw:polygon>
            <draw:polygon draw:style-name="gr2" draw:text-style-name="P2" draw:layer="layout" svg:width="3.969cm" svg:height="0.815cm" svg:x="4.423cm" svg:y="25.355cm" svg:viewBox="0 0 3970 816" draw:points="0,816 3970,816 3970,0 0,0">
              <text:p/>
            </draw:polygon>
          </draw:g>
          <draw:frame draw:style-name="gr42" draw:text-style-name="P2" draw:layer="layout" svg:width="3.969cm" svg:height="0.815cm" svg:x="4.423cm" svg:y="25.355cm">
            <draw:text-box>
              <text:p text:style-name="P3"><text:span text:style-name="T1">API specification extraction</text:span></text:p>
            </draw:text-box>
          </draw:frame>
        </draw:g>
        <draw:g>
          <draw:g>
            <draw:polygon draw:style-name="gr1" draw:text-style-name="P1" draw:layer="layout" svg:width="3.969cm" svg:height="0.815cm" svg:x="4.423cm" svg:y="28.244cm" svg:viewBox="0 0 3970 816" draw:points="0,816 3970,816 3970,0 0,0">
              <text:p/>
            </draw:polygon>
            <draw:polygon draw:style-name="gr2" draw:text-style-name="P2" draw:layer="layout" svg:width="3.969cm" svg:height="0.815cm" svg:x="4.423cm" svg:y="28.244cm" svg:viewBox="0 0 3970 816" draw:points="0,816 3970,816 3970,0 0,0">
              <text:p/>
            </draw:polygon>
          </draw:g>
          <draw:frame draw:style-name="gr42" draw:text-style-name="P2" draw:layer="layout" svg:width="3.969cm" svg:height="0.815cm" svg:x="4.423cm" svg:y="28.244cm">
            <draw:text-box>
              <text:p text:style-name="P3"><text:span text:style-name="T1">APP structural learning</text:span></text:p>
            </draw:text-box>
          </draw:frame>
        </draw:g>
        <draw:g>
          <draw:polygon draw:style-name="gr36" draw:text-style-name="P2" draw:layer="layout" svg:width="1.825cm" svg:height="0.555cm" svg:x="1.644cm" svg:y="26.929cm" svg:viewBox="0 0 1826 556" draw:points="0,556 1826,556 1826,0 0,0">
            <text:p/>
          </draw:polygon>
          <draw:frame draw:style-name="gr37" draw:text-style-name="P2" draw:layer="layout" svg:width="1.825cm" svg:height="0.555cm" svg:x="1.644cm" svg:y="26.929cm">
            <draw:text-box>
              <text:p text:style-name="P7"><text:span text:style-name="T12">Static analysis</text:span></text:p>
            </draw:text-box>
          </draw:frame>
        </draw:g>
        <draw:g>
          <draw:g>
            <draw:polygon draw:style-name="gr1" draw:text-style-name="P1" draw:layer="layout" svg:width="3.969cm" svg:height="0.815cm" svg:x="4.423cm" svg:y="26.8cm" svg:viewBox="0 0 3970 816" draw:points="0,816 3970,816 3970,0 0,0">
              <text:p/>
            </draw:polygon>
            <draw:polygon draw:style-name="gr2" draw:text-style-name="P2" draw:layer="layout" svg:width="3.969cm" svg:height="0.815cm" svg:x="4.423cm" svg:y="26.8cm" svg:viewBox="0 0 3970 816" draw:points="0,816 3970,816 3970,0 0,0">
              <text:p/>
            </draw:polygon>
          </draw:g>
          <draw:frame draw:style-name="gr42" draw:text-style-name="P2" draw:layer="layout" svg:width="3.969cm" svg:height="0.815cm" svg:x="4.423cm" svg:y="26.8cm">
            <draw:text-box>
              <text:p text:style-name="P3"><text:span text:style-name="T1">API dependence analysis</text:span></text:p>
            </draw:text-box>
          </draw:frame>
        </draw:g>
        <draw:line draw:style-name="gr23" draw:text-style-name="P2" draw:layer="layout" svg:x1="6.407cm" svg:y1="24.762cm" svg:x2="6.407cm" svg:y2="25.354cm">
          <text:p/>
        </draw:line>
        <draw:line draw:style-name="gr23" draw:text-style-name="P2" draw:layer="layout" svg:x1="6.407cm" svg:y1="26.17cm" svg:x2="6.407cm" svg:y2="26.799cm">
          <text:p/>
        </draw:line>
        <draw:line draw:style-name="gr23" draw:text-style-name="P2" draw:layer="layout" svg:x1="6.407cm" svg:y1="27.615cm" svg:x2="6.407cm" svg:y2="28.244cm">
          <text:p/>
        </draw:line>
        <draw:g>
          <draw:g>
            <draw:path draw:style-name="gr1" draw:text-style-name="P1" draw:layer="layout" svg:width="2.223cm" svg:height="0.815cm" svg:x="5.296cm" svg:y="31.053cm" svg:viewBox="0 0 2224 816" svg:d="M407 816h1410c71 0 141-19 203-55 62-35 114-87 149-149 36-62 55-132 55-204s-19-142-55-204c-35-62-87-114-149-149-62-36-132-55-203-55h-1410c-71 0-141 19-203 55-62 35-114 87-149 149-36 62-55 132-55 204s19 142 55 204c35 62 87 114 149 149 62 36 132 55 203 55z">
              <text:p/>
            </draw:path>
            <draw:path draw:style-name="gr2" draw:text-style-name="P2" draw:layer="layout" svg:width="2.223cm" svg:height="0.815cm" svg:x="5.296cm" svg:y="31.053cm" svg:viewBox="0 0 2224 816" svg:d="M407 816h1410c71 0 141-19 203-55 62-35 114-87 149-149 36-62 55-132 55-204s-19-142-55-204c-35-62-87-114-149-149-62-36-132-55-203-55h-1410c-71 0-141 19-203 55-62 35-114 87-149 149-36 62-55 132-55 204s19 142 55 204c35 62 87 114 149 149 62 36 132 55 203 55z">
              <text:p/>
            </draw:path>
          </draw:g>
          <draw:frame draw:style-name="gr42" draw:text-style-name="P2" draw:layer="layout" svg:width="2.223cm" svg:height="0.815cm" svg:x="5.296cm" svg:y="31.053cm">
            <draw:text-box>
              <text:p text:style-name="P3"><text:span text:style-name="T1">end</text:span></text:p>
            </draw:text-box>
          </draw:frame>
        </draw:g>
        <draw:line draw:style-name="gr47" draw:text-style-name="P2" draw:layer="layout" svg:x1="6.407cm" svg:y1="29.059cm" svg:x2="6.407cm" svg:y2="29.714cm">
          <text:p/>
        </draw:line>
        <draw:g>
          <draw:g>
            <draw:polygon draw:style-name="gr1" draw:text-style-name="P1" draw:layer="layout" svg:width="3.612cm" svg:height="1.042cm" svg:x="10.019cm" svg:y="25.241cm" svg:viewBox="0 0 3613 1043" draw:points="0,1043 3613,1043 3613,0 0,0">
              <text:p/>
            </draw:polygon>
            <draw:polygon draw:style-name="gr2" draw:text-style-name="P2" draw:layer="layout" svg:width="3.612cm" svg:height="1.042cm" svg:x="10.019cm" svg:y="25.241cm" svg:viewBox="0 0 3613 1043" draw:points="0,1043 3613,1043 3613,0 0,0">
              <text:p/>
            </draw:polygon>
          </draw:g>
          <draw:frame draw:style-name="gr48" draw:text-style-name="P2" draw:layer="layout" svg:width="3.612cm" svg:height="1.042cm" svg:x="10.019cm" svg:y="25.241cm">
            <draw:text-box>
              <text:p text:style-name="P7"><text:span text:style-name="T1">1. API definition (type)</text:span></text:p>
              <text:p text:style-name="P7"><text:span text:style-name="T1">2. Input construction</text:span></text:p>
            </draw:text-box>
          </draw:frame>
        </draw:g>
        <draw:line draw:style-name="gr23" draw:text-style-name="P2" draw:layer="layout" svg:x1="8.391cm" svg:y1="25.762cm" svg:x2="10.018cm" svg:y2="25.762cm">
          <text:p/>
        </draw:line>
        <draw:g>
          <draw:g>
            <draw:polygon draw:style-name="gr1" draw:text-style-name="P1" draw:layer="layout" svg:width="4.723cm" svg:height="1.042cm" svg:x="10.019cm" svg:y="26.686cm" svg:viewBox="0 0 4724 1043" draw:points="0,1043 4724,1043 4724,0 0,0">
              <text:p/>
            </draw:polygon>
            <draw:polygon draw:style-name="gr2" draw:text-style-name="P2" draw:layer="layout" svg:width="4.723cm" svg:height="1.042cm" svg:x="10.019cm" svg:y="26.686cm" svg:viewBox="0 0 4724 1043" draw:points="0,1043 4724,1043 4724,0 0,0">
              <text:p/>
            </draw:polygon>
          </draw:g>
          <draw:frame draw:style-name="gr48" draw:text-style-name="P2" draw:layer="layout" svg:width="4.723cm" svg:height="1.042cm" svg:x="10.019cm" svg:y="26.686cm">
            <draw:text-box>
              <text:p text:style-name="P7"><text:span text:style-name="T1">1. Control flow (invocation sequence)</text:span></text:p>
              <text:p text:style-name="P7"><text:span text:style-name="T1">2. Data flow (parameter construction)</text:span></text:p>
            </draw:text-box>
          </draw:frame>
        </draw:g>
        <draw:line draw:style-name="gr23" draw:text-style-name="P2" draw:layer="layout" svg:x1="8.391cm" svg:y1="27.207cm" svg:x2="10.018cm" svg:y2="27.207cm">
          <text:p/>
        </draw:line>
        <draw:g>
          <draw:g>
            <draw:polygon draw:style-name="gr1" draw:text-style-name="P1" draw:layer="layout" svg:width="6.787cm" svg:height="1.042cm" svg:x="10.019cm" svg:y="28.131cm" svg:viewBox="0 0 6788 1043" draw:points="0,1043 6788,1043 6788,0 0,0">
              <text:p/>
            </draw:polygon>
            <draw:polygon draw:style-name="gr2" draw:text-style-name="P2" draw:layer="layout" svg:width="6.787cm" svg:height="1.042cm" svg:x="10.019cm" svg:y="28.131cm" svg:viewBox="0 0 6788 1043" draw:points="0,1043 6788,1043 6788,0 0,0">
              <text:p/>
            </draw:polygon>
          </draw:g>
          <draw:frame draw:style-name="gr48" draw:text-style-name="P2" draw:layer="layout" svg:width="6.787cm" svg:height="1.163cm" svg:x="10.019cm" svg:y="28.071cm">
            <draw:text-box>
              <text:p text:style-name="P7"><text:span text:style-name="T1">1. Program structure: Object/Procedure-oriented</text:span></text:p>
              <text:p text:style-name="P7"><text:span text:style-name="T1">2. Function structure: if/loop/recursive/invocation...</text:span></text:p>
              <text:p text:style-name="P7"><text:span text:style-name="T1">3. Block structure: statement sequences</text:span></text:p>
            </draw:text-box>
          </draw:frame>
        </draw:g>
        <draw:line draw:style-name="gr23" draw:text-style-name="P2" draw:layer="layout" svg:x1="8.391cm" svg:y1="28.652cm" svg:x2="10.018cm" svg:y2="28.652cm">
          <text:p/>
        </draw:line>
        <draw:polygon draw:style-name="gr49" draw:text-style-name="P11" draw:layer="layout" svg:width="1.226cm" svg:height="0.815cm" svg:x="17.191cm" svg:y="26.201cm" svg:viewBox="0 0 1227 816" draw:points="0,613 1024,613 1024,816 1227,408 1024,0 1024,203 0,203">
          <text:p/>
        </draw:polygon>
        <draw:polyline draw:style-name="gr2" draw:text-style-name="P2" draw:layer="layout" svg:width="1.147cm" svg:height="0.815cm" svg:x="17.27cm" svg:y="26.201cm" svg:viewBox="0 0 1148 816" draw:points="0,613 944,613 944,816 1148,408 944,0 944,203 0,203">
          <text:p/>
        </draw:polyline>
        <draw:polygon draw:style-name="gr1" draw:text-style-name="P1" draw:layer="layout" svg:width="0.017cm" svg:height="0.39cm" svg:x="17.253cm" svg:y="26.413cm" svg:viewBox="0 0 18 391" draw:points="0,391 18,391 18,0 0,0">
          <text:p/>
        </draw:polygon>
        <draw:g>
          <draw:g>
            <draw:path draw:style-name="gr1" draw:text-style-name="P1" draw:layer="layout" svg:width="1.905cm" svg:height="1.086cm" svg:x="19.052cm" svg:y="26.064cm" svg:viewBox="0 0 1906 1087" svg:d="M0 190v707c0 33 44 66 128 95 83 29 204 53 349 70 144 16 309 25 476 25s332-9 477-25c144-17 265-41 348-70 84-29 128-62 128-95v-707c0-33-44-66-128-95-83-29-204-53-349-70-144-16-309-25-476-25s-332 9-477 25c-144 17-265 41-348 70-84 29-128 62-128 95z">
              <text:p/>
            </draw:path>
            <draw:path draw:style-name="gr2" draw:text-style-name="P2" draw:layer="layout" svg:width="1.905cm" svg:height="1.086cm" svg:x="19.052cm" svg:y="26.064cm" svg:viewBox="0 0 1906 1087" svg:d="M0 190v707c0 33 44 66 128 95 83 29 204 53 349 70 144 16 309 25 476 25s332-9 477-25c144-17 265-41 348-70 84-29 128-62 128-95v-707c0-33-44-66-128-95-83-29-204-53-349-70-144-16-309-25-476-25s-332 9-477 25c-144 17-265 41-348 70-84 29-128 62-128 95zM0 190c0 34 44 66 128 95 83 29 204 53 349 70 144 17 309 25 476 25s332-8 477-25c144-17 265-41 348-70 84-29 128-61 128-95M0 285c0 34 44 66 128 95 83 29 204 53 349 70 144 17 309 26 476 26s332-9 477-26c144-17 265-41 348-70 84-29 128-61 128-95">
              <text:p/>
            </draw:path>
          </draw:g>
          <draw:frame draw:style-name="gr12" draw:text-style-name="P2" draw:layer="layout" svg:width="1.905cm" svg:height="0.516cm" svg:x="19.052cm" svg:y="26.636cm">
            <draw:text-box>
              <text:p text:style-name="P3"><text:span text:style-name="T1">database</text:span></text:p>
            </draw:text-box>
          </draw:frame>
        </draw:g>
        <draw:g>
          <draw:g>
            <draw:polygon draw:style-name="gr1" draw:text-style-name="P1" draw:layer="layout" svg:width="3.969cm" svg:height="0.815cm" svg:x="4.423cm" svg:y="29.714cm" svg:viewBox="0 0 3970 816" draw:points="0,816 3970,816 3970,0 0,0">
              <text:p/>
            </draw:polygon>
            <draw:polygon draw:style-name="gr2" draw:text-style-name="P2" draw:layer="layout" svg:width="3.969cm" svg:height="0.815cm" svg:x="4.423cm" svg:y="29.714cm" svg:viewBox="0 0 3970 816" draw:points="0,816 3970,816 3970,0 0,0">
              <text:p/>
            </draw:polygon>
          </draw:g>
          <draw:frame draw:style-name="gr42" draw:text-style-name="P2" draw:layer="layout" svg:width="3.969cm" svg:height="0.815cm" svg:x="4.423cm" svg:y="29.714cm">
            <draw:text-box>
              <text:p text:style-name="P3"><text:span text:style-name="T1">Level-1 input corpus Gen</text:span></text:p>
            </draw:text-box>
          </draw:frame>
        </draw:g>
        <draw:line draw:style-name="gr47" draw:text-style-name="P2" draw:layer="layout" svg:x1="6.407cm" svg:y1="30.529cm" svg:x2="6.407cm" svg:y2="31.052cm">
          <text:p/>
        </draw:line>
        <draw:g>
          <draw:polygon draw:style-name="gr36" draw:text-style-name="P2" draw:layer="layout" svg:width="2.223cm" svg:height="0.555cm" svg:x="1.644cm" svg:y="33.683cm" svg:viewBox="0 0 2224 556" draw:points="0,556 2224,556 2224,0 0,0">
            <text:p/>
          </draw:polygon>
          <draw:frame draw:style-name="gr37" draw:text-style-name="P2" draw:layer="layout" svg:width="2.223cm" svg:height="0.555cm" svg:x="1.644cm" svg:y="33.683cm">
            <draw:text-box>
              <text:p text:style-name="P7"><text:span text:style-name="T12">Fuzzing mutation</text:span></text:p>
            </draw:text-box>
          </draw:frame>
        </draw:g>
        <draw:g>
          <draw:g>
            <draw:polygon draw:style-name="gr1" draw:text-style-name="P1" draw:layer="layout" svg:width="6.787cm" svg:height="1.042cm" svg:x="10.019cm" svg:y="29.6cm" svg:viewBox="0 0 6788 1043" draw:points="0,1043 6788,1043 6788,0 0,0">
              <text:p/>
            </draw:polygon>
            <draw:polygon draw:style-name="gr2" draw:text-style-name="P2" draw:layer="layout" svg:width="6.787cm" svg:height="1.042cm" svg:x="10.019cm" svg:y="29.6cm" svg:viewBox="0 0 6788 1043" draw:points="0,1043 6788,1043 6788,0 0,0">
              <text:p/>
            </draw:polygon>
          </draw:g>
          <draw:frame draw:style-name="gr48" draw:text-style-name="P2" draw:layer="layout" svg:width="6.787cm" svg:height="1.042cm" svg:x="10.019cm" svg:y="29.6cm">
            <draw:text-box>
              <text:p text:style-name="P7"><text:span text:style-name="T1">1. Python App with unified entry</text:span></text:p>
              <text:p text:style-name="P7"><text:span text:style-name="T1">2. Initialize structural input bytes</text:span></text:p>
            </draw:text-box>
          </draw:frame>
        </draw:g>
        <draw:line draw:style-name="gr23" draw:text-style-name="P2" draw:layer="layout" svg:x1="8.391cm" svg:y1="30.122cm" svg:x2="10.018cm" svg:y2="30.122cm">
          <text:p/>
        </draw:line>
        <draw:g>
          <draw:g>
            <draw:polygon draw:style-name="gr1" draw:text-style-name="P1" draw:layer="layout" svg:width="3.969cm" svg:height="0.815cm" svg:x="4.423cm" svg:y="34.717cm" svg:viewBox="0 0 3970 816" draw:points="0,816 3970,816 3970,0 0,0">
              <text:p/>
            </draw:polygon>
            <draw:polygon draw:style-name="gr2" draw:text-style-name="P2" draw:layer="layout" svg:width="3.969cm" svg:height="0.815cm" svg:x="4.423cm" svg:y="34.717cm" svg:viewBox="0 0 3970 816" draw:points="0,816 3970,816 3970,0 0,0">
              <text:p/>
            </draw:polygon>
          </draw:g>
          <draw:frame draw:style-name="gr42" draw:text-style-name="P2" draw:layer="layout" svg:width="3.969cm" svg:height="0.815cm" svg:x="4.423cm" svg:y="34.717cm">
            <draw:text-box>
              <text:p text:style-name="P3"><text:span text:style-name="T1">Mutator chain</text:span></text:p>
            </draw:text-box>
          </draw:frame>
        </draw:g>
        <draw:g>
          <draw:g>
            <draw:polygon draw:style-name="gr15" draw:text-style-name="P6" draw:layer="layout" svg:width="3.969cm" svg:height="0.555cm" svg:x="4.423cm" svg:y="33.683cm" svg:viewBox="0 0 3970 556" draw:points="0,556 3970,556 3970,0 0,0">
              <text:p/>
            </draw:polygon>
            <draw:path draw:style-name="gr2" draw:text-style-name="P2" draw:layer="layout" svg:width="3.969cm" svg:height="0.555cm" svg:x="4.423cm" svg:y="33.683cm" svg:viewBox="0 0 3970 556" svg:d="M0 556h3970v-556h-3970zM317 556v-556M3653 556v-556">
              <text:p/>
            </draw:path>
          </draw:g>
          <draw:frame draw:style-name="gr37" draw:text-style-name="P2" draw:layer="layout" svg:width="3.334cm" svg:height="0.555cm" svg:x="4.74cm" svg:y="33.683cm">
            <draw:text-box>
              <text:p text:style-name="P3"><text:span text:style-name="T1">Seed queue</text:span></text:p>
            </draw:text-box>
          </draw:frame>
        </draw:g>
        <draw:line draw:style-name="gr23" draw:text-style-name="P2" draw:layer="layout" svg:x1="6.407cm" svg:y1="34.239cm" svg:x2="6.407cm" svg:y2="34.717cm">
          <text:p/>
        </draw:line>
        <draw:polyline draw:style-name="gr50" draw:text-style-name="P2" draw:layer="layout" svg:width="11.613cm" svg:height="7.973cm" svg:x="8.391cm" svg:y="27.152cm" svg:viewBox="0 0 11614 7974" draw:points="11614,0 11614,7974 0,7974">
          <text:p/>
        </draw:polyline>
        <draw:polyline draw:style-name="gr23" draw:text-style-name="P2" draw:layer="layout" svg:width="7.005cm" svg:height="3.04cm" svg:x="6.407cm" svg:y="30.643cm" svg:viewBox="0 0 7006 3041" draw:points="7006,0 7006,2406 0,2406 0,3041">
          <text:p/>
        </draw:polyline>
        <draw:g>
          <draw:g>
            <draw:polygon draw:style-name="gr1" draw:text-style-name="P1" draw:layer="layout" svg:width="2.54cm" svg:height="0.555cm" svg:x="1.278cm" svg:y="36.316cm" svg:viewBox="0 0 2541 556" draw:points="0,556 2541,556 2541,0 0,0">
              <text:p/>
            </draw:polygon>
            <draw:path draw:style-name="gr2" draw:text-style-name="P2" draw:layer="layout" svg:width="2.54cm" svg:height="0.555cm" svg:x="1.278cm" svg:y="36.316cm" svg:viewBox="0 0 2541 556" svg:d="M0 556h2541v-556h-2541zM317 556v-556M2223 556v-556">
              <text:p/>
            </draw:path>
          </draw:g>
          <draw:frame draw:style-name="gr37" draw:text-style-name="P2" draw:layer="layout" svg:width="1.905cm" svg:height="0.555cm" svg:x="1.596cm" svg:y="36.316cm">
            <draw:text-box>
              <text:p text:style-name="P3"><text:span text:style-name="T1">Loop</text:span></text:p>
            </draw:text-box>
          </draw:frame>
        </draw:g>
        <draw:g>
          <draw:g>
            <draw:polygon draw:style-name="gr9" draw:text-style-name="P5" draw:layer="layout" svg:width="2.54cm" svg:height="0.555cm" svg:x="4.398cm" svg:y="36.316cm" svg:viewBox="0 0 2541 556" draw:points="0,556 2541,556 2541,0 0,0">
              <text:p/>
            </draw:polygon>
            <draw:path draw:style-name="gr2" draw:text-style-name="P2" draw:layer="layout" svg:width="2.54cm" svg:height="0.555cm" svg:x="4.398cm" svg:y="36.316cm" svg:viewBox="0 0 2541 556" svg:d="M0 556h2541v-556h-2541zM317 556v-556M2223 556v-556">
              <text:p/>
            </draw:path>
          </draw:g>
          <draw:frame draw:style-name="gr37" draw:text-style-name="P2" draw:layer="layout" svg:width="1.905cm" svg:height="0.555cm" svg:x="4.716cm" svg:y="36.316cm">
            <draw:text-box>
              <text:p text:style-name="P3"><text:span text:style-name="T1">Nest</text:span></text:p>
            </draw:text-box>
          </draw:frame>
        </draw:g>
        <draw:g>
          <draw:g>
            <draw:polygon draw:style-name="gr9" draw:text-style-name="P5" draw:layer="layout" svg:width="2.54cm" svg:height="0.555cm" svg:x="7.518cm" svg:y="36.316cm" svg:viewBox="0 0 2541 556" draw:points="0,556 2541,556 2541,0 0,0">
              <text:p/>
            </draw:polygon>
            <draw:path draw:style-name="gr2" draw:text-style-name="P2" draw:layer="layout" svg:width="2.54cm" svg:height="0.555cm" svg:x="7.518cm" svg:y="36.316cm" svg:viewBox="0 0 2541 556" svg:d="M0 556h2541v-556h-2541zM317 556v-556M2223 556v-556">
              <text:p/>
            </draw:path>
          </draw:g>
          <draw:frame draw:style-name="gr37" draw:text-style-name="P2" draw:layer="layout" svg:width="1.905cm" svg:height="0.555cm" svg:x="7.836cm" svg:y="36.316cm">
            <draw:text-box>
              <text:p text:style-name="P3"><text:span text:style-name="T1">Recursive</text:span></text:p>
            </draw:text-box>
          </draw:frame>
        </draw:g>
        <draw:g>
          <draw:g>
            <draw:polygon draw:style-name="gr9" draw:text-style-name="P5" draw:layer="layout" svg:width="2.54cm" svg:height="0.555cm" svg:x="10.638cm" svg:y="36.316cm" svg:viewBox="0 0 2541 556" draw:points="0,556 2541,556 2541,0 0,0">
              <text:p/>
            </draw:polygon>
            <draw:path draw:style-name="gr2" draw:text-style-name="P2" draw:layer="layout" svg:width="2.54cm" svg:height="0.555cm" svg:x="10.638cm" svg:y="36.316cm" svg:viewBox="0 0 2541 556" svg:d="M0 556h2541v-556h-2541zM317 556v-556M2223 556v-556">
              <text:p/>
            </draw:path>
          </draw:g>
          <draw:frame draw:style-name="gr37" draw:text-style-name="P2" draw:layer="layout" svg:width="1.905cm" svg:height="0.555cm" svg:x="10.956cm" svg:y="36.316cm">
            <draw:text-box>
              <text:p text:style-name="P3"><text:span text:style-name="T1">Havoc</text:span></text:p>
            </draw:text-box>
          </draw:frame>
        </draw:g>
        <draw:polyline draw:style-name="gr23" draw:text-style-name="P2" draw:layer="layout" svg:width="3.859cm" svg:height="0.783cm" svg:x="2.548cm" svg:y="35.533cm" svg:viewBox="0 0 3860 784" draw:points="3860,0 3860,317 0,317 0,784">
          <text:p/>
        </draw:polyline>
        <draw:line draw:style-name="gr23" draw:text-style-name="P2" draw:layer="layout" svg:x1="3.818cm" svg:y1="36.594cm" svg:x2="4.397cm" svg:y2="36.594cm">
          <text:p/>
        </draw:line>
        <draw:line draw:style-name="gr23" draw:text-style-name="P2" draw:layer="layout" svg:x1="6.938cm" svg:y1="36.594cm" svg:x2="7.517cm" svg:y2="36.594cm">
          <text:p/>
        </draw:line>
        <draw:line draw:style-name="gr23" draw:text-style-name="P2" draw:layer="layout" svg:x1="10.058cm" svg:y1="36.594cm" svg:x2="10.637cm" svg:y2="36.594cm">
          <text:p/>
        </draw:line>
        <draw:g>
          <draw:g>
            <draw:polygon draw:style-name="gr1" draw:text-style-name="P1" draw:layer="layout" svg:width="5.398cm" svg:height="3.016cm" svg:x="0.639cm" svg:y="52.076cm" svg:viewBox="0 0 5399 3017" draw:points="0,3017 5399,3017 5399,0 0,0">
              <text:p/>
            </draw:polygon>
            <draw:polygon draw:style-name="gr2" draw:text-style-name="P2" draw:layer="layout" svg:width="5.398cm" svg:height="3.016cm" svg:x="0.639cm" svg:y="52.076cm" svg:viewBox="0 0 5399 3017" draw:points="0,3017 5399,3017 5399,0 0,0">
              <text:p/>
            </draw:polygon>
          </draw:g>
          <draw:frame draw:style-name="gr51" draw:text-style-name="P2" draw:layer="layout" svg:width="5.398cm" svg:height="3.203cm" svg:x="0.639cm" svg:y="51.983cm">
            <draw:text-box>
              <text:p text:style-name="P7"><text:span text:style-name="T14">&lt;apisepc</text:span><text:span text:style-name="T1">&gt;</text:span></text:p>
              <text:p text:style-name="P7"><text:span text:style-name="T1"><text:s/></text:span><text:span text:style-name="T1">&lt;</text:span><text:span text:style-name="T14">api</text:span><text:span text:style-name="T1">&gt;</text:span></text:p>
              <text:p text:style-name="P7"><text:span text:style-name="T1"><text:s text:c="3"/></text:span><text:span text:style-name="T1">&lt;</text:span><text:span text:style-name="T3">module</text:span><text:span text:style-name="T1">&gt;cmath&lt;/</text:span><text:span text:style-name="T3">module</text:span><text:span text:style-name="T1">&gt;</text:span></text:p>
              <text:p text:style-name="P7"><text:span text:style-name="T1"><text:s text:c="3"/></text:span><text:span text:style-name="T1">&lt;</text:span><text:span text:style-name="T3">name</text:span><text:span text:style-name="T1">&gt;exp&lt;/</text:span><text:span text:style-name="T3">name</text:span><text:span text:style-name="T1">&gt;</text:span></text:p>
              <text:p text:style-name="P7"><text:span text:style-name="T1"><text:s text:c="3"/></text:span><text:span text:style-name="T1">&lt;</text:span><text:span text:style-name="T3">expr</text:span><text:span text:style-name="T1">&gt;ret = cmath.exp(x)&lt;/</text:span><text:span text:style-name="T3">expr</text:span><text:span text:style-name="T1">&gt;</text:span></text:p>
              <text:p text:style-name="P7"><text:span text:style-name="T1"><text:s text:c="3"/></text:span><text:span text:style-name="T1">&lt;</text:span><text:span text:style-name="T3">parameters</text:span><text:span text:style-name="T1">&gt;{'x':int}&lt;/</text:span><text:span text:style-name="T3">parameters</text:span><text:span text:style-name="T1">&gt;</text:span></text:p>
              <text:p text:style-name="P7"><text:span text:style-name="T1"><text:s text:c="3"/></text:span><text:span text:style-name="T1">&lt;</text:span><text:span text:style-name="T3">return</text:span><text:span text:style-name="T1">&gt;{'ret':int}&lt;/</text:span><text:span text:style-name="T3">return</text:span><text:span text:style-name="T1">&gt;</text:span></text:p>
              <text:p text:style-name="P7"><text:span text:style-name="T1"><text:s/></text:span><text:span text:style-name="T1">&lt;/</text:span><text:span text:style-name="T14">api</text:span><text:span text:style-name="T1">&gt;</text:span></text:p>
              <text:p text:style-name="P7"><text:span text:style-name="T1">&lt;/</text:span><text:span text:style-name="T14">apisepc</text:span><text:span text:style-name="T1">&gt;</text:span></text:p>
            </draw:text-box>
          </draw:frame>
        </draw:g>
        <draw:g>
          <draw:g>
            <draw:polygon draw:style-name="gr1" draw:text-style-name="P1" draw:layer="layout" svg:width="5.398cm" svg:height="3.016cm" svg:x="7.518cm" svg:y="51.838cm" svg:viewBox="0 0 5399 3017" draw:points="0,3017 5399,3017 5399,0 0,0">
              <text:p/>
            </draw:polygon>
            <draw:polygon draw:style-name="gr2" draw:text-style-name="P2" draw:layer="layout" svg:width="5.398cm" svg:height="3.016cm" svg:x="7.518cm" svg:y="51.838cm" svg:viewBox="0 0 5399 3017" draw:points="0,3017 5399,3017 5399,0 0,0">
              <text:p/>
            </draw:polygon>
          </draw:g>
          <draw:frame draw:style-name="gr51" draw:text-style-name="P2" draw:layer="layout" svg:width="5.398cm" svg:height="3.203cm" svg:x="7.518cm" svg:y="51.745cm">
            <draw:text-box>
              <text:p text:style-name="P7"><text:span text:style-name="T1">class demoCls:</text:span></text:p>
              <text:p text:style-name="P7"><text:span text:style-name="T1"><text:s text:c="3"/></text:span><text:span text:style-name="T1">def __init__(self):</text:span></text:p>
              <text:p text:style-name="P7"><text:span text:style-name="T1"><text:s text:c="7"/></text:span><text:span text:style-name="T1">pass</text:span></text:p>
              <text:p text:style-name="P7"><text:span text:style-name="T1"><text:s text:c="3"/></text:span><text:span text:style-name="T1">def demoFunc0(self):</text:span></text:p>
              <text:p text:style-name="P7"><text:span text:style-name="T1"><text:s text:c="7"/></text:span><text:span text:style-name="T1">pass</text:span></text:p>
              <text:p text:style-name="P7"><text:span text:style-name="T1"><text:s text:c="3"/></text:span><text:span text:style-name="T1">def demoFunc1(self, PYF_ARG1):</text:span></text:p>
              <text:p text:style-name="P7"><text:span text:style-name="T1"><text:s text:c="7"/></text:span><text:span text:style-name="T1">pass</text:span></text:p>
              <text:p text:style-name="P7"><text:span text:style-name="T1">def RunFuzzer (x):</text:span></text:p>
              <text:p text:style-name="P7"><text:span text:style-name="T1"><text:s text:c="3"/></text:span><text:span text:style-name="T1">pass</text:span></text:p>
            </draw:text-box>
          </draw:frame>
        </draw:g>
        <draw:g>
          <draw:g>
            <draw:polygon draw:style-name="gr1" draw:text-style-name="P1" draw:layer="layout" svg:width="5.398cm" svg:height="3.016cm" svg:x="14.397cm" svg:y="51.838cm" svg:viewBox="0 0 5399 3017" draw:points="0,3017 5399,3017 5399,0 0,0">
              <text:p/>
            </draw:polygon>
            <draw:polygon draw:style-name="gr2" draw:text-style-name="P2" draw:layer="layout" svg:width="5.398cm" svg:height="3.016cm" svg:x="14.397cm" svg:y="51.838cm" svg:viewBox="0 0 5399 3017" draw:points="0,3017 5399,3017 5399,0 0,0">
              <text:p/>
            </draw:polygon>
          </draw:g>
          <draw:frame draw:style-name="gr51" draw:text-style-name="P2" draw:layer="layout" svg:width="5.398cm" svg:height="3.016cm" svg:x="14.397cm" svg:y="51.838cm">
            <draw:text-box>
              <text:p text:style-name="P7"><text:span text:style-name="T1">def demoFunc0 ():</text:span></text:p>
              <text:p text:style-name="P7"><text:span text:style-name="T1"><text:s text:c="3"/></text:span><text:span text:style-name="T1">pass</text:span></text:p>
              <text:p text:style-name="P7"><text:span text:style-name="T1"/></text:p>
              <text:p text:style-name="P7"><text:span text:style-name="T1">def demoFunc1 (PYF_ARG1):</text:span></text:p>
              <text:p text:style-name="P7"><text:span text:style-name="T1"><text:s text:c="3"/></text:span><text:span text:style-name="T1">pass</text:span></text:p>
              <text:p text:style-name="P7"><text:span text:style-name="T1"/></text:p>
              <text:p text:style-name="P7"><text:span text:style-name="T1">def RunFuzzer (x):</text:span></text:p>
              <text:p text:style-name="P7"><text:span text:style-name="T1"><text:s text:c="3"/></text:span><text:span text:style-name="T1">pass</text:span></text:p>
            </draw:text-box>
          </draw:frame>
        </draw:g>
        <draw:line draw:style-name="gr46" draw:text-style-name="P2" draw:layer="layout" svg:x1="1.592cm" svg:y1="38.022cm" svg:x2="21.197cm" svg:y2="38.022cm">
          <text:p/>
        </draw:line>
        <draw:g>
          <draw:polygon draw:style-name="gr36" draw:text-style-name="P2" draw:layer="layout" svg:width="3.281cm" svg:height="0.794cm" svg:x="9.159cm" svg:y="49.381cm" svg:viewBox="0 0 3282 795" draw:points="0,795 3282,795 3282,0 0,0">
            <text:p/>
          </draw:polygon>
          <draw:frame draw:style-name="gr35" draw:text-style-name="P2" draw:layer="layout" svg:width="3.281cm" svg:height="1.159cm" svg:x="9.159cm" svg:y="49.199cm">
            <draw:text-box>
              <text:p text:style-name="P7"><text:span text:style-name="T15">Example</text:span></text:p>
            </draw:text-box>
          </draw:frame>
        </draw:g>
        <draw:g>
          <draw:g>
            <draw:polygon draw:style-name="gr1" draw:text-style-name="P1" draw:layer="layout" svg:width="5.398cm" svg:height="3.016cm" svg:x="7.518cm" svg:y="56.283cm" svg:viewBox="0 0 5399 3017" draw:points="0,3017 5399,3017 5399,0 0,0">
              <text:p/>
            </draw:polygon>
            <draw:polygon draw:style-name="gr2" draw:text-style-name="P2" draw:layer="layout" svg:width="5.398cm" svg:height="3.016cm" svg:x="7.518cm" svg:y="56.283cm" svg:viewBox="0 0 5399 3017" draw:points="0,3017 5399,3017 5399,0 0,0">
              <text:p/>
            </draw:polygon>
          </draw:g>
          <draw:frame draw:style-name="gr51" draw:text-style-name="P2" draw:layer="layout" svg:width="5.398cm" svg:height="3.203cm" svg:x="7.518cm" svg:y="56.19cm">
            <draw:text-box>
              <text:p text:style-name="P7"><text:span text:style-name="T14">class demoCls():</text:span></text:p>
              <text:p text:style-name="P7"><text:span text:style-name="T14"><text:s text:c="3"/></text:span><text:span text:style-name="T14">def __init__(self):</text:span></text:p>
              <text:p text:style-name="P7"><text:span text:style-name="T14"><text:s text:c="7"/></text:span><text:span text:style-name="T14">pass</text:span></text:p>
              <text:p text:style-name="P7"><text:span text:style-name="T14"><text:s text:c="3"/></text:span><text:span text:style-name="T14">def demoFunc0(self):</text:span></text:p>
              <text:p text:style-name="P7"><text:span text:style-name="T14"><text:s text:c="7"/></text:span><text:span text:style-name="T14">pass</text:span></text:p>
              <text:p text:style-name="P7"><text:span text:style-name="T14"><text:s text:c="3"/></text:span><text:span text:style-name="T14">def demoFunc1(self, PYF_ARG1):</text:span></text:p>
              <text:p text:style-name="P7"><text:span text:style-name="T14"><text:s text:c="7"/></text:span><text:span text:style-name="T14">ret = cmath.exp(PYF_ARG1</text:span><text:span text:style-name="T1">)</text:span></text:p>
              <text:p text:style-name="P7"><text:span text:style-name="T1">def RunFuzzer(x):</text:span></text:p>
              <text:p text:style-name="P7"><text:span text:style-name="T1"><text:s text:c="2"/></text:span><text:span text:style-name="T14"><text:s/></text:span><text:span text:style-name="T14">demoCls().demoFunc1(x</text:span><text:span text:style-name="T1">)</text:span></text:p>
            </draw:text-box>
          </draw:frame>
        </draw:g>
        <draw:frame draw:style-name="gr37" draw:text-style-name="P2" draw:layer="layout" svg:width="3.334cm" svg:height="0.555cm" svg:x="11.99cm" svg:y="51.163cm">
          <draw:text-box>
            <text:p text:style-name="P3"><text:span text:style-name="T10">Templates</text:span></text:p>
          </draw:text-box>
        </draw:frame>
        <draw:polyline draw:style-name="gr10" draw:text-style-name="P2" draw:layer="layout" svg:width="6.879cm" svg:height="1.19cm" svg:x="3.338cm" svg:y="55.092cm" svg:viewBox="0 0 6880 1191" draw:points="0,0 0,636 6880,636 6880,1191">
          <text:p/>
        </draw:polyline>
        <draw:line draw:style-name="gr10" draw:text-style-name="P2" draw:layer="layout" svg:x1="10.217cm" svg:y1="54.854cm" svg:x2="10.217cm" svg:y2="56.282cm">
          <text:p/>
        </draw:line>
        <draw:g>
          <draw:g>
            <draw:polygon draw:style-name="gr1" draw:text-style-name="P1" draw:layer="layout" svg:width="5.398cm" svg:height="3.493cm" svg:x="7.518cm" svg:y="60.569cm" svg:viewBox="0 0 5399 3494" draw:points="0,3494 5399,3494 5399,0 0,0">
              <text:p/>
            </draw:polygon>
            <draw:polygon draw:style-name="gr2" draw:text-style-name="P2" draw:layer="layout" svg:width="5.398cm" svg:height="3.493cm" svg:x="7.518cm" svg:y="60.569cm" svg:viewBox="0 0 5399 3494" draw:points="0,3494 5399,3494 5399,0 0,0">
              <text:p/>
            </draw:polygon>
          </draw:g>
          <draw:frame draw:style-name="gr52" draw:text-style-name="P2" draw:layer="layout" svg:width="5.398cm" svg:height="3.543cm" svg:x="7.518cm" svg:y="60.544cm">
            <draw:text-box>
              <text:p text:style-name="P7"><text:span text:style-name="T14">class demoCls():</text:span></text:p>
              <text:p text:style-name="P7"><text:span text:style-name="T14"><text:s text:c="3"/></text:span><text:span text:style-name="T14">def __init__(self):</text:span></text:p>
              <text:p text:style-name="P7"><text:span text:style-name="T14"><text:s text:c="7"/></text:span><text:span text:style-name="T14">pass</text:span></text:p>
              <text:p text:style-name="P7"><text:span text:style-name="T14"><text:s text:c="3"/></text:span><text:span text:style-name="T14">def demoFunc0(self):</text:span></text:p>
              <text:p text:style-name="P7"><text:span text:style-name="T14"><text:s text:c="7"/></text:span><text:span text:style-name="T14">pass</text:span></text:p>
              <text:p text:style-name="P7"><text:span text:style-name="T14"><text:s text:c="3"/></text:span><text:span text:style-name="T14">def demoFunc1(self, PYF_ARG1):</text:span></text:p>
              <text:p text:style-name="P7"><text:span text:style-name="T14"><text:s text:c="7"/></text:span><text:span text:style-name="T14">for PYF_I in range(0, PYF_ARG1):</text:span></text:p>
              <text:p text:style-name="P7"><text:span text:style-name="T14"><text:s text:c="11"/></text:span><text:span text:style-name="T14">ret = cmath.exp(PYF_I)</text:span></text:p>
              <text:p text:style-name="P7"><text:span text:style-name="T1">def RunFuzzer(x):</text:span></text:p>
              <text:p text:style-name="P7"><text:span text:style-name="T1"><text:s text:c="2"/></text:span><text:span text:style-name="T14"><text:s/></text:span><text:span text:style-name="T14">demoCls().demoFunc1(x</text:span><text:span text:style-name="T1">)</text:span></text:p>
            </draw:text-box>
          </draw:frame>
        </draw:g>
        <draw:line draw:style-name="gr10" draw:text-style-name="P2" draw:layer="layout" svg:x1="10.217cm" svg:y1="59.299cm" svg:x2="10.217cm" svg:y2="60.568cm">
          <text:p/>
        </draw:line>
        <draw:g>
          <draw:g>
            <draw:polygon draw:style-name="gr1" draw:text-style-name="P1" draw:layer="layout" svg:width="5.398cm" svg:height="3.81cm" svg:x="7.518cm" svg:y="65.411cm" svg:viewBox="0 0 5399 3811" draw:points="0,3811 5399,3811 5399,0 0,0">
              <text:p/>
            </draw:polygon>
            <draw:polygon draw:style-name="gr2" draw:text-style-name="P2" draw:layer="layout" svg:width="5.398cm" svg:height="3.81cm" svg:x="7.518cm" svg:y="65.411cm" svg:viewBox="0 0 5399 3811" draw:points="0,3811 5399,3811 5399,0 0,0">
              <text:p/>
            </draw:polygon>
          </draw:g>
          <draw:frame draw:style-name="gr53" draw:text-style-name="P2" draw:layer="layout" svg:width="5.398cm" svg:height="3.883cm" svg:x="7.518cm" svg:y="65.375cm">
            <draw:text-box>
              <text:p text:style-name="P7"><text:span text:style-name="T14">class demoCls():</text:span></text:p>
              <text:p text:style-name="P7"><text:span text:style-name="T14"><text:s text:c="3"/></text:span><text:span text:style-name="T14">def __init__(self):</text:span></text:p>
              <text:p text:style-name="P7"><text:span text:style-name="T14"><text:s text:c="7"/></text:span><text:span text:style-name="T14">pass</text:span></text:p>
              <text:p text:style-name="P7"><text:span text:style-name="T14"><text:s text:c="3"/></text:span><text:span text:style-name="T14">def demoFunc0(self):</text:span></text:p>
              <text:p text:style-name="P7"><text:span text:style-name="T14"><text:s text:c="7"/></text:span><text:span text:style-name="T14">pass</text:span></text:p>
              <text:p text:style-name="P7"><text:span text:style-name="T14"><text:s text:c="3"/></text:span><text:span text:style-name="T14">def demoFunc1(self, PYF_ARG1):</text:span></text:p>
              <text:p text:style-name="P7"><text:span text:style-name="T14"><text:s text:c="7"/></text:span><text:span text:style-name="T14">for PYF_I in range(0, PYF_ARG1):</text:span></text:p>
              <text:p text:style-name="P7"><text:span text:style-name="T14"><text:s text:c="11"/></text:span><text:span text:style-name="T14">ret = cmath.exp(PYF_I)</text:span></text:p>
              <text:p text:style-name="P7"><text:span text:style-name="T14"><text:s text:c="11"/></text:span><text:span text:style-name="T14">self.demoFunc1(ret)</text:span></text:p>
              <text:p text:style-name="P7"><text:span text:style-name="T1">def RunFuzzer(x):</text:span></text:p>
              <text:p text:style-name="P7"><text:span text:style-name="T1"><text:s text:c="2"/></text:span><text:span text:style-name="T14"><text:s/></text:span><text:span text:style-name="T14">demoCls().demoFunc1(x</text:span><text:span text:style-name="T1">)</text:span></text:p>
            </draw:text-box>
          </draw:frame>
        </draw:g>
        <draw:line draw:style-name="gr10" draw:text-style-name="P2" draw:layer="layout" svg:x1="10.217cm" svg:y1="64.061cm" svg:x2="10.217cm" svg:y2="65.41cm">
          <text:p/>
        </draw:line>
        <draw:frame draw:style-name="gr24" draw:text-style-name="P2" draw:layer="layout" svg:width="2.721cm" svg:height="0.483cm" svg:x="10.641cm" svg:y="64.495cm">
          <draw:text-box>
            <text:p text:style-name="P3"><text:span text:style-name="T3">Recurve cmath.exp</text:span></text:p>
          </draw:text-box>
        </draw:frame>
        <draw:g>
          <draw:g>
            <draw:path draw:style-name="gr5" draw:text-style-name="P4" draw:layer="layout" svg:width="3.021cm" svg:height="1.116cm" svg:x="4.445cm" svg:y="40.009cm" svg:viewBox="0 0 3022 1117" svg:d="M0 978v-978h3022v978c-241-93-497-140-756-140-258 0-514 47-755 140-241 92-497 139-755 139-259 0-515-47-756-139z">
              <text:p/>
            </draw:path>
            <draw:path draw:style-name="gr6" draw:text-style-name="P2" draw:layer="layout" svg:width="3.021cm" svg:height="1.116cm" svg:x="4.445cm" svg:y="40.009cm" svg:viewBox="0 0 3022 1117" svg:d="M0 978v-978h3022v978c-241-93-497-140-756-140-258 0-514 47-755 140-241 92-497 139-755 139-259 0-515-47-756-139z">
              <text:p/>
            </draw:path>
          </draw:g>
          <draw:frame draw:style-name="gr54" draw:text-style-name="P2" draw:layer="layout" svg:width="3.021cm" svg:height="0.837cm" svg:x="4.445cm" svg:y="40.009cm">
            <draw:text-box>
              <text:p text:style-name="P3"><text:span text:style-name="T1">API specs</text:span></text:p>
            </draw:text-box>
          </draw:frame>
        </draw:g>
        <draw:g>
          <draw:g>
            <draw:path draw:style-name="gr5" draw:text-style-name="P4" draw:layer="layout" svg:width="3.021cm" svg:height="1.116cm" svg:x="9.289cm" svg:y="40.009cm" svg:viewBox="0 0 3022 1117" svg:d="M0 978v-978h3022v978c-241-93-497-140-756-140-258 0-514 47-755 140-241 92-497 139-755 139-259 0-515-47-756-139z">
              <text:p/>
            </draw:path>
            <draw:path draw:style-name="gr6" draw:text-style-name="P2" draw:layer="layout" svg:width="3.021cm" svg:height="1.116cm" svg:x="9.289cm" svg:y="40.009cm" svg:viewBox="0 0 3022 1117" svg:d="M0 978v-978h3022v978c-241-93-497-140-756-140-258 0-514 47-755 140-241 92-497 139-755 139-259 0-515-47-756-139z">
              <text:p/>
            </draw:path>
          </draw:g>
          <draw:frame draw:style-name="gr54" draw:text-style-name="P2" draw:layer="layout" svg:width="3.021cm" svg:height="0.837cm" svg:x="9.289cm" svg:y="40.009cm">
            <draw:text-box>
              <text:p text:style-name="P3"><text:span text:style-name="T1">Program templates</text:span></text:p>
            </draw:text-box>
          </draw:frame>
        </draw:g>
        <draw:g>
          <draw:g>
            <draw:path draw:style-name="gr5" draw:text-style-name="P4" draw:layer="layout" svg:width="3.021cm" svg:height="1.116cm" svg:x="14.129cm" svg:y="40.009cm" svg:viewBox="0 0 3022 1117" svg:d="M0 978v-978h3022v978c-241-93-497-140-756-140-258 0-514 47-755 140-241 92-497 139-755 139-259 0-515-47-756-139z">
              <text:p/>
            </draw:path>
            <draw:path draw:style-name="gr6" draw:text-style-name="P2" draw:layer="layout" svg:width="3.021cm" svg:height="1.116cm" svg:x="14.129cm" svg:y="40.009cm" svg:viewBox="0 0 3022 1117" svg:d="M0 978v-978h3022v978c-241-93-497-140-756-140-258 0-514 47-755 140-241 92-497 139-755 139-259 0-515-47-756-139z">
              <text:p/>
            </draw:path>
          </draw:g>
          <draw:frame draw:style-name="gr54" draw:text-style-name="P2" draw:layer="layout" svg:width="3.021cm" svg:height="0.837cm" svg:x="14.129cm" svg:y="40.009cm">
            <draw:text-box>
              <text:p text:style-name="P3"><text:span text:style-name="T1">Script language</text:span></text:p>
            </draw:text-box>
          </draw:frame>
        </draw:g>
        <draw:g>
          <draw:g>
            <draw:polygon draw:style-name="gr15" draw:text-style-name="P6" draw:layer="layout" svg:width="2.54cm" svg:height="1.191cm" svg:x="9.529cm" svg:y="42.474cm" svg:viewBox="0 0 2541 1192" draw:points="0,1192 2541,1192 2541,0 0,0">
              <text:p/>
            </draw:polygon>
            <draw:polygon draw:style-name="gr2" draw:text-style-name="P2" draw:layer="layout" svg:width="2.54cm" svg:height="1.191cm" svg:x="9.529cm" svg:y="42.474cm" svg:viewBox="0 0 2541 1192" draw:points="0,1192 2541,1192 2541,0 0,0">
              <text:p/>
            </draw:polygon>
          </draw:g>
          <draw:frame draw:style-name="gr55" draw:text-style-name="P2" draw:layer="layout" svg:width="2.54cm" svg:height="1.191cm" svg:x="9.529cm" svg:y="42.474cm">
            <draw:text-box>
              <text:p text:style-name="P3"><text:span text:style-name="T1">Script Interpreter</text:span></text:p>
            </draw:text-box>
          </draw:frame>
        </draw:g>
        <draw:polyline draw:style-name="gr10" draw:text-style-name="P2" draw:layer="layout" svg:width="4.844cm" svg:height="1.489cm" svg:x="5.955cm" svg:y="40.985cm" svg:viewBox="0 0 4845 1490" draw:points="0,0 0,775 4845,775 4845,1490">
          <text:p/>
        </draw:polyline>
        <draw:line draw:style-name="gr10" draw:text-style-name="P2" draw:layer="layout" svg:x1="10.799cm" svg:y1="40.985cm" svg:x2="10.799cm" svg:y2="42.473cm">
          <text:p/>
        </draw:line>
        <draw:polyline draw:style-name="gr10" draw:text-style-name="P2" draw:layer="layout" svg:width="4.84cm" svg:height="1.489cm" svg:x="10.799cm" svg:y="40.985cm" svg:viewBox="0 0 4841 1490" draw:points="4841,0 4841,775 0,775 0,1490">
          <text:p/>
        </draw:polyline>
        <draw:g>
          <draw:g>
            <draw:path draw:style-name="gr5" draw:text-style-name="P4" draw:layer="layout" svg:width="3.021cm" svg:height="1.116cm" svg:x="9.289cm" svg:y="44.771cm" svg:viewBox="0 0 3022 1117" svg:d="M0 978v-978h3022v978c-241-93-497-140-756-140-258 0-514 47-755 140-241 92-497 139-755 139-259 0-515-47-756-139z">
              <text:p/>
            </draw:path>
            <draw:path draw:style-name="gr6" draw:text-style-name="P2" draw:layer="layout" svg:width="3.021cm" svg:height="1.116cm" svg:x="9.289cm" svg:y="44.771cm" svg:viewBox="0 0 3022 1117" svg:d="M0 978v-978h3022v978c-241-93-497-140-756-140-258 0-514 47-755 140-241 92-497 139-755 139-259 0-515-47-756-139z">
              <text:p/>
            </draw:path>
          </draw:g>
          <draw:frame draw:style-name="gr54" draw:text-style-name="P2" draw:layer="layout" svg:width="3.021cm" svg:height="0.837cm" svg:x="9.289cm" svg:y="44.771cm">
            <draw:text-box>
              <text:p text:style-name="P3"><text:span text:style-name="T1">New programs</text:span></text:p>
            </draw:text-box>
          </draw:frame>
        </draw:g>
        <draw:line draw:style-name="gr10" draw:text-style-name="P2" draw:layer="layout" svg:x1="10.799cm" svg:y1="43.664cm" svg:x2="10.799cm" svg:y2="44.771cm">
          <text:p/>
        </draw:line>
        <draw:frame draw:style-name="gr13" draw:text-style-name="P2" draw:layer="layout" svg:width="2.223cm" svg:height="0.483cm" svg:x="10.693cm" svg:y="55.486cm">
          <draw:text-box>
            <text:p text:style-name="P3"><text:span text:style-name="T3">CALL cmath.exp</text:span></text:p>
          </draw:text-box>
        </draw:frame>
        <draw:frame draw:style-name="gr13" draw:text-style-name="P2" draw:layer="layout" svg:width="2.721cm" svg:height="0.483cm" svg:x="10.863cm" svg:y="59.693cm">
          <draw:text-box>
            <text:p text:style-name="P3"><text:span text:style-name="T3">FOR_LOOP cmath.exp</text:span></text:p>
          </draw:text-box>
        </draw:frame>
        <draw:g>
          <draw:polygon draw:style-name="gr8" draw:text-style-name="P2" draw:layer="layout" svg:width="13.97cm" svg:height="0.794cm" svg:x="3.814cm" svg:y="46.599cm" svg:viewBox="0 0 13971 795" draw:points="0,795 13971,795 13971,0 0,0">
            <text:p/>
          </draw:polygon>
          <draw:frame draw:style-name="gr35" draw:text-style-name="P2" draw:layer="layout" svg:width="13.97cm" svg:height="0.794cm" svg:x="3.814cm" svg:y="46.599cm">
            <draw:text-box>
              <text:p text:style-name="P3"><text:span text:style-name="T8">Level-1 Fuzzing type: Generation-based / Mutation-based <text:s text:c="3"/></text:span><text:span text:style-name="T16">à </text:span><text:span text:style-name="T8">G</text:span><text:span text:style-name="T17">eneration-based fuzzing</text:span></text:p>
            </draw:text-box>
          </draw:frame>
        </draw:g>
        <draw:frame draw:style-name="gr20" draw:text-style-name="P2" draw:layer="layout" svg:width="5.239cm" svg:height="0.823cm" svg:x="13.02cm" svg:y="38.885cm">
          <draw:text-box>
            <text:p text:style-name="P3"><text:span text:style-name="T11">Simpler language to describe the functionality of python APP</text:span></text:p>
          </draw:text-box>
        </draw:frame>
        <draw:frame draw:style-name="gr20" draw:text-style-name="P2" draw:layer="layout" svg:width="3.021cm" svg:height="0.635cm" svg:x="12.219cm" svg:y="42.751cm">
          <draw:text-box>
            <text:p text:style-name="P3"><text:span text:style-name="T11">Translate SL into python</text:span></text:p>
          </draw:text-box>
        </draw:frame>
      </draw:page>
      <draw:page draw:name="PyFuzzCore" draw:style-name="dp1" draw:master-page-name="PM2">
        <draw:frame draw:style-name="gr20" draw:text-style-name="P2" draw:layer="layout" svg:width="6.826cm" svg:height="0.909cm" svg:x="6.43cm" svg:y="0.562cm">
          <draw:text-box>
            <text:p text:style-name="P3"><text:span text:style-name="T5">Two-level Fuzzing</text:span></text:p>
          </draw:text-box>
        </draw:frame>
        <draw:g>
          <draw:g>
            <draw:polygon draw:style-name="gr1" draw:text-style-name="P1" draw:layer="layout" svg:width="2.54cm" svg:height="0.635cm" svg:x="5.477cm" svg:y="3.556cm" svg:viewBox="0 0 2541 636" draw:points="0,636 2541,636 2541,0 0,0">
              <text:p/>
            </draw:polygon>
            <draw:polygon draw:style-name="gr2" draw:text-style-name="P2" draw:layer="layout" svg:width="2.54cm" svg:height="0.635cm" svg:x="5.477cm" svg:y="3.556cm" svg:viewBox="0 0 2541 636" draw:points="0,636 2541,636 2541,0 0,0">
              <text:p/>
            </draw:polygon>
          </draw:g>
          <draw:frame draw:style-name="gr20" draw:text-style-name="P2" draw:layer="layout" svg:width="2.54cm" svg:height="0.635cm" svg:x="5.477cm" svg:y="3.556cm">
            <draw:text-box>
              <text:p text:style-name="P3"><text:span text:style-name="T1">InitFuzzer</text:span></text:p>
            </draw:text-box>
          </draw:frame>
        </draw:g>
        <draw:g>
          <draw:g>
            <draw:path draw:style-name="gr56" draw:text-style-name="P12" draw:layer="layout" svg:width="2.54cm" svg:height="0.794cm" svg:x="5.477cm" svg:y="2.048cm" svg:viewBox="0 0 2541 795" svg:d="M397 795h1748c69 0 138-18 198-53s111-85 145-146c35-60 53-129 53-199 0-69-18-138-53-198-34-61-85-111-145-146s-129-53-198-53h-1748c-69 0-138 18-198 53s-111 85-145 146c-35 60-54 129-54 199 0 69 19 138 54 198 34 61 85 111 145 146s129 53 198 53z">
              <text:p/>
            </draw:path>
            <draw:path draw:style-name="gr57" draw:text-style-name="P2" draw:layer="layout" svg:width="2.54cm" svg:height="0.794cm" svg:x="5.477cm" svg:y="2.048cm" svg:viewBox="0 0 2541 795" svg:d="M397 795h1748c69 0 138-18 198-53s111-85 145-146c35-60 53-129 53-199 0-69-18-138-53-198-34-61-85-111-145-146s-129-53-198-53h-1748c-69 0-138 18-198 53s-111 85-145 146c-35 60-54 129-54 199 0 69 19 138 54 198 34 61 85 111 145 146s129 53 198 53z">
              <text:p/>
            </draw:path>
          </draw:g>
          <draw:frame draw:style-name="gr35" draw:text-style-name="P2" draw:layer="layout" svg:width="2.54cm" svg:height="0.794cm" svg:x="5.477cm" svg:y="2.048cm">
            <draw:text-box>
              <text:p text:style-name="P3"><text:span text:style-name="T1">Start</text:span></text:p>
            </draw:text-box>
          </draw:frame>
        </draw:g>
        <draw:g>
          <draw:g>
            <draw:polygon draw:style-name="gr1" draw:text-style-name="P1" draw:layer="layout" svg:width="2.54cm" svg:height="0.635cm" svg:x="5.477cm" svg:y="4.905cm" svg:viewBox="0 0 2541 636" draw:points="0,636 2541,636 2541,0 0,0">
              <text:p/>
            </draw:polygon>
            <draw:polygon draw:style-name="gr2" draw:text-style-name="P2" draw:layer="layout" svg:width="2.54cm" svg:height="0.635cm" svg:x="5.477cm" svg:y="4.905cm" svg:viewBox="0 0 2541 636" draw:points="0,636 2541,636 2541,0 0,0">
              <text:p/>
            </draw:polygon>
          </draw:g>
          <draw:frame draw:style-name="gr20" draw:text-style-name="P2" draw:layer="layout" svg:width="2.54cm" svg:height="0.635cm" svg:x="5.477cm" svg:y="4.905cm">
            <draw:text-box>
              <text:p text:style-name="P3"><text:span text:style-name="T1">Retrieve one APP</text:span></text:p>
            </draw:text-box>
          </draw:frame>
        </draw:g>
        <draw:g>
          <draw:g>
            <draw:polygon draw:style-name="gr15" draw:text-style-name="P6" draw:layer="layout" svg:width="1.111cm" svg:height="4.365cm" svg:x="3.096cm" svg:y="4.905cm" svg:viewBox="0 0 1112 4366" draw:points="0,4366 1112,4366 1112,0 0,0">
              <text:p/>
            </draw:polygon>
            <draw:polygon draw:style-name="gr2" draw:text-style-name="P2" draw:layer="layout" svg:width="1.111cm" svg:height="4.365cm" svg:x="3.096cm" svg:y="4.905cm" svg:viewBox="0 0 1112 4366" draw:points="0,4366 1112,4366 1112,0 0,0">
              <text:p/>
            </draw:polygon>
          </draw:g>
          <draw:frame draw:style-name="gr58" draw:text-style-name="P2" draw:layer="layout" svg:width="1.111cm" svg:height="4.365cm" svg:x="3.096cm" svg:y="4.905cm">
            <draw:text-box>
              <text:p text:style-name="P3"><text:span text:style-name="T1">Python</text:span></text:p>
              <text:p text:style-name="P3"><text:span text:style-name="T1">APP</text:span></text:p>
              <text:p text:style-name="P3"><text:span text:style-name="T1">queue</text:span></text:p>
            </draw:text-box>
          </draw:frame>
        </draw:g>
        <draw:line draw:style-name="gr23" draw:text-style-name="P2" draw:layer="layout" svg:x1="6.747cm" svg:y1="2.841cm" svg:x2="6.747cm" svg:y2="3.555cm">
          <text:p/>
        </draw:line>
        <draw:line draw:style-name="gr23" draw:text-style-name="P2" draw:layer="layout" svg:x1="6.747cm" svg:y1="4.191cm" svg:x2="6.747cm" svg:y2="4.905cm">
          <text:p/>
        </draw:line>
        <draw:g>
          <draw:g>
            <draw:polygon draw:style-name="gr1" draw:text-style-name="P1" draw:layer="layout" svg:width="2.54cm" svg:height="0.635cm" svg:x="5.477cm" svg:y="8.556cm" svg:viewBox="0 0 2541 636" draw:points="0,636 2541,636 2541,0 0,0">
              <text:p/>
            </draw:polygon>
            <draw:polygon draw:style-name="gr2" draw:text-style-name="P2" draw:layer="layout" svg:width="2.54cm" svg:height="0.635cm" svg:x="5.477cm" svg:y="8.556cm" svg:viewBox="0 0 2541 636" draw:points="0,636 2541,636 2541,0 0,0">
              <text:p/>
            </draw:polygon>
          </draw:g>
          <draw:frame draw:style-name="gr20" draw:text-style-name="P2" draw:layer="layout" svg:width="2.54cm" svg:height="0.823cm" svg:x="5.477cm" svg:y="8.462cm">
            <draw:text-box>
              <text:p text:style-name="P3"><text:span text:style-name="T1">Python APP mutation</text:span></text:p>
            </draw:text-box>
          </draw:frame>
        </draw:g>
        <draw:g>
          <draw:g>
            <draw:polygon draw:style-name="gr1" draw:text-style-name="P1" draw:layer="layout" svg:width="2.54cm" svg:height="0.635cm" svg:x="5.477cm" svg:y="6.136cm" svg:viewBox="0 0 2541 636" draw:points="0,636 2541,636 2541,0 0,0">
              <text:p/>
            </draw:polygon>
            <draw:polygon draw:style-name="gr2" draw:text-style-name="P2" draw:layer="layout" svg:width="2.54cm" svg:height="0.635cm" svg:x="5.477cm" svg:y="6.136cm" svg:viewBox="0 0 2541 636" draw:points="0,636 2541,636 2541,0 0,0">
              <text:p/>
            </draw:polygon>
          </draw:g>
          <draw:frame draw:style-name="gr20" draw:text-style-name="P2" draw:layer="layout" svg:width="2.54cm" svg:height="0.823cm" svg:x="5.477cm" svg:y="6.042cm">
            <draw:text-box>
              <text:p text:style-name="P3"><text:span text:style-name="T1">Level-1</text:span></text:p>
              <text:p text:style-name="P3"><text:span text:style-name="T1">Fuzzing interpreter</text:span></text:p>
            </draw:text-box>
          </draw:frame>
        </draw:g>
        <draw:line draw:style-name="gr23" draw:text-style-name="P2" draw:layer="layout" svg:x1="6.747cm" svg:y1="5.54cm" svg:x2="6.747cm" svg:y2="6.135cm">
          <text:p/>
        </draw:line>
        <draw:line draw:style-name="gr23" draw:text-style-name="P2" draw:layer="layout" svg:x1="6.747cm" svg:y1="6.771cm" svg:x2="6.747cm" svg:y2="7.366cm">
          <text:p/>
        </draw:line>
        <draw:line draw:style-name="gr23" draw:text-style-name="P2" draw:layer="layout" svg:x1="5.477cm" svg:y1="8.874cm" svg:x2="4.207cm" svg:y2="8.874cm">
          <text:p/>
        </draw:line>
        <draw:line draw:style-name="gr23" draw:text-style-name="P2" draw:layer="layout" svg:x1="4.207cm" svg:y1="5.223cm" svg:x2="5.477cm" svg:y2="5.223cm">
          <text:p/>
        </draw:line>
        <draw:g>
          <draw:g>
            <draw:polygon draw:style-name="gr1" draw:text-style-name="P1" draw:layer="layout" svg:width="2.54cm" svg:height="0.635cm" svg:x="5.477cm" svg:y="7.366cm" svg:viewBox="0 0 2541 636" draw:points="0,636 2541,636 2541,0 0,0">
              <text:p/>
            </draw:polygon>
            <draw:polygon draw:style-name="gr2" draw:text-style-name="P2" draw:layer="layout" svg:width="2.54cm" svg:height="0.635cm" svg:x="5.477cm" svg:y="7.366cm" svg:viewBox="0 0 2541 636" draw:points="0,636 2541,636 2541,0 0,0">
              <text:p/>
            </draw:polygon>
          </draw:g>
          <draw:frame draw:style-name="gr20" draw:text-style-name="P2" draw:layer="layout" svg:width="2.54cm" svg:height="0.823cm" svg:x="5.477cm" svg:y="7.272cm">
            <draw:text-box>
              <text:p text:style-name="P3"><text:span text:style-name="T1">Level-2 Budget</text:span></text:p>
              <text:p text:style-name="P3"><text:span text:style-name="T1">Fuzzing APP</text:span></text:p>
            </draw:text-box>
          </draw:frame>
        </draw:g>
        <draw:line draw:style-name="gr23" draw:text-style-name="P2" draw:layer="layout" svg:x1="6.747cm" svg:y1="8.001cm" svg:x2="6.747cm" svg:y2="8.556cm">
          <text:p/>
        </draw:line>
        <draw:g>
          <draw:g>
            <draw:polygon draw:style-name="gr15" draw:text-style-name="P6" draw:layer="layout" svg:width="1.111cm" svg:height="2.143cm" svg:x="9.128cm" svg:y="6.612cm" svg:viewBox="0 0 1112 2144" draw:points="0,2144 1112,2144 1112,0 0,0">
              <text:p/>
            </draw:polygon>
            <draw:polygon draw:style-name="gr59" draw:text-style-name="P2" draw:layer="layout" svg:width="1.111cm" svg:height="2.143cm" svg:x="9.128cm" svg:y="6.612cm" svg:viewBox="0 0 1112 2144" draw:points="0,2144 1112,2144 1112,0 0,0">
              <text:p/>
            </draw:polygon>
          </draw:g>
          <draw:frame draw:style-name="gr60" draw:text-style-name="P2" draw:layer="layout" svg:width="1.111cm" svg:height="2.143cm" svg:x="9.128cm" svg:y="6.612cm">
            <draw:text-box>
              <text:p text:style-name="P3"><text:span text:style-name="T1">APP input corpus</text:span></text:p>
            </draw:text-box>
          </draw:frame>
        </draw:g>
        <draw:path draw:style-name="gr23" draw:text-style-name="P2" draw:layer="layout" svg:width="1.131cm" svg:height="0.776cm" svg:x="7.997cm" svg:y="6.907cm" svg:viewBox="0 0 1132 777" svg:d="M19 777c-115-310 307-815 616-775 279 37 463 520 497 775">
          <text:p/>
        </draw:path>
        <draw:path draw:style-name="gr23" draw:text-style-name="P2" draw:layer="layout" svg:width="1.111cm" svg:height="0.677cm" svg:x="8.017cm" svg:y="7.684cm" svg:viewBox="0 0 1112 678" svg:d="M1112 0c4 327-342 710-626 676-253-30-456-392-486-676">
          <text:p/>
        </draw:path>
        <draw:g>
          <draw:g>
            <draw:path draw:style-name="gr56" draw:text-style-name="P12" draw:layer="layout" svg:width="2.54cm" svg:height="0.794cm" svg:x="5.477cm" svg:y="10.065cm" svg:viewBox="0 0 2541 795" svg:d="M397 795h1748c69 0 138-18 198-53s111-85 145-146c35-60 53-129 53-199 0-69-18-138-53-198-34-61-85-111-145-146s-129-53-198-53h-1748c-69 0-138 18-198 53s-111 85-145 146c-35 60-54 129-54 199 0 69 19 138 54 198 34 61 85 111 145 146s129 53 198 53z">
              <text:p/>
            </draw:path>
            <draw:path draw:style-name="gr57" draw:text-style-name="P2" draw:layer="layout" svg:width="2.54cm" svg:height="0.794cm" svg:x="5.477cm" svg:y="10.065cm" svg:viewBox="0 0 2541 795" svg:d="M397 795h1748c69 0 138-18 198-53s111-85 145-146c35-60 53-129 53-199 0-69-18-138-53-198-34-61-85-111-145-146s-129-53-198-53h-1748c-69 0-138 18-198 53s-111 85-145 146c-35 60-54 129-54 199 0 69 19 138 54 198 34 61 85 111 145 146s129 53 198 53z">
              <text:p/>
            </draw:path>
          </draw:g>
          <draw:frame draw:style-name="gr35" draw:text-style-name="P2" draw:layer="layout" svg:width="2.54cm" svg:height="0.794cm" svg:x="5.477cm" svg:y="10.065cm">
            <draw:text-box>
              <text:p text:style-name="P3"><text:span text:style-name="T1">End</text:span></text:p>
            </draw:text-box>
          </draw:frame>
        </draw:g>
        <draw:line draw:style-name="gr23" draw:text-style-name="P2" draw:layer="layout" svg:x1="6.747cm" svg:y1="9.191cm" svg:x2="6.747cm" svg:y2="10.064cm">
          <text:p/>
        </draw:line>
        <draw:frame draw:style-name="gr61" draw:text-style-name="P2" draw:layer="layout" svg:width="7.62cm" svg:height="1.843cm" svg:x="11.747cm" svg:y="3.786cm">
          <draw:text-box>
            <text:p text:style-name="P7"><text:span text:style-name="T2">Level-1 Fuzzing</text:span><text:span text:style-name="T10">: Targeting interpreter Core. We use infinite budget at level-1.</text:span></text:p>
            <text:p text:style-name="P7"><text:span text:style-name="T10"/></text:p>
            <text:p text:style-name="P7"><text:span text:style-name="T2">Level-2 Fuzzing</text:span><text:span text:style-name="T10">: Targeting runtime libraries. We use finite budget at level-2 until no favored path/block/feature found.</text:span></text:p>
          </draw:text-box>
        </draw:frame>
      </draw:page>
      <draw:page draw:name="API-corpus" draw:style-name="dp1" draw:master-page-name="PM3">
        <draw:g>
          <draw:g>
            <draw:polygon draw:style-name="gr1" draw:text-style-name="P1" draw:layer="layout" svg:width="14.24cm" svg:height="13.494cm" svg:x="0.639cm" svg:y="0.661cm" svg:viewBox="0 0 14241 13495" draw:points="0,13495 14241,13495 14241,0 0,0">
              <text:p/>
            </draw:polygon>
            <draw:polygon draw:style-name="gr2" draw:text-style-name="P2" draw:layer="layout" svg:width="14.24cm" svg:height="13.494cm" svg:x="0.639cm" svg:y="0.661cm" svg:viewBox="0 0 14241 13495" draw:points="0,13495 14241,13495 14241,0 0,0">
              <text:p/>
            </draw:polygon>
          </draw:g>
          <draw:frame draw:style-name="gr62" draw:text-style-name="P2" draw:layer="layout" svg:width="14.24cm" svg:height="13.743cm" svg:x="0.639cm" svg:y="0.537cm">
            <draw:text-box>
              <text:p text:style-name="P7"><text:span text:style-name="T14">&lt;apisepc</text:span><text:span text:style-name="T1">&gt;</text:span></text:p>
              <text:p text:style-name="P7"><text:span text:style-name="T1"><text:s text:c="3"/></text:span><text:span text:style-name="T1">&lt;library name="Email"&gt;</text:span></text:p>
              <text:p text:style-name="P7"><text:span text:style-name="T1"><text:s text:c="7"/></text:span><text:span text:style-name="T1">&lt;module name="charset"&gt;</text:span></text:p>
              <text:p text:style-name="P7"><text:span text:style-name="T1"><text:s text:c="11"/></text:span><text:span text:style-name="T1">&lt;</text:span><text:span text:style-name="T14">class name="Charset</text:span><text:span text:style-name="T1">"&gt;</text:span></text:p>
              <text:p text:style-name="P7"><text:span text:style-name="T1"><text:s text:c="15"/></text:span><text:span text:style-name="T1">&lt;api&gt;</text:span></text:p>
              <text:p text:style-name="P7"><text:span text:style-name="T1"><text:s text:c="23"/></text:span><text:span text:style-name="T1">&lt;</text:span><text:span text:style-name="T3">name</text:span><text:span text:style-name="T1">&gt;get_body_encoding&lt;/</text:span><text:span text:style-name="T3">name</text:span><text:span text:style-name="T1">&gt;</text:span></text:p>
              <text:p text:style-name="P7"><text:span text:style-name="T1"><text:s text:c="23"/></text:span><text:span text:style-name="T1">&lt;</text:span><text:span text:style-name="T3">expr</text:span><text:span text:style-name="T1">&gt;ret = get_body_encoding()&lt;/</text:span><text:span text:style-name="T3">expr</text:span><text:span text:style-name="T1">&gt;</text:span></text:p>
              <text:p text:style-name="P7"><text:span text:style-name="T1"><text:s text:c="23"/></text:span><text:span text:style-name="T1">&lt;</text:span><text:span text:style-name="T3">parameters</text:span><text:span text:style-name="T1">&gt;{}&lt;/</text:span><text:span text:style-name="T3">parameters</text:span><text:span text:style-name="T1">&gt;</text:span></text:p>
              <text:p text:style-name="P7"><text:span text:style-name="T1"><text:s text:c="23"/></text:span><text:span text:style-name="T1">&lt;</text:span><text:span text:style-name="T3">return</text:span><text:span text:style-name="T1">&gt;{'ret':base64|7bit}&lt;/</text:span><text:span text:style-name="T3">return</text:span><text:span text:style-name="T1">&gt;</text:span></text:p>
              <text:p text:style-name="P7"><text:span text:style-name="T1"><text:s text:c="23"/></text:span><text:span text:style-name="T1">&lt;</text:span><text:span text:style-name="T3">dependences</text:span><text:span text:style-name="T1">&gt; <text:s/>&lt;/</text:span><text:span text:style-name="T3">dependences</text:span><text:span text:style-name="T1">&gt;</text:span></text:p>
              <text:p text:style-name="P7"><text:span text:style-name="T1"><text:s text:c="15"/></text:span><text:span text:style-name="T1">&lt;/api&gt;</text:span></text:p>
              <text:p text:style-name="P7"><text:span text:style-name="T1"/></text:p>
              <text:p text:style-name="P7"><text:span text:style-name="T1"><text:s text:c="15"/></text:span><text:span text:style-name="T1">&lt;api&gt;</text:span></text:p>
              <text:p text:style-name="P7"><text:span text:style-name="T1"><text:s text:c="23"/></text:span><text:span text:style-name="T1">&lt;</text:span><text:span text:style-name="T3">name</text:span><text:span text:style-name="T1">&gt;header_encode&lt;/</text:span><text:span text:style-name="T3">name</text:span><text:span text:style-name="T1">&gt;</text:span></text:p>
              <text:p text:style-name="P7"><text:span text:style-name="T1"><text:s text:c="23"/></text:span><text:span text:style-name="T1">&lt;</text:span><text:span text:style-name="T3">expr</text:span><text:span text:style-name="T1">&gt;header_encode(str)&lt;/</text:span><text:span text:style-name="T3">expr</text:span><text:span text:style-name="T1">&gt;</text:span></text:p>
              <text:p text:style-name="P7"><text:span text:style-name="T1"><text:s text:c="23"/></text:span><text:span text:style-name="T1">&lt;</text:span><text:span text:style-name="T3">parameters</text:span><text:span text:style-name="T1">&gt;{'str':string}&lt;/</text:span><text:span text:style-name="T3">parameters</text:span><text:span text:style-name="T1">&gt;</text:span></text:p>
              <text:p text:style-name="P7"><text:span text:style-name="T1"><text:s text:c="23"/></text:span><text:span text:style-name="T1">&lt;</text:span><text:span text:style-name="T3">return</text:span><text:span text:style-name="T1">&gt;{}&lt;/</text:span><text:span text:style-name="T3">return</text:span><text:span text:style-name="T1">&gt;</text:span></text:p>
              <text:p text:style-name="P7"><text:span text:style-name="T1"><text:s text:c="23"/></text:span><text:span text:style-name="T1">&lt;</text:span><text:span text:style-name="T3">dependences</text:span><text:span text:style-name="T1">&gt; <text:s/>&lt;/</text:span><text:span text:style-name="T3">dependences</text:span><text:span text:style-name="T1">&gt;</text:span></text:p>
              <text:p text:style-name="P7"><text:span text:style-name="T1"><text:s text:c="15"/></text:span><text:span text:style-name="T1">&lt;/api&gt;</text:span></text:p>
              <text:p text:style-name="P7"><text:span text:style-name="T1"><text:s text:c="11"/></text:span><text:span text:style-name="T1">&lt;/</text:span><text:span text:style-name="T14">class</text:span><text:span text:style-name="T1">&gt;</text:span></text:p>
              <text:p text:style-name="P7"><text:span text:style-name="T1"><text:s text:c="7"/></text:span><text:span text:style-name="T1">&lt;/module&gt;</text:span></text:p>
              <text:p text:style-name="P7"><text:span text:style-name="T1"/></text:p>
              <text:p text:style-name="P7"><text:span text:style-name="T1"><text:s text:c="7"/></text:span><text:span text:style-name="T1">&lt;module name="contentmanager"&gt;</text:span></text:p>
              <text:p text:style-name="P7"><text:span text:style-name="T1"><text:s text:c="11"/></text:span><text:span text:style-name="T1">&lt;api&gt;</text:span></text:p>
              <text:p text:style-name="P7"><text:span text:style-name="T1"><text:s text:c="15"/></text:span><text:span text:style-name="T1">&lt;</text:span><text:span text:style-name="T3">name</text:span><text:span text:style-name="T1">&gt;header_encode&lt;/</text:span><text:span text:style-name="T3">name</text:span><text:span text:style-name="T1">&gt;</text:span></text:p>
              <text:p text:style-name="P7"><text:span text:style-name="T1"><text:s text:c="15"/></text:span><text:span text:style-name="T1">&lt;</text:span><text:span text:style-name="T3">expr</text:span><text:span text:style-name="T1">&gt;header_encode(str)&lt;/</text:span><text:span text:style-name="T3">expr</text:span><text:span text:style-name="T1">&gt;</text:span></text:p>
              <text:p text:style-name="P7"><text:span text:style-name="T1"><text:s text:c="15"/></text:span><text:span text:style-name="T1">&lt;</text:span><text:span text:style-name="T3">parameters</text:span><text:span text:style-name="T1">&gt;{'str':string}&lt;/</text:span><text:span text:style-name="T3">parameters</text:span><text:span text:style-name="T1">&gt;</text:span></text:p>
              <text:p text:style-name="P7"><text:span text:style-name="T1"><text:s text:c="15"/></text:span><text:span text:style-name="T1">&lt;</text:span><text:span text:style-name="T3">return</text:span><text:span text:style-name="T1">&gt;{}&lt;/</text:span><text:span text:style-name="T3">return</text:span><text:span text:style-name="T1">&gt;</text:span></text:p>
              <text:p text:style-name="P7"><text:span text:style-name="T1"><text:s text:c="15"/></text:span><text:span text:style-name="T1">&lt;</text:span><text:span text:style-name="T3">dependences</text:span><text:span text:style-name="T1">&gt; <text:s/>&lt;/</text:span><text:span text:style-name="T3">dependences</text:span><text:span text:style-name="T1">&gt;</text:span></text:p>
              <text:p text:style-name="P7"><text:span text:style-name="T1"><text:s text:c="11"/></text:span><text:span text:style-name="T1">&lt;/api&gt;</text:span></text:p>
              <text:p text:style-name="P7"><text:span text:style-name="T1"><text:s text:c="7"/></text:span><text:span text:style-name="T1">&lt;/module &gt;</text:span></text:p>
              <text:p text:style-name="P7"><text:span text:style-name="T1"/></text:p>
              <text:p text:style-name="P7"><text:span text:style-name="T1"><text:s text:c="7"/></text:span><text:span text:style-name="T1">&lt;errors&gt;</text:span></text:p>
              <text:p text:style-name="P7"><text:span text:style-name="T1"><text:s text:c="11"/></text:span><text:span text:style-name="T1">&lt;</text:span><text:span text:style-name="T3">exception</text:span><text:span text:style-name="T1">&gt;MessageError&lt;/</text:span><text:span text:style-name="T3">exception</text:span><text:span text:style-name="T1">&gt;</text:span></text:p>
              <text:p text:style-name="P7"><text:span text:style-name="T1"><text:s text:c="11"/></text:span><text:span text:style-name="T1">&lt;</text:span><text:span text:style-name="T3">exception</text:span><text:span text:style-name="T1">&gt;MessageParseError&lt;/</text:span><text:span text:style-name="T3">exception</text:span><text:span text:style-name="T1">&gt;</text:span></text:p>
              <text:p text:style-name="P7"><text:span text:style-name="T1"><text:s text:c="11"/></text:span><text:span text:style-name="T1">&lt;</text:span><text:span text:style-name="T3">exception</text:span><text:span text:style-name="T1">&gt;BoundaryError&lt;/</text:span><text:span text:style-name="T3">exception</text:span><text:span text:style-name="T1">&gt;</text:span></text:p>
              <text:p text:style-name="P7"><text:span text:style-name="T1"><text:s text:c="11"/></text:span><text:span text:style-name="T1">&lt;</text:span><text:span text:style-name="T3">exception</text:span><text:span text:style-name="T1">&gt;MultipartConversionError&lt;/</text:span><text:span text:style-name="T3">exception</text:span><text:span text:style-name="T1">&gt;</text:span></text:p>
              <text:p text:style-name="P7"><text:span text:style-name="T1"><text:s text:c="7"/></text:span><text:span text:style-name="T1">&lt;/errors&gt;</text:span></text:p>
              <text:p text:style-name="P7"><text:span text:style-name="T1"><text:s text:c="3"/></text:span><text:span text:style-name="T1">&lt;/library&gt;</text:span></text:p>
              <text:p text:style-name="P7"><text:span text:style-name="T1">&lt;/</text:span><text:span text:style-name="T14">apisepc</text:span><text:span text:style-name="T1">&gt;</text:span></text:p>
            </draw:text-box>
          </draw:frame>
        </draw:g>
      </draw:page>
      <draw:page draw:name="APP-template" draw:style-name="dp1" draw:master-page-name="PM4">
        <draw:g>
          <draw:g>
            <draw:polygon draw:style-name="gr1" draw:text-style-name="P1" draw:layer="layout" svg:width="4.207cm" svg:height="3.651cm" svg:x="4.489cm" svg:y="1.266cm" svg:viewBox="0 0 4208 3652" draw:points="0,3652 4208,3652 4208,0 0,0">
              <text:p/>
            </draw:polygon>
            <draw:polygon draw:style-name="gr2" draw:text-style-name="P2" draw:layer="layout" svg:width="4.207cm" svg:height="3.651cm" svg:x="4.489cm" svg:y="1.266cm" svg:viewBox="0 0 4208 3652" draw:points="0,3652 4208,3652 4208,0 0,0">
              <text:p/>
            </draw:polygon>
          </draw:g>
          <draw:frame draw:style-name="gr63" draw:text-style-name="P2" draw:layer="layout" svg:width="4.207cm" svg:height="3.651cm" svg:x="4.489cm" svg:y="1.266cm">
            <draw:text-box>
              <text:p text:style-name="P7"><text:span text:style-name="T1">class demoCls:</text:span></text:p>
              <text:p text:style-name="P7"><text:span text:style-name="T1"><text:s text:c="3"/></text:span><text:span text:style-name="T1">def __init__(self):</text:span></text:p>
              <text:p text:style-name="P7"><text:span text:style-name="T1"><text:s text:c="7"/></text:span><text:span text:style-name="T1">pass</text:span></text:p>
              <text:p text:style-name="P7"><text:span text:style-name="T1"><text:s text:c="3"/></text:span><text:span text:style-name="T1">def demoFunc0(self):</text:span></text:p>
              <text:p text:style-name="P7"><text:span text:style-name="T1"><text:s text:c="7"/></text:span><text:span text:style-name="T1">pass</text:span></text:p>
              <text:p text:style-name="P7"><text:span text:style-name="T1"><text:s text:c="3"/></text:span><text:span text:style-name="T1">def demoFunc1(self, arg1):</text:span></text:p>
              <text:p text:style-name="P7"><text:span text:style-name="T1"><text:s text:c="7"/></text:span><text:span text:style-name="T1">pass</text:span></text:p>
              <text:p text:style-name="P7"><text:span text:style-name="T1"/></text:p>
              <text:p text:style-name="P7"><text:span text:style-name="T1">def RunFuzzer (x):</text:span></text:p>
              <text:p text:style-name="P7"><text:span text:style-name="T1"><text:s text:c="3"/></text:span><text:span text:style-name="T1">pass</text:span></text:p>
            </draw:text-box>
          </draw:frame>
        </draw:g>
        <draw:frame draw:style-name="gr24" draw:text-style-name="P2" draw:layer="layout" svg:width="2.54cm" svg:height="0.483cm" svg:x="5.124cm" svg:y="0.601cm">
          <draw:text-box>
            <text:p text:style-name="P3"><text:span text:style-name="T10">Object-oriented</text:span></text:p>
          </draw:text-box>
        </draw:frame>
        <draw:g>
          <draw:g>
            <draw:polygon draw:style-name="gr1" draw:text-style-name="P1" draw:layer="layout" svg:width="4.207cm" svg:height="3.651cm" svg:x="4.489cm" svg:y="5.754cm" svg:viewBox="0 0 4208 3652" draw:points="0,3652 4208,3652 4208,0 0,0">
              <text:p/>
            </draw:polygon>
            <draw:polygon draw:style-name="gr2" draw:text-style-name="P2" draw:layer="layout" svg:width="4.207cm" svg:height="3.651cm" svg:x="4.489cm" svg:y="5.754cm" svg:viewBox="0 0 4208 3652" draw:points="0,3652 4208,3652 4208,0 0,0">
              <text:p/>
            </draw:polygon>
          </draw:g>
          <draw:frame draw:style-name="gr63" draw:text-style-name="P2" draw:layer="layout" svg:width="4.207cm" svg:height="3.651cm" svg:x="4.489cm" svg:y="5.754cm">
            <draw:text-box>
              <text:p text:style-name="P7"><text:span text:style-name="T1">class demoCls </text:span><text:span text:style-name="T3">(PY_LIB.CL</text:span><text:span text:style-name="T1">S):</text:span></text:p>
              <text:p text:style-name="P7"><text:span text:style-name="T1"><text:s text:c="3"/></text:span><text:span text:style-name="T1">def __init__(self):</text:span></text:p>
              <text:p text:style-name="P7"><text:span text:style-name="T1"><text:s text:c="7"/></text:span><text:span text:style-name="T1">pass</text:span></text:p>
              <text:p text:style-name="P7"><text:span text:style-name="T1"><text:s text:c="3"/></text:span><text:span text:style-name="T1">def</text:span><text:span text:style-name="T3"> CLS_func</text:span><text:span text:style-name="T1">0(self):</text:span></text:p>
              <text:p text:style-name="P7"><text:span text:style-name="T1"><text:s text:c="7"/></text:span><text:span text:style-name="T1">pass</text:span></text:p>
              <text:p text:style-name="P7"><text:span text:style-name="T1"><text:s text:c="3"/></text:span><text:span text:style-name="T1">def</text:span><text:span text:style-name="T3"> CLS_func</text:span><text:span text:style-name="T1">1(self, arg1):</text:span></text:p>
              <text:p text:style-name="P7"><text:span text:style-name="T1"><text:s text:c="7"/></text:span><text:span text:style-name="T1">pass</text:span></text:p>
              <text:p text:style-name="P7"><text:span text:style-name="T1"/></text:p>
              <text:p text:style-name="P7"><text:span text:style-name="T1">def RunFuzzer (x):</text:span></text:p>
              <text:p text:style-name="P7"><text:span text:style-name="T1"><text:s text:c="3"/></text:span><text:span text:style-name="T1">pass</text:span></text:p>
            </draw:text-box>
          </draw:frame>
        </draw:g>
        <draw:frame draw:style-name="gr24" draw:text-style-name="P2" draw:layer="layout" svg:width="2.54cm" svg:height="0.483cm" svg:x="12.219cm" svg:y="0.696cm">
          <draw:text-box>
            <text:p text:style-name="P3"><text:span text:style-name="T10">Procedure-oriented</text:span></text:p>
          </draw:text-box>
        </draw:frame>
        <draw:g>
          <draw:g>
            <draw:polygon draw:style-name="gr1" draw:text-style-name="P1" draw:layer="layout" svg:width="4.207cm" svg:height="3.387cm" svg:x="11.584cm" svg:y="1.266cm" svg:viewBox="0 0 4208 3388" draw:points="0,3388 4208,3388 4208,0 0,0">
              <text:p/>
            </draw:polygon>
            <draw:polygon draw:style-name="gr2" draw:text-style-name="P2" draw:layer="layout" svg:width="4.207cm" svg:height="3.387cm" svg:x="11.584cm" svg:y="1.266cm" svg:viewBox="0 0 4208 3388" draw:points="0,3388 4208,3388 4208,0 0,0">
              <text:p/>
            </draw:polygon>
          </draw:g>
          <draw:frame draw:style-name="gr64" draw:text-style-name="P2" draw:layer="layout" svg:width="4.207cm" svg:height="3.543cm" svg:x="11.584cm" svg:y="1.188cm">
            <draw:text-box>
              <text:p text:style-name="P7"><text:span text:style-name="T1">class demoCls:</text:span></text:p>
              <text:p text:style-name="P7"><text:span text:style-name="T1"><text:s text:c="3"/></text:span><text:span text:style-name="T1">def __init__(self):</text:span></text:p>
              <text:p text:style-name="P7"><text:span text:style-name="T1"><text:s text:c="7"/></text:span><text:span text:style-name="T1">pass</text:span></text:p>
              <text:p text:style-name="P7"><text:span text:style-name="T1"><text:s text:c="3"/></text:span><text:span text:style-name="T1">def demoFunc0(self):</text:span></text:p>
              <text:p text:style-name="P7"><text:span text:style-name="T1"><text:s text:c="7"/></text:span><text:span text:style-name="T1">pass</text:span></text:p>
              <text:p text:style-name="P7"><text:span text:style-name="T1"><text:s text:c="3"/></text:span><text:span text:style-name="T1">def demoFunc1(self, arg1):</text:span></text:p>
              <text:p text:style-name="P7"><text:span text:style-name="T1"><text:s text:c="7"/></text:span><text:span text:style-name="T1">pass</text:span></text:p>
              <text:p text:style-name="P7"><text:span text:style-name="T1"/></text:p>
              <text:p text:style-name="P7"><text:span text:style-name="T1">def RunFuzzer (x):</text:span></text:p>
              <text:p text:style-name="P7"><text:span text:style-name="T1"><text:s text:c="3"/></text:span><text:span text:style-name="T1">pass</text:span></text:p>
            </draw:text-box>
          </draw:frame>
        </draw:g>
        <draw:frame draw:style-name="gr20" draw:text-style-name="P2" draw:layer="layout" svg:width="2.699cm" svg:height="0.635cm" svg:x="0.997cm" svg:y="4.652cm">
          <draw:text-box>
            <text:p text:style-name="P3"><text:span text:style-name="T10">Program structure</text:span></text:p>
          </draw:text-box>
        </draw:frame>
        <draw:frame draw:style-name="gr20" draw:text-style-name="P2" draw:layer="layout" svg:width="2.699cm" svg:height="0.635cm" svg:x="1.115cm" svg:y="12.342cm">
          <draw:text-box>
            <text:p text:style-name="P3"><text:span text:style-name="T10">Function structure</text:span></text:p>
          </draw:text-box>
        </draw:frame>
        <draw:line draw:style-name="gr46" draw:text-style-name="P2" draw:layer="layout" svg:x1="0.67cm" svg:y1="10.213cm" svg:x2="17.576cm" svg:y2="10.213cm">
          <text:p/>
        </draw:line>
        <draw:g>
          <draw:g>
            <draw:polygon draw:style-name="gr1" draw:text-style-name="P1" draw:layer="layout" svg:width="3.131cm" svg:height="1.349cm" svg:x="4.489cm" svg:y="10.92cm" svg:viewBox="0 0 3132 1350" draw:points="0,1350 3132,1350 3132,0 0,0">
              <text:p/>
            </draw:polygon>
            <draw:polygon draw:style-name="gr2" draw:text-style-name="P2" draw:layer="layout" svg:width="3.131cm" svg:height="1.349cm" svg:x="4.489cm" svg:y="10.92cm" svg:viewBox="0 0 3132 1350" draw:points="0,1350 3132,1350 3132,0 0,0">
              <text:p/>
            </draw:polygon>
          </draw:g>
          <draw:frame draw:style-name="gr65" draw:text-style-name="P2" draw:layer="layout" svg:width="3.131cm" svg:height="1.349cm" svg:x="4.489cm" svg:y="10.92cm">
            <draw:text-box>
              <text:p text:style-name="P7"><text:span text:style-name="T1">For intV in range (x, y):</text:span></text:p>
              <text:p text:style-name="P7"><text:span text:style-name="T1"><text:s text:c="7"/></text:span><text:span text:style-name="T1">pass</text:span></text:p>
            </draw:text-box>
          </draw:frame>
        </draw:g>
        <draw:g>
          <draw:g>
            <draw:polygon draw:style-name="gr1" draw:text-style-name="P1" draw:layer="layout" svg:width="3.131cm" svg:height="1.349cm" svg:x="8.296cm" svg:y="10.92cm" svg:viewBox="0 0 3132 1350" draw:points="0,1350 3132,1350 3132,0 0,0">
              <text:p/>
            </draw:polygon>
            <draw:polygon draw:style-name="gr2" draw:text-style-name="P2" draw:layer="layout" svg:width="3.131cm" svg:height="1.349cm" svg:x="8.296cm" svg:y="10.92cm" svg:viewBox="0 0 3132 1350" draw:points="0,1350 3132,1350 3132,0 0,0">
              <text:p/>
            </draw:polygon>
          </draw:g>
          <draw:frame draw:style-name="gr65" draw:text-style-name="P2" draw:layer="layout" svg:width="3.131cm" svg:height="1.349cm" svg:x="8.296cm" svg:y="10.92cm">
            <draw:text-box>
              <text:p text:style-name="P7"><text:span text:style-name="T1">For obj in iterObj:</text:span></text:p>
              <text:p text:style-name="P7"><text:span text:style-name="T1"><text:s text:c="7"/></text:span><text:span text:style-name="T1">pass</text:span></text:p>
            </draw:text-box>
          </draw:frame>
        </draw:g>
        <draw:g>
          <draw:g>
            <draw:polygon draw:style-name="gr1" draw:text-style-name="P1" draw:layer="layout" svg:width="3.131cm" svg:height="1.349cm" svg:x="4.489cm" svg:y="12.897cm" svg:viewBox="0 0 3132 1350" draw:points="0,1350 3132,1350 3132,0 0,0">
              <text:p/>
            </draw:polygon>
            <draw:polygon draw:style-name="gr2" draw:text-style-name="P2" draw:layer="layout" svg:width="3.131cm" svg:height="1.349cm" svg:x="4.489cm" svg:y="12.897cm" svg:viewBox="0 0 3132 1350" draw:points="0,1350 3132,1350 3132,0 0,0">
              <text:p/>
            </draw:polygon>
          </draw:g>
          <draw:frame draw:style-name="gr65" draw:text-style-name="P2" draw:layer="layout" svg:width="3.131cm" svg:height="1.349cm" svg:x="4.489cm" svg:y="12.897cm">
            <draw:text-box>
              <text:p text:style-name="P7"><text:span text:style-name="T1">if x:</text:span></text:p>
              <text:p text:style-name="P7"><text:span text:style-name="T1"><text:s text:c="3"/></text:span><text:span text:style-name="T1">pass</text:span></text:p>
            </draw:text-box>
          </draw:frame>
        </draw:g>
        <draw:g>
          <draw:g>
            <draw:polygon draw:style-name="gr1" draw:text-style-name="P1" draw:layer="layout" svg:width="3.131cm" svg:height="1.349cm" svg:x="8.296cm" svg:y="12.897cm" svg:viewBox="0 0 3132 1350" draw:points="0,1350 3132,1350 3132,0 0,0">
              <text:p/>
            </draw:polygon>
            <draw:polygon draw:style-name="gr2" draw:text-style-name="P2" draw:layer="layout" svg:width="3.131cm" svg:height="1.349cm" svg:x="8.296cm" svg:y="12.897cm" svg:viewBox="0 0 3132 1350" draw:points="0,1350 3132,1350 3132,0 0,0">
              <text:p/>
            </draw:polygon>
          </draw:g>
          <draw:frame draw:style-name="gr65" draw:text-style-name="P2" draw:layer="layout" svg:width="3.131cm" svg:height="1.503cm" svg:x="8.296cm" svg:y="12.82cm">
            <draw:text-box>
              <text:p text:style-name="P7"><text:span text:style-name="T1">if x:</text:span></text:p>
              <text:p text:style-name="P7"><text:span text:style-name="T1"><text:s text:c="3"/></text:span><text:span text:style-name="T1">pass</text:span></text:p>
              <text:p text:style-name="P7"><text:span text:style-name="T1">Else:</text:span></text:p>
              <text:p text:style-name="P7"><text:span text:style-name="T1"><text:s text:c="3"/></text:span><text:span text:style-name="T1">pass</text:span></text:p>
            </draw:text-box>
          </draw:frame>
        </draw:g>
      </draw:page>
      <draw:page draw:name="ScriptL" draw:style-name="dp1" draw:master-page-name="PM5">
        <draw:g>
          <draw:g>
            <draw:polygon draw:style-name="gr1" draw:text-style-name="P1" draw:layer="layout" svg:width="16.193cm" svg:height="1.27cm" svg:x="0.661cm" svg:y="0.639cm" svg:viewBox="0 0 16194 1271" draw:points="0,1271 16194,1271 16194,0 0,0">
              <text:p/>
            </draw:polygon>
            <draw:polygon draw:style-name="gr66" draw:text-style-name="P2" draw:layer="layout" svg:width="16.193cm" svg:height="1.27cm" svg:x="0.661cm" svg:y="0.639cm" svg:viewBox="0 0 16194 1271" draw:points="0,1271 16194,1271 16194,0 0,0">
              <text:p/>
            </draw:polygon>
          </draw:g>
          <draw:frame draw:style-name="gr67" draw:text-style-name="P2" draw:layer="layout" svg:width="16.193cm" svg:height="1.27cm" svg:x="0.661cm" svg:y="0.639cm">
            <draw:text-box>
              <text:p text:style-name="P7"><text:span text:style-name="T12">ScriptL: a simple script language for describing the semantic of python APP generation.</text:span></text:p>
              <text:p text:style-name="P7"><text:span text:style-name="T12"/></text:p>
              <text:p text:style-name="P7"><text:span text:style-name="T12">ScriptL Interpreter: interpreter the scripts and generate new python applications for various run-time APIs and python built-in functions.</text:span></text:p>
            </draw:text-box>
          </draw:frame>
        </draw:g>
        <draw:g>
          <draw:g>
            <draw:polygon draw:style-name="gr1" draw:text-style-name="P1" draw:layer="layout" svg:width="7.303cm" svg:height="10.009cm" svg:x="0.635cm" svg:y="13.37cm" svg:viewBox="0 0 7304 10010" draw:points="0,10010 7304,10010 7304,0 0,0">
              <text:p/>
            </draw:polygon>
            <draw:polygon draw:style-name="gr21" draw:text-style-name="P2" draw:layer="layout" svg:width="7.303cm" svg:height="10.009cm" svg:x="0.635cm" svg:y="13.37cm" svg:viewBox="0 0 7304 10010" draw:points="0,10010 7304,10010 7304,0 0,0">
              <text:p/>
            </draw:polygon>
          </draw:g>
          <draw:frame draw:style-name="gr68" draw:text-style-name="P13" draw:layer="layout" svg:width="7.302cm" svg:height="10.874cm" svg:x="0.637cm" svg:y="12.938cm">
            <draw:text-box>
              <text:p text:style-name="P7"><text:span text:style-name="T18">[Command]: FOR</text:span></text:p>
              <text:p text:style-name="P7"><text:span text:style-name="T18">[Description]: Wrap the code into a for loop</text:span></text:p>
              <text:p text:style-name="P7"><text:span text:style-name="T1"/></text:p>
              <text:p text:style-name="P7"><text:span text:style-name="T1">[Command]: While</text:span></text:p>
              <text:p text:style-name="P7"><text:span text:style-name="T1">[Description]: Wrap the code into a while loop</text:span></text:p>
              <text:p text:style-name="P7"><text:span text:style-name="T1"/></text:p>
              <text:p text:style-name="P7"><text:span text:style-name="T1">[Command]: With</text:span></text:p>
              <text:p text:style-name="P7"><text:span text:style-name="T1">[Description]: Wrap the code into a with block </text:span></text:p>
              <text:p text:style-name="P7"><text:span text:style-name="T1"/></text:p>
              <text:p text:style-name="P7"><text:span text:style-name="T1">[Command]: If</text:span></text:p>
              <text:p text:style-name="P7"><text:span text:style-name="T1">[Description]: Wrap the code into a if-else block </text:span></text:p>
              <text:p text:style-name="P7"><text:span text:style-name="T1"/></text:p>
              <text:p text:style-name="P7"><text:span text:style-name="T1">[Command]: ExcepNest</text:span></text:p>
              <text:p text:style-name="P7"><text:span text:style-name="T19">[Description]: <text:s/>Raise except in except block</text:span></text:p>
              <text:p text:style-name="P7"><text:span text:style-name="T19"/></text:p>
              <text:p text:style-name="P7"><text:span text:style-name="T19">[Command]: Callback</text:span></text:p>
              <text:p text:style-name="P7"><text:span text:style-name="T19">[Description]: Invoke a function through callback</text:span></text:p>
              <text:p text:style-name="P7"><text:span text:style-name="T19"/></text:p>
              <text:p text:style-name="P7"><text:span text:style-name="T19">[Command]: Recursive</text:span></text:p>
              <text:p text:style-name="P7"><text:span text:style-name="T19">[Description]: Recursive Invoke a function</text:span></text:p>
              <text:p text:style-name="P7"><text:span text:style-name="T19"/></text:p>
              <text:p text:style-name="P7"><text:span text:style-name="T19">[Command]: Pickle</text:span></text:p>
              <text:p text:style-name="P7"><text:span text:style-name="T19">[Description]: Store and load the python object</text:span></text:p>
              <text:p text:style-name="P7"><text:span text:style-name="T19"/></text:p>
              <text:p text:style-name="P7"><text:span text:style-name="T19">[Command]: ObjAdd <text:s/>(Magic Methods)</text:span></text:p>
              <text:p text:style-name="P7"><text:span text:style-name="T19">[Description]: <text:s/>Add two python object if support ‘__add__’</text:span></text:p>
              <text:p text:style-name="P7"><text:span text:style-name="T19"/></text:p>
              <text:p text:style-name="P7"><text:span text:style-name="T19">[Command]: ObjSub (Magic Methods)</text:span></text:p>
              <text:p text:style-name="P7"><text:span text:style-name="T19">[Description]: <text:s/>Add two python object if support ‘__sub__’</text:span></text:p>
            </draw:text-box>
          </draw:frame>
        </draw:g>
        <draw:g>
          <draw:g>
            <draw:polygon draw:style-name="gr1" draw:text-style-name="P1" draw:layer="layout" svg:width="7.364cm" svg:height="4.26cm" svg:x="2.639cm" svg:y="2.406cm" svg:viewBox="0 0 7365 4261" draw:points="0,4261 7365,4261 7365,0 0,0">
              <text:p/>
            </draw:polygon>
            <draw:polygon draw:style-name="gr21" draw:text-style-name="P2" draw:layer="layout" svg:width="7.364cm" svg:height="4.26cm" svg:x="2.639cm" svg:y="2.406cm" svg:viewBox="0 0 7365 4261" draw:points="0,4261 7365,4261 7365,0 0,0">
              <text:p/>
            </draw:polygon>
          </draw:g>
          <draw:frame draw:style-name="gr69" draw:text-style-name="P2" draw:layer="layout" svg:width="7.364cm" svg:height="4.26cm" svg:x="2.639cm" svg:y="2.406cm">
            <draw:text-box>
              <text:p text:style-name="P3"><text:span text:style-name="T9">Script interpreter</text:span></text:p>
            </draw:text-box>
          </draw:frame>
        </draw:g>
        <draw:polygon draw:style-name="gr9" draw:text-style-name="P5" draw:layer="layout" svg:width="0.743cm" svg:height="1.025cm" svg:x="1.072cm" svg:y="3.058cm" svg:viewBox="0 0 744 1026" draw:points="30,0 0,0 0,1026 744,1026 744,994 30,994">
          <text:p/>
        </draw:polygon>
        <draw:g>
          <draw:path draw:style-name="gr1" draw:text-style-name="P1" draw:layer="layout" svg:width="0.865cm" svg:height="1.153cm" svg:x="1.011cm" svg:y="2.994cm" svg:viewBox="0 0 866 1154" svg:d="M30 128h-30v1026h745v-32h-715zM866 195l-185-195h-560v1026h745z">
            <text:p/>
          </draw:path>
          <draw:polygon draw:style-name="gr8" draw:text-style-name="P2" draw:layer="layout" svg:width="0.743cm" svg:height="1.025cm" svg:x="1.133cm" svg:y="2.994cm" svg:viewBox="0 0 744 1026" draw:points="744,195 559,0 0,0 0,1026 744,1026">
            <text:p/>
          </draw:polygon>
        </draw:g>
        <draw:path draw:style-name="gr9" draw:text-style-name="P5" draw:layer="layout" svg:width="0.612cm" svg:height="0.829cm" svg:x="1.258cm" svg:y="3cm" svg:viewBox="0 0 613 830" svg:d="M286 830h195v-27h-195zM0 705h481v-27h-481zM0 580h481v-26h-481zM0 456h481v-27h-481zM0 330h194v-27h-194zM0 205h194v-26h-194zM429 0v192h184z">
          <text:p/>
        </draw:path>
        <draw:frame draw:style-name="gr22" draw:text-style-name="P2" draw:layer="layout" svg:width="1.618cm" svg:height="0.542cm" svg:x="0.635cm" svg:y="4.144cm">
          <draw:text-box>
            <text:p text:style-name="P3"><text:span text:style-name="T7">APP templates</text:span></text:p>
          </draw:text-box>
        </draw:frame>
        <draw:polygon draw:style-name="gr9" draw:text-style-name="P5" draw:layer="layout" svg:width="0.743cm" svg:height="1.025cm" svg:x="1.072cm" svg:y="5.021cm" svg:viewBox="0 0 744 1026" draw:points="30,0 0,0 0,1026 744,1026 744,994 30,994">
          <text:p/>
        </draw:polygon>
        <draw:g>
          <draw:path draw:style-name="gr1" draw:text-style-name="P1" draw:layer="layout" svg:width="0.865cm" svg:height="1.153cm" svg:x="1.011cm" svg:y="4.957cm" svg:viewBox="0 0 866 1154" svg:d="M30 128h-30v1026h745v-32h-715zM866 195l-185-195h-560v1026h745z">
            <text:p/>
          </draw:path>
          <draw:polygon draw:style-name="gr8" draw:text-style-name="P2" draw:layer="layout" svg:width="0.743cm" svg:height="1.025cm" svg:x="1.133cm" svg:y="4.957cm" svg:viewBox="0 0 744 1026" draw:points="744,195 559,0 0,0 0,1026 744,1026">
            <text:p/>
          </draw:polygon>
        </draw:g>
        <draw:path draw:style-name="gr9" draw:text-style-name="P5" draw:layer="layout" svg:width="0.612cm" svg:height="0.829cm" svg:x="1.258cm" svg:y="4.964cm" svg:viewBox="0 0 613 830" svg:d="M286 830h195v-27h-195zM0 705h481v-27h-481zM0 580h481v-26h-481zM0 456h481v-27h-481zM0 330h194v-27h-194zM0 205h194v-26h-194zM429 0v192h184z">
          <text:p/>
        </draw:path>
        <draw:frame draw:style-name="gr22" draw:text-style-name="P2" draw:layer="layout" svg:width="1.321cm" svg:height="0.542cm" svg:x="0.783cm" svg:y="6.107cm">
          <draw:text-box>
            <text:p text:style-name="P3"><text:span text:style-name="T7">APP corpus</text:span></text:p>
          </draw:text-box>
        </draw:frame>
        <draw:g>
          <draw:g>
            <draw:polygon draw:style-name="gr1" draw:text-style-name="P1" draw:layer="layout" svg:width="1.588cm" svg:height="0.794cm" svg:x="3.146cm" svg:y="4.126cm" svg:viewBox="0 0 1589 795" draw:points="0,795 1589,795 1589,0 0,0">
              <text:p/>
            </draw:polygon>
            <draw:polygon draw:style-name="gr2" draw:text-style-name="P2" draw:layer="layout" svg:width="1.588cm" svg:height="0.794cm" svg:x="3.146cm" svg:y="4.126cm" svg:viewBox="0 0 1589 795" draw:points="0,795 1589,795 1589,0 0,0">
              <text:p/>
            </draw:polygon>
          </draw:g>
          <draw:frame draw:style-name="gr70" draw:text-style-name="P2" draw:layer="layout" svg:width="1.588cm" svg:height="1.125cm" svg:x="3.146cm" svg:y="3.961cm">
            <draw:text-box>
              <text:p text:style-name="P3"><text:span text:style-name="T20">AST translate</text:span></text:p>
            </draw:text-box>
          </draw:frame>
        </draw:g>
        <draw:polyline draw:style-name="gr23" draw:text-style-name="P2" draw:layer="layout" svg:width="1.058cm" svg:height="0.953cm" svg:x="2.088cm" svg:y="3.57cm" svg:viewBox="0 0 1059 954" draw:points="0,0 423,0 423,954 1059,954">
          <text:p/>
        </draw:polyline>
        <draw:polyline draw:style-name="gr23" draw:text-style-name="P2" draw:layer="layout" svg:width="1.058cm" svg:height="1.011cm" svg:x="2.088cm" svg:y="4.523cm" svg:viewBox="0 0 1059 1012" draw:points="0,1012 423,1012 423,0 1059,0">
          <text:p/>
        </draw:polyline>
        <draw:g>
          <draw:polygon draw:style-name="gr1" draw:text-style-name="P1" draw:layer="layout" svg:width="6.747cm" svg:height="0.794cm" svg:x="2.996cm" svg:y="5.623cm" svg:viewBox="0 0 6748 795" draw:points="0,795 6748,795 6748,0 0,0">
            <text:p/>
          </draw:polygon>
          <draw:polygon draw:style-name="gr2" draw:text-style-name="P2" draw:layer="layout" svg:width="6.747cm" svg:height="0.794cm" svg:x="2.996cm" svg:y="5.623cm" svg:viewBox="0 0 6748 795" draw:points="0,795 6748,795 6748,0 0,0">
            <text:p/>
          </draw:polygon>
        </draw:g>
        <draw:frame draw:style-name="gr71" draw:layer="layout" svg:width="0.865cm" svg:height="0.489cm" svg:x="3.357cm" svg:y="5.898cm">
          <draw:image xlink:href="Pictures/10000000000000F20000008947F2C56BA72F5759.bmp" xlink:type="simple" xlink:show="embed" xlink:actuate="onLoad" draw:mime-type="image/bmp">
            <text:p/>
          </draw:image>
        </draw:frame>
        <draw:frame draw:style-name="gr71" draw:layer="layout" svg:width="0.865cm" svg:height="0.489cm" svg:x="4.627cm" svg:y="5.898cm">
          <draw:image xlink:href="Pictures/10000000000000F2000000890C8F9A1D42522E21.bmp" xlink:type="simple" xlink:show="embed" xlink:actuate="onLoad" draw:mime-type="image/bmp">
            <text:p/>
          </draw:image>
        </draw:frame>
        <draw:frame draw:style-name="gr71" draw:layer="layout" svg:width="0.865cm" svg:height="0.489cm" svg:x="5.897cm" svg:y="5.898cm">
          <draw:image xlink:href="Pictures/10000000000000F20000008936A71A636FD5B9EB.bmp" xlink:type="simple" xlink:show="embed" xlink:actuate="onLoad" draw:mime-type="image/bmp">
            <text:p/>
          </draw:image>
        </draw:frame>
        <draw:frame draw:style-name="gr71" draw:layer="layout" svg:width="0.865cm" svg:height="0.489cm" svg:x="7.167cm" svg:y="5.898cm">
          <draw:image xlink:href="Pictures/10000000000000F2000000890C8F9A1D42522E21.bmp" xlink:type="simple" xlink:show="embed" xlink:actuate="onLoad" draw:mime-type="image/bmp">
            <text:p/>
          </draw:image>
        </draw:frame>
        <draw:frame draw:style-name="gr71" draw:layer="layout" svg:width="0.865cm" svg:height="0.489cm" svg:x="8.437cm" svg:y="5.898cm">
          <draw:image xlink:href="Pictures/10000000000000F20000008936A71A636FD5B9EB.bmp" xlink:type="simple" xlink:show="embed" xlink:actuate="onLoad" draw:mime-type="image/bmp">
            <text:p/>
          </draw:image>
        </draw:frame>
        <draw:frame draw:style-name="gr72" draw:text-style-name="P2" draw:layer="layout" svg:width="3.175cm" svg:height="0.483cm" svg:x="4.733cm" svg:y="5.555cm">
          <draw:text-box>
            <text:p text:style-name="P3"><text:span text:style-name="T1">AST forest</text:span></text:p>
          </draw:text-box>
        </draw:frame>
        <draw:line draw:style-name="gr23" draw:text-style-name="P2" draw:layer="layout" svg:x1="3.94cm" svg:y1="4.92cm" svg:x2="3.949cm" svg:y2="5.624cm">
          <text:p/>
        </draw:line>
        <draw:g>
          <draw:path draw:style-name="gr73" draw:text-style-name="P14" draw:layer="layout" svg:width="1.153cm" svg:height="1.153cm" svg:x="8.293cm" svg:y="3.946cm" svg:viewBox="0 0 1154 1154" svg:d="M1154 577c0 101-27 201-77 288-51 88-124 161-211 212-88 50-188 77-289 77s-201-27-288-77c-88-51-161-124-212-211-50-88-77-188-77-289s27-201 77-288c51-88 124-161 211-212 88-50 188-77 289-77 101 0 201 27 288 77 88 51 161 124 212 211 50 88 77 188 77 289z">
            <text:p/>
          </draw:path>
          <draw:frame draw:style-name="gr74" draw:text-style-name="P2" draw:layer="layout" svg:width="1.153cm" svg:height="1.153cm" svg:x="8.293cm" svg:y="3.946cm">
            <draw:text-box>
              <text:p text:style-name="P3"><text:span text:style-name="T20">Core</text:span></text:p>
            </draw:text-box>
          </draw:frame>
        </draw:g>
        <draw:g>
          <draw:g>
            <draw:polygon draw:style-name="gr1" draw:text-style-name="P1" draw:layer="layout" svg:width="1.937cm" svg:height="0.794cm" svg:x="5.662cm" svg:y="4.126cm" svg:viewBox="0 0 1938 795" draw:points="0,795 1938,795 1938,0 0,0">
              <text:p/>
            </draw:polygon>
            <draw:polygon draw:style-name="gr2" draw:text-style-name="P2" draw:layer="layout" svg:width="1.937cm" svg:height="0.794cm" svg:x="5.662cm" svg:y="4.126cm" svg:viewBox="0 0 1938 795" draw:points="0,795 1938,795 1938,0 0,0">
              <text:p/>
            </draw:polygon>
          </draw:g>
          <draw:frame draw:style-name="gr70" draw:text-style-name="P2" draw:layer="layout" svg:width="1.937cm" svg:height="1.125cm" svg:x="5.662cm" svg:y="3.961cm">
            <draw:text-box>
              <text:p text:style-name="P3"><text:span text:style-name="T20">AST operators</text:span></text:p>
            </draw:text-box>
          </draw:frame>
        </draw:g>
        <draw:line draw:style-name="gr23" draw:text-style-name="P2" draw:layer="layout" svg:x1="6.648cm" svg:y1="5.624cm" svg:x2="6.631cm" svg:y2="4.92cm">
          <text:p/>
        </draw:line>
        <draw:line draw:style-name="gr23" draw:text-style-name="P2" draw:layer="layout" svg:x1="7.6cm" svg:y1="4.523cm" svg:x2="8.293cm" svg:y2="4.523cm">
          <text:p/>
        </draw:line>
        <draw:g>
          <draw:g>
            <draw:polygon draw:style-name="gr75" draw:text-style-name="P15" draw:layer="layout" svg:width="6.509cm" svg:height="0.37cm" svg:x="3.155cm" svg:y="3.226cm" svg:viewBox="0 0 6510 371" draw:points="0,371 6510,371 6510,0 0,0">
              <text:p/>
            </draw:polygon>
            <draw:polygon draw:style-name="gr2" draw:text-style-name="P2" draw:layer="layout" svg:width="6.509cm" svg:height="0.37cm" svg:x="3.155cm" svg:y="3.226cm" svg:viewBox="0 0 6510 371" draw:points="0,371 6510,371 6510,0 0,0">
              <text:p/>
            </draw:polygon>
          </draw:g>
          <draw:frame draw:style-name="gr76" draw:text-style-name="P2" draw:layer="layout" svg:width="6.509cm" svg:height="0.704cm" svg:x="3.155cm" svg:y="3.059cm">
            <draw:text-box>
              <text:p text:style-name="P3"><text:span text:style-name="T20">Command list</text:span></text:p>
            </draw:text-box>
          </draw:frame>
        </draw:g>
        <draw:line draw:style-name="gr23" draw:text-style-name="P2" draw:layer="layout" svg:x1="6.631cm" svg:y1="4.126cm" svg:x2="6.648cm" svg:y2="3.596cm">
          <text:p/>
        </draw:line>
        <draw:line draw:style-name="gr23" draw:text-style-name="P2" draw:layer="layout" svg:x1="8.87cm" svg:y1="3.596cm" svg:x2="8.87cm" svg:y2="3.945cm">
          <text:p/>
        </draw:line>
        <draw:polygon draw:style-name="gr9" draw:text-style-name="P5" draw:layer="layout" svg:width="0.743cm" svg:height="1.025cm" svg:x="11.038cm" svg:y="4.01cm" svg:viewBox="0 0 744 1026" draw:points="30,0 0,0 0,1026 744,1026 744,994 30,994">
          <text:p/>
        </draw:polygon>
        <draw:g>
          <draw:path draw:style-name="gr1" draw:text-style-name="P1" draw:layer="layout" svg:width="0.865cm" svg:height="1.153cm" svg:x="10.977cm" svg:y="3.946cm" svg:viewBox="0 0 866 1154" svg:d="M30 128h-30v1026h745v-32h-715zM866 195l-185-195h-560v1026h745z">
            <text:p/>
          </draw:path>
          <draw:polygon draw:style-name="gr8" draw:text-style-name="P2" draw:layer="layout" svg:width="0.743cm" svg:height="1.025cm" svg:x="11.098cm" svg:y="3.946cm" svg:viewBox="0 0 744 1026" draw:points="744,195 559,0 0,0 0,1026 744,1026">
            <text:p/>
          </draw:polygon>
        </draw:g>
        <draw:path draw:style-name="gr9" draw:text-style-name="P5" draw:layer="layout" svg:width="0.612cm" svg:height="0.829cm" svg:x="11.224cm" svg:y="3.953cm" svg:viewBox="0 0 613 830" svg:d="M286 830h195v-27h-195zM0 705h481v-27h-481zM0 580h481v-26h-481zM0 456h481v-27h-481zM0 330h194v-27h-194zM0 205h194v-26h-194zM429 0v192h184z">
          <text:p/>
        </draw:path>
        <draw:frame draw:style-name="gr22" draw:text-style-name="P2" draw:layer="layout" svg:width="0.768cm" svg:height="0.542cm" svg:x="11.025cm" svg:y="5.096cm">
          <draw:text-box>
            <text:p text:style-name="P3"><text:span text:style-name="T7">APPs</text:span></text:p>
          </draw:text-box>
        </draw:frame>
        <draw:line draw:style-name="gr23" draw:text-style-name="P2" draw:layer="layout" svg:x1="9.446cm" svg:y1="4.523cm" svg:x2="10.765cm" svg:y2="4.523cm">
          <text:p/>
        </draw:line>
        <draw:custom-shape draw:style-name="gr77" draw:text-style-name="P17" xml:id="id1" draw:id="id1" draw:layer="layout" svg:width="3.811cm" svg:height="0.635cm" svg:x="5.715cm" svg:y="7.902cm">
          <text:p text:style-name="P16">Structural Comman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8" draw:text-style-name="P17" xml:id="id2" draw:id="id2" draw:layer="layout" svg:width="4.763cm" svg:height="0.635cm" svg:x="0.634cm" svg:y="12.382cm">
          <text:p text:style-name="P16">Semantic abstract comman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8" draw:text-style-name="P17" draw:layer="layout" svg:width="4.763cm" svg:height="0.635cm" svg:x="11.429cm" svg:y="12.382cm">
          <text:p text:style-name="P16">Custom comma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9" draw:text-style-name="P18" draw:layer="layout" draw:type="line" svg:x1="7.621cm" svg:y1="8.537cm" svg:x2="3.016cm" svg:y2="12.382cm" draw:start-shape="id1" draw:start-glue-point="6" draw:end-shape="id2" draw:end-glue-point="4" svg:d="M7621 8537l-4605 3845" svg:viewBox="0 0 4606 3846">
          <text:p/>
        </draw:connector>
        <draw:line draw:style-name="gr80" draw:text-style-name="P18" draw:layer="layout" svg:x1="7.62cm" svg:y1="8.572cm" svg:x2="13.652cm" svg:y2="12.382cm">
          <text:p/>
        </draw:line>
        <draw:g>
          <draw:g>
            <draw:polygon draw:style-name="gr1" draw:text-style-name="P1" draw:layer="layout" svg:width="10.478cm" svg:height="3.046cm" svg:x="10.476cm" svg:y="7.295cm" svg:viewBox="0 0 10479 3047" draw:points="0,3047 10479,3047 10479,0 0,0">
              <text:p/>
            </draw:polygon>
            <draw:polygon draw:style-name="gr21" draw:text-style-name="P2" draw:layer="layout" svg:width="10.478cm" svg:height="3.046cm" svg:x="10.476cm" svg:y="7.295cm" svg:viewBox="0 0 10479 3047" draw:points="0,3047 10479,3047 10479,0 0,0">
              <text:p/>
            </draw:polygon>
          </draw:g>
          <draw:frame draw:style-name="gr81" draw:text-style-name="P13" draw:layer="layout" svg:width="10.478cm" svg:height="2.863cm" svg:x="10.477cm" svg:y="7.45cm">
            <draw:text-box>
              <text:p text:style-name="P7"><text:span text:style-name="T18">[Command]: OO </text:span></text:p>
              <text:p text:style-name="P7"><text:span text:style-name="T18">[Description]: generate a new object-oriented program</text:span></text:p>
              <text:p text:style-name="P7"><text:span text:style-name="T18"/></text:p>
              <text:p text:style-name="P7"><text:span text:style-name="T18">[Command]: PO</text:span></text:p>
              <text:p text:style-name="P7"><text:span text:style-name="T18">[Description]: generate a new procedure-oriented program</text:span></text:p>
              <text:p text:style-name="P7"><text:span text:style-name="T18"/></text:p>
              <text:p text:style-name="P7"><text:span text:style-name="T18">[Command]: Inherit </text:span></text:p>
              <text:p text:style-name="P7"><text:span text:style-name="T18">[Description]: Inherit the class</text:span><text:span text:style-name="T1"> </text:span></text:p>
            </draw:text-box>
          </draw:frame>
        </draw:g>
        <draw:g>
          <draw:g>
            <draw:polygon draw:style-name="gr82" draw:text-style-name="P20" draw:layer="layout" svg:width="6.666cm" svg:height="1.158cm" svg:x="11.43cm" svg:y="13.446cm" svg:viewBox="0 0 6667 1159" draw:points="0,1159 6667,1159 6667,0 0,0">
              <text:p text:style-name="P19"><text:span text:style-name="T21">Summarize the pattern from bugs</text:span></text:p>
              <text:p text:style-name="P19"><text:span text:style-name="T21">Target: </text:span><text:span text:style-name="T22">5</text:span></text:p>
            </draw:polygon>
            <draw:polygon draw:style-name="gr21" draw:text-style-name="P2" draw:layer="layout" svg:width="6.666cm" svg:height="1.158cm" svg:x="11.43cm" svg:y="13.446cm" svg:viewBox="0 0 6667 1159" draw:points="0,1159 6667,1159 6667,0 0,0">
              <text:p/>
            </draw:polygon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Wingdings1" svg:font-family="Wingdings"/>
    <style:font-face style:name="Calibri1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5f_0" draw:display-name="Hatch_0" draw:style="double" draw:color="#c05046" draw:distance="0.254cm" draw:rotation="450"/>
    <draw:hatch draw:name="Hatch_5f_1" draw:display-name="Hatch_1" draw:style="single" draw:color="#c05046" draw:distance="0.254cm" draw:rotation="90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Marker_5f_0" draw:display-name="Marker_0" svg:viewBox="0 0 20 20" svg:d="M10 0l-10 20h20z"/>
    <draw:stroke-dash draw:name="Dash_5f_0" draw:display-name="Dash_0" draw:style="round" draw:dots1="1" draw:dots1-length="1100%" draw:dots2="1" draw:dots2-length="1100%" draw:distance="500%"/>
    <draw:stroke-dash draw:name="Dash_5f_1" draw:display-name="Dash_1" draw:style="round" draw:dots1="1" draw:dots1-length="600%" draw:dots2="1" draw:dots2-length="600%" draw:distance="300%"/>
    <draw:stroke-dash draw:name="Dash_5f_2" draw:display-name="Dash_2" draw:style="round" draw:dots1="1" draw:dots1-length="300%" draw:dots2="1" draw:dots2-length="3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901cm" fo:page-height="69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16T15:13:05.167000000</dc:date>
    <dc:description/>
    <dc:language>en-US</dc:language>
    <dc:subject/>
    <dc:title/>
    <meta:creation-date>2022-10-27T04:32:03Z</meta:creation-date>
    <meta:initial-creator>Li, Wen</meta:initial-creator>
    <meta:keyword/>
    <meta:generator>LibreOffice/7.0.4.2$Windows_X86_64 LibreOffice_project/dcf040e67528d9187c66b2379df5ea4407429775</meta:generator>
    <meta:editing-duration>PT5M40S</meta:editing-duration>
    <meta:editing-cycles>1</meta:editing-cycles>
    <meta:document-statistic meta:object-count="758"/>
    <meta:user-defined meta:name="category"/>
    <meta:user-defined meta:name="company"/>
    <meta:template xlink:type="simple" xlink:actuate="onRequest" xlink:title="AUDIT_U.vstx" xlink:href=""/>
  </office:meta>
</office:document-meta>
</file>